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D000000DD70DD954D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A000000DD000000DD70DD954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Pictures/2000000A000000DD000000DD70DD954D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Pictures/2000000A000000FD000000F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FD000000F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11.5154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7508in"/>
    </style:style>
    <style:style style:name="co7" style:family="table-column">
      <style:table-column-properties fo:break-before="auto" style:column-width="0.7945in"/>
    </style:style>
    <style:style style:name="co8" style:family="table-column">
      <style:table-column-properties fo:break-before="auto" style:column-width="0.6854in"/>
    </style:style>
    <style:style style:name="co9" style:family="table-column">
      <style:table-column-properties fo:break-before="auto" style:column-width="0.8598in"/>
    </style:style>
    <style:style style:name="co10" style:family="table-column">
      <style:table-column-properties fo:break-before="auto" style:column-width="0.6528in"/>
    </style:style>
    <style:style style:name="co11" style:family="table-column">
      <style:table-column-properties fo:break-before="auto" style:column-width="0.6091in"/>
    </style:style>
    <style:style style:name="co12" style:family="table-column">
      <style:table-column-properties fo:break-before="auto" style:column-width="0.6201in"/>
    </style:style>
    <style:style style:name="co14" style:family="table-column">
      <style:table-column-properties fo:break-before="auto" style:column-width="1.1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3394in" svg:height="4.8524in" svg:x="2.837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3835in" svg:height="4.8524in" svg:x="2.7709in" svg:y="5.3862in">
            <draw:object draw:notify-on-update-of-ranges="Orange_combine.A2:Orange_combine.A270 Orange_combine.C1:Orange_combine.C1 Orange_combine.C2:Orange_combine.C2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"/>
        <table:table-column table:style-name="co3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0])/LOG10([.A260])" office:value-type="float" office:value="0.499986379414185" calcext:value-type="float">
            <text:p>0.49998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45.541145</text:p>
          </table:table-cell>
          <table:table-cell table:formula="of:=LOG10([.B261])/LOG10([.A261])" office:value-type="float" office:value="0.500827150836381" calcext:value-type="float">
            <text:p>0.5008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2])/LOG10([.A262])" office:value-type="float" office:value="0.501447831716138" calcext:value-type="float">
            <text:p>0.50144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92.197861</text:p>
          </table:table-cell>
          <table:table-cell table:formula="of:=LOG10([.B263])/LOG10([.A263])" office:value-type="float" office:value="0.50205087501959" calcext:value-type="float">
            <text:p>0.50205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4])/LOG10([.A264])" office:value-type="float" office:value="0.502490205309986" calcext:value-type="float">
            <text:p>0.50249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86.653658</text:p>
          </table:table-cell>
          <table:table-cell table:formula="of:=LOG10([.B265])/LOG10([.A265])" office:value-type="float" office:value="0.502947998155563" calcext:value-type="float">
            <text:p>0.5029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65.738620</text:p>
          </table:table-cell>
          <table:table-cell table:formula="of:=LOG10([.B266])/LOG10([.A266])" office:value-type="float" office:value="0.503366506301926" calcext:value-type="float">
            <text:p>0.503366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377.791002</text:p>
          </table:table-cell>
          <table:table-cell table:formula="of:=LOG10([.B267])/LOG10([.A267])" office:value-type="float" office:value="0.503614384156652" calcext:value-type="float">
            <text:p>0.503614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537.571121</text:p>
          </table:table-cell>
          <table:table-cell table:formula="of:=LOG10([.B268])/LOG10([.A268])" office:value-type="float" office:value="0.503906212587347" calcext:value-type="float">
            <text:p>0.5039062</text:p>
          </table:table-cell>
        </table:table-row>
        <table:table-row table:style-name="ro1" table:number-rows-repeated="75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9992in" svg:height="4.8445in" svg:x="2.9705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.2449in" svg:height="4.8524in" svg:x="2.9484in" svg:y="5.522in">
            <draw:object draw:notify-on-update-of-ranges="Managem_comb.A2:Managem_comb.A264 Managem_comb.C1:Managem_comb.C1 Managem_comb.C2:Managem_comb.C2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 table:formula="of:=LOG([.B5])/LOG([.A5])" office:value-type="float" office:value="0.603453805251285" calcext:value-type="float">
            <text:p>0.603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 table:formula="of:=LOG([.B6])/LOG([.A6])" office:value-type="float" office:value="0.609451283850403" calcext:value-type="float">
            <text:p>0.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0])/LOG([.A260])" office:value-type="float" office:value="0.640139999306987" calcext:value-type="float">
            <text:p>0.6401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1])/LOG([.A261])" office:value-type="float" office:value="0.64122706511191" calcext:value-type="float">
            <text:p>0.6412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2])/LOG([.A262])" office:value-type="float" office:value="0.64218822117074" calcext:value-type="float">
            <text:p>0.6421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8.401" calcext:value-type="float">
            <text:p>328.401</text:p>
          </table:table-cell>
          <table:table-cell table:formula="of:=LOG([.B263])/LOG([.A263])" office:value-type="float" office:value="0.643024208460523" calcext:value-type="float">
            <text:p>0.643024</text:p>
          </table:table-cell>
        </table:table-row>
      </table:table>
      <table:table table:name="Managem_spec" table:style-name="ta1">
        <table:shapes>
          <draw:frame draw:z-index="0" draw:style-name="gr1" draw:text-style-name="P1" svg:width="11.002in" svg:height="5.0118in" svg:x="3.0024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259038" calcext:value-type="float">
            <text:p>14.259038</text:p>
          </table:table-cell>
          <table:table-cell table:formula="of:=LOG([.B130])/LOG([.A130])" office:value-type="float" office:value="0.546809368381164" calcext:value-type="float">
            <text:p>0.5468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342375" calcext:value-type="float">
            <text:p>14.342375</text:p>
          </table:table-cell>
          <table:table-cell table:formula="of:=LOG([.B131])/LOG([.A131])" office:value-type="float" office:value="0.547139104860405" calcext:value-type="float">
            <text:p>0.5471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422117" calcext:value-type="float">
            <text:p>14.422117</text:p>
          </table:table-cell>
          <table:table-cell table:formula="of:=LOG([.B132])/LOG([.A132])" office:value-type="float" office:value="0.54741639243333" calcext:value-type="float">
            <text:p>0.5474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498022" calcext:value-type="float">
            <text:p>14.498022</text:p>
          </table:table-cell>
          <table:table-cell table:formula="of:=LOG([.B133])/LOG([.A133])" office:value-type="float" office:value="0.547638890277126" calcext:value-type="float">
            <text:p>0.5476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.573928" calcext:value-type="float">
            <text:p>14.573928</text:p>
          </table:table-cell>
          <table:table-cell table:formula="of:=LOG([.B134])/LOG([.A134])" office:value-type="float" office:value="0.547861534766428" calcext:value-type="float">
            <text:p>0.5478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649833" calcext:value-type="float">
            <text:p>14.649833</text:p>
          </table:table-cell>
          <table:table-cell table:formula="of:=LOG([.B135])/LOG([.A135])" office:value-type="float" office:value="0.548084266885904" calcext:value-type="float">
            <text:p>0.5480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725739" calcext:value-type="float">
            <text:p>14.725739</text:p>
          </table:table-cell>
          <table:table-cell table:formula="of:=LOG([.B136])/LOG([.A136])" office:value-type="float" office:value="0.548307085029755" calcext:value-type="float">
            <text:p>0.5483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.800792" calcext:value-type="float">
            <text:p>14.800792</text:p>
          </table:table-cell>
          <table:table-cell table:formula="of:=LOG([.B137])/LOG([.A137])" office:value-type="float" office:value="0.548518215817647" calcext:value-type="float">
            <text:p>0.5485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876697" calcext:value-type="float">
            <text:p>14.876697</text:p>
          </table:table-cell>
          <table:table-cell table:formula="of:=LOG([.B138])/LOG([.A138])" office:value-type="float" office:value="0.548741157671011" calcext:value-type="float">
            <text:p>0.5487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950898" calcext:value-type="float">
            <text:p>14.950898</text:p>
          </table:table-cell>
          <table:table-cell table:formula="of:=LOG([.B139])/LOG([.A139])" office:value-type="float" office:value="0.548940959356366" calcext:value-type="float">
            <text:p>0.5489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.026803" calcext:value-type="float">
            <text:p>15.026803</text:p>
          </table:table-cell>
          <table:table-cell table:formula="of:=LOG([.B140])/LOG([.A140])" office:value-type="float" office:value="0.549164006121841" calcext:value-type="float">
            <text:p>0.5491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101003" calcext:value-type="float">
            <text:p>15.101003</text:p>
          </table:table-cell>
          <table:table-cell table:formula="of:=LOG([.B141])/LOG([.A141])" office:value-type="float" office:value="0.549364145215209" calcext:value-type="float">
            <text:p>0.5493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176909" calcext:value-type="float">
            <text:p>15.176909</text:p>
          </table:table-cell>
          <table:table-cell table:formula="of:=LOG([.B142])/LOG([.A142])" office:value-type="float" office:value="0.549587207359383" calcext:value-type="float">
            <text:p>0.5495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.251509" calcext:value-type="float">
            <text:p>15.251509</text:p>
          </table:table-cell>
          <table:table-cell table:formula="of:=LOG([.B143])/LOG([.A143])" office:value-type="float" office:value="0.549792883671892" calcext:value-type="float">
            <text:p>0.5497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325584" calcext:value-type="float">
            <text:p>15.325584</text:p>
          </table:table-cell>
          <table:table-cell table:formula="of:=LOG([.B144])/LOG([.A144])" office:value-type="float" office:value="0.549991747096153" calcext:value-type="float">
            <text:p>0.5499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395966" calcext:value-type="float">
            <text:p>15.395966</text:p>
          </table:table-cell>
          <table:table-cell table:formula="of:=LOG([.B145])/LOG([.A145])" office:value-type="float" office:value="0.550142502795128" calcext:value-type="float">
            <text:p>0.550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465885" calcext:value-type="float">
            <text:p>15.465885</text:p>
          </table:table-cell>
          <table:table-cell table:formula="of:=LOG([.B146])/LOG([.A146])" office:value-type="float" office:value="0.550287954356557" calcext:value-type="float">
            <text:p>0.5502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535347" calcext:value-type="float">
            <text:p>15.535347</text:p>
          </table:table-cell>
          <table:table-cell table:formula="of:=LOG([.B147])/LOG([.A147])" office:value-type="float" office:value="0.550428251560993" calcext:value-type="float">
            <text:p>0.5504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605042" calcext:value-type="float">
            <text:p>15.605042</text:p>
          </table:table-cell>
          <table:table-cell table:formula="of:=LOG([.B148])/LOG([.A148])" office:value-type="float" office:value="0.550572324019251" calcext:value-type="float">
            <text:p>0.5505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674737" calcext:value-type="float">
            <text:p>15.674737</text:p>
          </table:table-cell>
          <table:table-cell table:formula="of:=LOG([.B149])/LOG([.A149])" office:value-type="float" office:value="0.55071711132172" calcext:value-type="float">
            <text:p>0.5507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.744431" calcext:value-type="float">
            <text:p>15.744431</text:p>
          </table:table-cell>
          <table:table-cell table:formula="of:=LOG([.B150])/LOG([.A150])" office:value-type="float" office:value="0.550862568642712" calcext:value-type="float">
            <text:p>0.550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.814421" calcext:value-type="float">
            <text:p>15.814421</text:p>
          </table:table-cell>
          <table:table-cell table:formula="of:=LOG([.B151])/LOG([.A151])" office:value-type="float" office:value="0.551012413241877" calcext:value-type="float">
            <text:p>0.551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884425" calcext:value-type="float">
            <text:p>15.884425</text:p>
          </table:table-cell>
          <table:table-cell table:formula="of:=LOG([.B152])/LOG([.A152])" office:value-type="float" office:value="0.551163012496242" calcext:value-type="float">
            <text:p>0.551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954724" calcext:value-type="float">
            <text:p>15.954724</text:p>
          </table:table-cell>
          <table:table-cell table:formula="of:=LOG([.B153])/LOG([.A153])" office:value-type="float" office:value="0.551317840747844" calcext:value-type="float">
            <text:p>0.5513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025038" calcext:value-type="float">
            <text:p>16.025038</text:p>
          </table:table-cell>
          <table:table-cell table:formula="of:=LOG([.B154])/LOG([.A154])" office:value-type="float" office:value="0.55147333441914" calcext:value-type="float">
            <text:p>0.5514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095648" calcext:value-type="float">
            <text:p>16.095648</text:p>
          </table:table-cell>
          <table:table-cell table:formula="of:=LOG([.B155])/LOG([.A155])" office:value-type="float" office:value="0.551632930506332" calcext:value-type="float">
            <text:p>0.5516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16506" calcext:value-type="float">
            <text:p>16.16506</text:p>
          </table:table-cell>
          <table:table-cell table:formula="of:=LOG([.B156])/LOG([.A156])" office:value-type="float" office:value="0.551778217853913" calcext:value-type="float">
            <text:p>0.5517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235298" calcext:value-type="float">
            <text:p>16.235298</text:p>
          </table:table-cell>
          <table:table-cell table:formula="of:=LOG([.B157])/LOG([.A157])" office:value-type="float" office:value="0.551934106000265" calcext:value-type="float">
            <text:p>0.5519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30512" calcext:value-type="float">
            <text:p>16.30512</text:p>
          </table:table-cell>
          <table:table-cell table:formula="of:=LOG([.B158])/LOG([.A158])" office:value-type="float" office:value="0.55208533690492" calcext:value-type="float">
            <text:p>0.55208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375238" calcext:value-type="float">
            <text:p>16.375238</text:p>
          </table:table-cell>
          <table:table-cell table:formula="of:=LOG([.B159])/LOG([.A159])" office:value-type="float" office:value="0.552240559935766" calcext:value-type="float">
            <text:p>0.5522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.445364" calcext:value-type="float">
            <text:p>16.445364</text:p>
          </table:table-cell>
          <table:table-cell table:formula="of:=LOG([.B160])/LOG([.A160])" office:value-type="float" office:value="0.552396238334306" calcext:value-type="float">
            <text:p>0.5523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515526" calcext:value-type="float">
            <text:p>16.515526</text:p>
          </table:table-cell>
          <table:table-cell table:formula="of:=LOG([.B161])/LOG([.A161])" office:value-type="float" office:value="0.552552682974434" calcext:value-type="float">
            <text:p>0.5525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.585802" calcext:value-type="float">
            <text:p>16.585802</text:p>
          </table:table-cell>
          <table:table-cell table:formula="of:=LOG([.B162])/LOG([.A162])" office:value-type="float" office:value="0.552710791436393" calcext:value-type="float">
            <text:p>0.5527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.655737" calcext:value-type="float">
            <text:p>16.655737</text:p>
          </table:table-cell>
          <table:table-cell table:formula="of:=LOG([.B163])/LOG([.A163])" office:value-type="float" office:value="0.55286515208833" calcext:value-type="float">
            <text:p>0.5528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.724655" calcext:value-type="float">
            <text:p>16.724655</text:p>
          </table:table-cell>
          <table:table-cell table:formula="of:=LOG([.B164])/LOG([.A164])" office:value-type="float" office:value="0.553007875720466" calcext:value-type="float">
            <text:p>0.5530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793573" calcext:value-type="float">
            <text:p>16.793573</text:p>
          </table:table-cell>
          <table:table-cell table:formula="of:=LOG([.B165])/LOG([.A165])" office:value-type="float" office:value="0.55315100770088" calcext:value-type="float">
            <text:p>0.5531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.862494" calcext:value-type="float">
            <text:p>16.862494</text:p>
          </table:table-cell>
          <table:table-cell table:formula="of:=LOG([.B166])/LOG([.A166])" office:value-type="float" office:value="0.553294562222678" calcext:value-type="float">
            <text:p>0.5532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.931412" calcext:value-type="float">
            <text:p>16.931412</text:p>
          </table:table-cell>
          <table:table-cell table:formula="of:=LOG([.B167])/LOG([.A167])" office:value-type="float" office:value="0.553438449394528" calcext:value-type="float">
            <text:p>0.5534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00061" calcext:value-type="float">
            <text:p>17.00061</text:p>
          </table:table-cell>
          <table:table-cell table:formula="of:=LOG([.B168])/LOG([.A168])" office:value-type="float" office:value="0.553585902916033" calcext:value-type="float">
            <text:p>0.5535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.069033" calcext:value-type="float">
            <text:p>17.069033</text:p>
          </table:table-cell>
          <table:table-cell table:formula="of:=LOG([.B169])/LOG([.A169])" office:value-type="float" office:value="0.553724791492423" calcext:value-type="float">
            <text:p>0.5537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.138233" calcext:value-type="float">
            <text:p>17.138233</text:p>
          </table:table-cell>
          <table:table-cell table:formula="of:=LOG([.B170])/LOG([.A170])" office:value-type="float" office:value="0.553872887861851" calcext:value-type="float">
            <text:p>0.5538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.2059" calcext:value-type="float">
            <text:p>17.2059</text:p>
          </table:table-cell>
          <table:table-cell table:formula="of:=LOG([.B171])/LOG([.A171])" office:value-type="float" office:value="0.554003896985171" calcext:value-type="float">
            <text:p>0.5540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.274469" calcext:value-type="float">
            <text:p>17.274469</text:p>
          </table:table-cell>
          <table:table-cell table:formula="of:=LOG([.B172])/LOG([.A172])" office:value-type="float" office:value="0.554145482256829" calcext:value-type="float">
            <text:p>0.5541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.343039" calcext:value-type="float">
            <text:p>17.343039</text:p>
          </table:table-cell>
          <table:table-cell table:formula="of:=LOG([.B173])/LOG([.A173])" office:value-type="float" office:value="0.554287377745391" calcext:value-type="float">
            <text:p>0.5542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411926" calcext:value-type="float">
            <text:p>17.411926</text:p>
          </table:table-cell>
          <table:table-cell table:formula="of:=LOG([.B174])/LOG([.A174])" office:value-type="float" office:value="0.554433088317584" calcext:value-type="float">
            <text:p>0.5544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.479933" calcext:value-type="float">
            <text:p>17.479933</text:p>
          </table:table-cell>
          <table:table-cell table:formula="of:=LOG([.B175])/LOG([.A175])" office:value-type="float" office:value="0.554569271181043" calcext:value-type="float">
            <text:p>0.5545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.548357" calcext:value-type="float">
            <text:p>17.548357</text:p>
          </table:table-cell>
          <table:table-cell table:formula="of:=LOG([.B176])/LOG([.A176])" office:value-type="float" office:value="0.554710367817891" calcext:value-type="float">
            <text:p>0.5547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.611727" calcext:value-type="float">
            <text:p>17.611727</text:p>
          </table:table-cell>
          <table:table-cell table:formula="of:=LOG([.B177])/LOG([.A177])" office:value-type="float" office:value="0.554796222119877" calcext:value-type="float">
            <text:p>0.5547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.674395" calcext:value-type="float">
            <text:p>17.674395</text:p>
          </table:table-cell>
          <table:table-cell table:formula="of:=LOG([.B178])/LOG([.A178])" office:value-type="float" office:value="0.554875173719415" calcext:value-type="float">
            <text:p>0.5548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.737764" calcext:value-type="float">
            <text:p>17.737764</text:p>
          </table:table-cell>
          <table:table-cell table:formula="of:=LOG([.B179])/LOG([.A179])" office:value-type="float" office:value="0.554962571899445" calcext:value-type="float">
            <text:p>0.5549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.800423" calcext:value-type="float">
            <text:p>17.800423</text:p>
          </table:table-cell>
          <table:table-cell table:formula="of:=LOG([.B180])/LOG([.A180])" office:value-type="float" office:value="0.555043007948002" calcext:value-type="float">
            <text:p>0.555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.863091" calcext:value-type="float">
            <text:p>17.863091</text:p>
          </table:table-cell>
          <table:table-cell table:formula="of:=LOG([.B181])/LOG([.A181])" office:value-type="float" office:value="0.555124317716727" calcext:value-type="float">
            <text:p>0.5551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925755" calcext:value-type="float">
            <text:p>17.925755</text:p>
          </table:table-cell>
          <table:table-cell table:formula="of:=LOG([.B182])/LOG([.A182])" office:value-type="float" office:value="0.555206339098376" calcext:value-type="float">
            <text:p>0.5552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988422" calcext:value-type="float">
            <text:p>17.988422</text:p>
          </table:table-cell>
          <table:table-cell table:formula="of:=LOG([.B183])/LOG([.A183])" office:value-type="float" office:value="0.555289126721127" calcext:value-type="float">
            <text:p>0.5552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.051794" calcext:value-type="float">
            <text:p>18.051794</text:p>
          </table:table-cell>
          <table:table-cell table:formula="of:=LOG([.B184])/LOG([.A184])" office:value-type="float" office:value="0.555380124936818" calcext:value-type="float">
            <text:p>0.5553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.114452" calcext:value-type="float">
            <text:p>18.114452</text:p>
          </table:table-cell>
          <table:table-cell table:formula="of:=LOG([.B185])/LOG([.A185])" office:value-type="float" office:value="0.555464191191595" calcext:value-type="float">
            <text:p>0.5554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.177118" calcext:value-type="float">
            <text:p>18.177118</text:p>
          </table:table-cell>
          <table:table-cell table:formula="of:=LOG([.B186])/LOG([.A186])" office:value-type="float" office:value="0.555549017635533" calcext:value-type="float">
            <text:p>0.5555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.239782" calcext:value-type="float">
            <text:p>18.239782</text:p>
          </table:table-cell>
          <table:table-cell table:formula="of:=LOG([.B187])/LOG([.A187])" office:value-type="float" office:value="0.555634479456539" calcext:value-type="float">
            <text:p>0.5556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.302481" calcext:value-type="float">
            <text:p>18.302481</text:p>
          </table:table-cell>
          <table:table-cell table:formula="of:=LOG([.B188])/LOG([.A188])" office:value-type="float" office:value="0.555720945090325" calcext:value-type="float">
            <text:p>0.5557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.365173" calcext:value-type="float">
            <text:p>18.365173</text:p>
          </table:table-cell>
          <table:table-cell table:formula="of:=LOG([.B189])/LOG([.A189])" office:value-type="float" office:value="0.555807955092263" calcext:value-type="float">
            <text:p>0.5558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.427872" calcext:value-type="float">
            <text:p>18.427872</text:p>
          </table:table-cell>
          <table:table-cell table:formula="of:=LOG([.B190])/LOG([.A190])" office:value-type="float" office:value="0.555895637985989" calcext:value-type="float">
            <text:p>0.5558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.490658" calcext:value-type="float">
            <text:p>18.490658</text:p>
          </table:table-cell>
          <table:table-cell table:formula="of:=LOG([.B191])/LOG([.A191])" office:value-type="float" office:value="0.555984800421988" calcext:value-type="float">
            <text:p>0.5559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.553785" calcext:value-type="float">
            <text:p>18.553785</text:p>
          </table:table-cell>
          <table:table-cell table:formula="of:=LOG([.B192])/LOG([.A192])" office:value-type="float" office:value="0.556078020571063" calcext:value-type="float">
            <text:p>0.5560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.617096" calcext:value-type="float">
            <text:p>18.617096</text:p>
          </table:table-cell>
          <table:table-cell table:formula="of:=LOG([.B193])/LOG([.A193])" office:value-type="float" office:value="0.556173632393705" calcext:value-type="float">
            <text:p>0.5561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680439" calcext:value-type="float">
            <text:p>18.680439</text:p>
          </table:table-cell>
          <table:table-cell table:formula="of:=LOG([.B194])/LOG([.A194])" office:value-type="float" office:value="0.556270049824915" calcext:value-type="float">
            <text:p>0.5562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.74378" calcext:value-type="float">
            <text:p>18.74378</text:p>
          </table:table-cell>
          <table:table-cell table:formula="of:=LOG([.B195])/LOG([.A195])" office:value-type="float" office:value="0.556366909576879" calcext:value-type="float">
            <text:p>0.5563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.806068" calcext:value-type="float">
            <text:p>18.806068</text:p>
          </table:table-cell>
          <table:table-cell table:formula="of:=LOG([.B196])/LOG([.A196])" office:value-type="float" office:value="0.556453599346561" calcext:value-type="float">
            <text:p>0.5564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869835" calcext:value-type="float">
            <text:p>18.869835</text:p>
          </table:table-cell>
          <table:table-cell table:formula="of:=LOG([.B197])/LOG([.A197])" office:value-type="float" office:value="0.556555665225419" calcext:value-type="float">
            <text:p>0.5565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.932482" calcext:value-type="float">
            <text:p>18.932482</text:p>
          </table:table-cell>
          <table:table-cell table:formula="of:=LOG([.B198])/LOG([.A198])" office:value-type="float" office:value="0.556646917714417" calcext:value-type="float">
            <text:p>0.5566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.995508" calcext:value-type="float">
            <text:p>18.995508</text:p>
          </table:table-cell>
          <table:table-cell table:formula="of:=LOG([.B199])/LOG([.A199])" office:value-type="float" office:value="0.55674240976732" calcext:value-type="float">
            <text:p>0.5567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.05842" calcext:value-type="float">
            <text:p>19.05842</text:p>
          </table:table-cell>
          <table:table-cell table:formula="of:=LOG([.B200])/LOG([.A200])" office:value-type="float" office:value="0.556837192693862" calcext:value-type="float">
            <text:p>0.5568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121273" calcext:value-type="float">
            <text:p>19.121273</text:p>
          </table:table-cell>
          <table:table-cell table:formula="of:=LOG([.B201])/LOG([.A201])" office:value-type="float" office:value="0.556931810754733" calcext:value-type="float">
            <text:p>0.5569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184128" calcext:value-type="float">
            <text:p>19.184128</text:p>
          </table:table-cell>
          <table:table-cell table:formula="of:=LOG([.B202])/LOG([.A202])" office:value-type="float" office:value="0.557026858101376" calcext:value-type="float">
            <text:p>0.5570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.246981" calcext:value-type="float">
            <text:p>19.246981</text:p>
          </table:table-cell>
          <table:table-cell table:formula="of:=LOG([.B203])/LOG([.A203])" office:value-type="float" office:value="0.557122282795481" calcext:value-type="float">
            <text:p>0.5571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.309835" calcext:value-type="float">
            <text:p>19.309835</text:p>
          </table:table-cell>
          <table:table-cell table:formula="of:=LOG([.B204])/LOG([.A204])" office:value-type="float" office:value="0.557218102081261" calcext:value-type="float">
            <text:p>0.5572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.371279" calcext:value-type="float">
            <text:p>19.371279</text:p>
          </table:table-cell>
          <table:table-cell table:formula="of:=LOG([.B205])/LOG([.A205])" office:value-type="float" office:value="0.557300607848799" calcext:value-type="float">
            <text:p>0.5573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.435654" calcext:value-type="float">
            <text:p>19.435654</text:p>
          </table:table-cell>
          <table:table-cell table:formula="of:=LOG([.B206])/LOG([.A206])" office:value-type="float" office:value="0.557411920322679" calcext:value-type="float">
            <text:p>0.5574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.505098" calcext:value-type="float">
            <text:p>19.505098</text:p>
          </table:table-cell>
          <table:table-cell table:formula="of:=LOG([.B207])/LOG([.A207])" office:value-type="float" office:value="0.557572243270366" calcext:value-type="float">
            <text:p>0.5575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576139" calcext:value-type="float">
            <text:p>19.576139</text:p>
          </table:table-cell>
          <table:table-cell table:formula="of:=LOG([.B208])/LOG([.A208])" office:value-type="float" office:value="0.557747659674583" calcext:value-type="float">
            <text:p>0.5577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.647181" calcext:value-type="float">
            <text:p>19.647181</text:p>
          </table:table-cell>
          <table:table-cell table:formula="of:=LOG([.B209])/LOG([.A209])" office:value-type="float" office:value="0.557922739472177" calcext:value-type="float">
            <text:p>0.5579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.716999" calcext:value-type="float">
            <text:p>19.716999</text:p>
          </table:table-cell>
          <table:table-cell table:formula="of:=LOG([.B210])/LOG([.A210])" office:value-type="float" office:value="0.558085850949881" calcext:value-type="float">
            <text:p>0.5580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.781452" calcext:value-type="float">
            <text:p>19.781452</text:p>
          </table:table-cell>
          <table:table-cell table:formula="of:=LOG([.B211])/LOG([.A211])" office:value-type="float" office:value="0.558198000290109" calcext:value-type="float">
            <text:p>0.55819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.845995" calcext:value-type="float">
            <text:p>19.845995</text:p>
          </table:table-cell>
          <table:table-cell table:formula="of:=LOG([.B212])/LOG([.A212])" office:value-type="float" office:value="0.558311178852447" calcext:value-type="float">
            <text:p>0.5583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.910658" calcext:value-type="float">
            <text:p>19.910658</text:p>
          </table:table-cell>
          <table:table-cell table:formula="of:=LOG([.B213])/LOG([.A213])" office:value-type="float" office:value="0.558425648886314" calcext:value-type="float">
            <text:p>0.5584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.975412" calcext:value-type="float">
            <text:p>19.975412</text:p>
          </table:table-cell>
          <table:table-cell table:formula="of:=LOG([.B214])/LOG([.A214])" office:value-type="float" office:value="0.558541117451974" calcext:value-type="float">
            <text:p>0.5585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.040285" calcext:value-type="float">
            <text:p>20.040285</text:p>
          </table:table-cell>
          <table:table-cell table:formula="of:=LOG([.B215])/LOG([.A215])" office:value-type="float" office:value="0.558657826512894" calcext:value-type="float">
            <text:p>0.5586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105249" calcext:value-type="float">
            <text:p>20.105249</text:p>
          </table:table-cell>
          <table:table-cell table:formula="of:=LOG([.B216])/LOG([.A216])" office:value-type="float" office:value="0.558775495487567" calcext:value-type="float">
            <text:p>0.5587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170332" calcext:value-type="float">
            <text:p>20.170332</text:p>
          </table:table-cell>
          <table:table-cell table:formula="of:=LOG([.B217])/LOG([.A217])" office:value-type="float" office:value="0.558894364917966" calcext:value-type="float">
            <text:p>0.5588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.235508" calcext:value-type="float">
            <text:p>20.235508</text:p>
          </table:table-cell>
          <table:table-cell table:formula="of:=LOG([.B218])/LOG([.A218])" office:value-type="float" office:value="0.559014175437678" calcext:value-type="float">
            <text:p>0.5590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.3008" calcext:value-type="float">
            <text:p>20.3008</text:p>
          </table:table-cell>
          <table:table-cell table:formula="of:=LOG([.B219])/LOG([.A219])" office:value-type="float" office:value="0.559135120198021" calcext:value-type="float">
            <text:p>0.5591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.366186" calcext:value-type="float">
            <text:p>20.366186</text:p>
          </table:table-cell>
          <table:table-cell table:formula="of:=LOG([.B220])/LOG([.A220])" office:value-type="float" office:value="0.559256979249541" calcext:value-type="float">
            <text:p>0.5592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431686" calcext:value-type="float">
            <text:p>20.431686</text:p>
          </table:table-cell>
          <table:table-cell table:formula="of:=LOG([.B221])/LOG([.A221])" office:value-type="float" office:value="0.559379917354952" calcext:value-type="float">
            <text:p>0.5593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.497282" calcext:value-type="float">
            <text:p>20.497282</text:p>
          </table:table-cell>
          <table:table-cell table:formula="of:=LOG([.B222])/LOG([.A222])" office:value-type="float" office:value="0.559503753219425" calcext:value-type="float">
            <text:p>0.5595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.56288" calcext:value-type="float">
            <text:p>20.56288</text:p>
          </table:table-cell>
          <table:table-cell table:formula="of:=LOG([.B223])/LOG([.A223])" office:value-type="float" office:value="0.55962762439652" calcext:value-type="float">
            <text:p>0.5596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.628473" calcext:value-type="float">
            <text:p>20.628473</text:p>
          </table:table-cell>
          <table:table-cell table:formula="of:=LOG([.B224])/LOG([.A224])" office:value-type="float" office:value="0.559751462289237" calcext:value-type="float">
            <text:p>0.5597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693331" calcext:value-type="float">
            <text:p>20.693331</text:p>
          </table:table-cell>
          <table:table-cell table:formula="of:=LOG([.B225])/LOG([.A225])" office:value-type="float" office:value="0.559868743339291" calcext:value-type="float">
            <text:p>0.5598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.759665" calcext:value-type="float">
            <text:p>20.759665</text:p>
          </table:table-cell>
          <table:table-cell table:formula="of:=LOG([.B226])/LOG([.A226])" office:value-type="float" office:value="0.559999205356583" calcext:value-type="float">
            <text:p>0.5599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.82526" calcext:value-type="float">
            <text:p>20.82526</text:p>
          </table:table-cell>
          <table:table-cell table:formula="of:=LOG([.B227])/LOG([.A227])" office:value-type="float" office:value="0.560123064121268" calcext:value-type="float">
            <text:p>0.5601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.890854" calcext:value-type="float">
            <text:p>20.890854</text:p>
          </table:table-cell>
          <table:table-cell table:formula="of:=LOG([.B228])/LOG([.A228])" office:value-type="float" office:value="0.56024690471676" calcext:value-type="float">
            <text:p>0.5602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.956493" calcext:value-type="float">
            <text:p>20.956493</text:p>
          </table:table-cell>
          <table:table-cell table:formula="of:=LOG([.B229])/LOG([.A229])" office:value-type="float" office:value="0.560371126591386" calcext:value-type="float">
            <text:p>0.5603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.022045" calcext:value-type="float">
            <text:p>21.022045</text:p>
          </table:table-cell>
          <table:table-cell table:formula="of:=LOG([.B230])/LOG([.A230])" office:value-type="float" office:value="0.560494564687213" calcext:value-type="float">
            <text:p>0.5604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.088095" calcext:value-type="float">
            <text:p>21.088095</text:p>
          </table:table-cell>
          <table:table-cell table:formula="of:=LOG([.B231])/LOG([.A231])" office:value-type="float" office:value="0.560622324547404" calcext:value-type="float">
            <text:p>0.560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.153898" calcext:value-type="float">
            <text:p>21.153898</text:p>
          </table:table-cell>
          <table:table-cell table:formula="of:=LOG([.B232])/LOG([.A232])" office:value-type="float" office:value="0.560747879607081" calcext:value-type="float">
            <text:p>0.5607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.21896" calcext:value-type="float">
            <text:p>21.21896</text:p>
          </table:table-cell>
          <table:table-cell table:formula="of:=LOG([.B233])/LOG([.A233])" office:value-type="float" office:value="0.560866976533262" calcext:value-type="float">
            <text:p>0.5608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283628" calcext:value-type="float">
            <text:p>21.283628</text:p>
          </table:table-cell>
          <table:table-cell table:formula="of:=LOG([.B234])/LOG([.A234])" office:value-type="float" office:value="0.560982676000644" calcext:value-type="float">
            <text:p>0.5609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.348692" calcext:value-type="float">
            <text:p>21.348692</text:p>
          </table:table-cell>
          <table:table-cell table:formula="of:=LOG([.B235])/LOG([.A235])" office:value-type="float" office:value="0.561101795555837" calcext:value-type="float">
            <text:p>0.5611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413754" calcext:value-type="float">
            <text:p>21.413754</text:p>
          </table:table-cell>
          <table:table-cell table:formula="of:=LOG([.B236])/LOG([.A236])" office:value-type="float" office:value="0.561220887175479" calcext:value-type="float">
            <text:p>0.5612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.478422" calcext:value-type="float">
            <text:p>21.478422</text:p>
          </table:table-cell>
          <table:table-cell table:formula="of:=LOG([.B237])/LOG([.A237])" office:value-type="float" office:value="0.561336606378305" calcext:value-type="float">
            <text:p>0.5613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.543091" calcext:value-type="float">
            <text:p>21.543091</text:p>
          </table:table-cell>
          <table:table-cell table:formula="of:=LOG([.B238])/LOG([.A238])" office:value-type="float" office:value="0.561452340072464" calcext:value-type="float">
            <text:p>0.5614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.608156" calcext:value-type="float">
            <text:p>21.608156</text:p>
          </table:table-cell>
          <table:table-cell table:formula="of:=LOG([.B239])/LOG([.A239])" office:value-type="float" office:value="0.561571424234901" calcext:value-type="float">
            <text:p>0.5615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.672823" calcext:value-type="float">
            <text:p>21.672823</text:p>
          </table:table-cell>
          <table:table-cell table:formula="of:=LOG([.B240])/LOG([.A240])" office:value-type="float" office:value="0.56168712713234" calcext:value-type="float">
            <text:p>0.5616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.737494" calcext:value-type="float">
            <text:p>21.737494</text:p>
          </table:table-cell>
          <table:table-cell table:formula="of:=LOG([.B241])/LOG([.A241])" office:value-type="float" office:value="0.561802856697248" calcext:value-type="float">
            <text:p>0.5618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.802481" calcext:value-type="float">
            <text:p>21.802481</text:p>
          </table:table-cell>
          <table:table-cell table:formula="of:=LOG([.B242])/LOG([.A242])" office:value-type="float" office:value="0.561921217509407" calcext:value-type="float">
            <text:p>0.5619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.867346" calcext:value-type="float">
            <text:p>21.867346</text:p>
          </table:table-cell>
          <table:table-cell table:formula="of:=LOG([.B243])/LOG([.A243])" office:value-type="float" office:value="0.562038526903205" calcext:value-type="float">
            <text:p>0.5620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.931871" calcext:value-type="float">
            <text:p>21.931871</text:p>
          </table:table-cell>
          <table:table-cell table:formula="of:=LOG([.B244])/LOG([.A244])" office:value-type="float" office:value="0.562152982914766" calcext:value-type="float">
            <text:p>0.5621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.996006" calcext:value-type="float">
            <text:p>21.996006</text:p>
          </table:table-cell>
          <table:table-cell table:formula="of:=LOG([.B245])/LOG([.A245])" office:value-type="float" office:value="0.562264199447442" calcext:value-type="float">
            <text:p>0.5622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.060867" calcext:value-type="float">
            <text:p>22.060867</text:p>
          </table:table-cell>
          <table:table-cell table:formula="of:=LOG([.B246])/LOG([.A246])" office:value-type="float" office:value="0.56238140377174" calcext:value-type="float">
            <text:p>0.5623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.125002" calcext:value-type="float">
            <text:p>22.125002</text:p>
          </table:table-cell>
          <table:table-cell table:formula="of:=LOG([.B247])/LOG([.A247])" office:value-type="float" office:value="0.562492605772746" calcext:value-type="float">
            <text:p>0.5624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.187679" calcext:value-type="float">
            <text:p>22.187679</text:p>
          </table:table-cell>
          <table:table-cell table:formula="of:=LOG([.B248])/LOG([.A248])" office:value-type="float" office:value="0.562591878703144" calcext:value-type="float">
            <text:p>0.5625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.251032" calcext:value-type="float">
            <text:p>22.251032</text:p>
          </table:table-cell>
          <table:table-cell table:formula="of:=LOG([.B249])/LOG([.A249])" office:value-type="float" office:value="0.562696741427385" calcext:value-type="float">
            <text:p>0.5626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.316288" calcext:value-type="float">
            <text:p>22.316288</text:p>
          </table:table-cell>
          <table:table-cell table:formula="of:=LOG([.B250])/LOG([.A250])" office:value-type="float" office:value="0.562817095806718" calcext:value-type="float">
            <text:p>0.5628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381149" calcext:value-type="float">
            <text:p>22.381149</text:p>
          </table:table-cell>
          <table:table-cell table:formula="of:=LOG([.B251])/LOG([.A251])" office:value-type="float" office:value="0.562934174177201" calcext:value-type="float">
            <text:p>0.5629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.439888" calcext:value-type="float">
            <text:p>22.439888</text:p>
          </table:table-cell>
          <table:table-cell table:formula="of:=LOG([.B252])/LOG([.A252])" office:value-type="float" office:value="0.563001825157795" calcext:value-type="float">
            <text:p>0.5630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.498627" calcext:value-type="float">
            <text:p>22.498627</text:p>
          </table:table-cell>
          <table:table-cell table:formula="of:=LOG([.B253])/LOG([.A253])" office:value-type="float" office:value="0.563069755638636" calcext:value-type="float">
            <text:p>0.56307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.557365" calcext:value-type="float">
            <text:p>22.557365</text:p>
          </table:table-cell>
          <table:table-cell table:formula="of:=LOG([.B254])/LOG([.A254])" office:value-type="float" office:value="0.563137951252269" calcext:value-type="float">
            <text:p>0.5631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616104" calcext:value-type="float">
            <text:p>22.616104</text:p>
          </table:table-cell>
          <table:table-cell table:formula="of:=LOG([.B255])/LOG([.A255])" office:value-type="float" office:value="0.563206421810295" calcext:value-type="float">
            <text:p>0.5632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.674841" calcext:value-type="float">
            <text:p>22.674841</text:p>
          </table:table-cell>
          <table:table-cell table:formula="of:=LOG([.B256])/LOG([.A256])" office:value-type="float" office:value="0.563275137233973" calcext:value-type="float">
            <text:p>0.5632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733582" calcext:value-type="float">
            <text:p>22.733582</text:p>
          </table:table-cell>
          <table:table-cell table:formula="of:=LOG([.B257])/LOG([.A257])" office:value-type="float" office:value="0.563344139266059" calcext:value-type="float">
            <text:p>0.563344</text:p>
          </table:table-cell>
        </table:table-row>
      </table:table>
      <table:table table:name="Killgem_comb" table:style-name="ta1">
        <table:shapes>
          <draw:frame draw:z-index="0" draw:style-name="gr1" draw:text-style-name="P1" svg:width="11.2638in" svg:height="5.2181in" svg:x="2.9146in" svg:y="0.1047in">
            <draw:object draw:notify-on-update-of-ranges="Killgem_comb.A2:Killgem_comb.A557 Killgem_comb.C1:Killgem_comb.C1 Killgem_comb.C2:Killgem_comb.C5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098in" svg:height="4.8524in" svg:x="2.9748in" svg:y="5.6681in">
            <draw:object draw:notify-on-update-of-ranges="Killgem_comb.A2:Killgem_comb.A550 Killgem_comb.C1:Killgem_comb.C1 Killgem_comb.C2:Killgem_comb.C55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98" calcext:value-type="float">
            <text:p>74.341698</text:p>
          </table:table-cell>
          <table:table-cell table:formula="of:=LOG([.B22])/LOG([.A22])" office:value-type="float" office:value="1.41522097266293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85" calcext:value-type="float">
            <text:p>79.972885</text:p>
          </table:table-cell>
          <table:table-cell table:formula="of:=LOG([.B23])/LOG([.A23])" office:value-type="float" office:value="1.41754366232047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0.033997" calcext:value-type="float">
            <text:p>170.033997</text:p>
          </table:table-cell>
          <table:table-cell table:formula="of:=LOG([.B38])/LOG([.A38])" office:value-type="float" office:value="1.4223525772837" calcext:value-type="float">
            <text:p>1.422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42636" calcext:value-type="float">
            <text:p>182.342636</text:p>
          </table:table-cell>
          <table:table-cell table:formula="of:=LOG([.B40])/LOG([.A40])" office:value-type="float" office:value="1.42099083771712" calcext:value-type="float">
            <text:p>1.420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41" calcext:value-type="float">
            <text:p>265.607941</text:p>
          </table:table-cell>
          <table:table-cell table:formula="of:=LOG([.B51])/LOG([.A51])" office:value-type="float" office:value="1.42688867313749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183807" calcext:value-type="float">
            <text:p>305.183807</text:p>
          </table:table-cell>
          <table:table-cell table:formula="of:=LOG([.B56])/LOG([.A56])" office:value-type="float" office:value="1.42761132567495" calcext:value-type="float">
            <text:p>1.4276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979462" calcext:value-type="float">
            <text:p>313.979462</text:p>
          </table:table-cell>
          <table:table-cell table:formula="of:=LOG([.B57])/LOG([.A57])" office:value-type="float" office:value="1.42827956855511" calcext:value-type="float">
            <text:p>1.4282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573761" calcext:value-type="float">
            <text:p>329.573761</text:p>
          </table:table-cell>
          <table:table-cell table:formula="of:=LOG([.B59])/LOG([.A59])" office:value-type="float" office:value="1.42787379879263" calcext:value-type="float">
            <text:p>1.4278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536" calcext:value-type="float">
            <text:p>337.468536</text:p>
          </table:table-cell>
          <table:table-cell table:formula="of:=LOG([.B60])/LOG([.A60])" office:value-type="float" office:value="1.42769315043343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92" calcext:value-type="float">
            <text:p>345.479492</text:p>
          </table:table-cell>
          <table:table-cell table:formula="of:=LOG([.B61])/LOG([.A61])" office:value-type="float" office:value="1.42756262819777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605" calcext:value-type="float">
            <text:p>353.607605</text:p>
          </table:table-cell>
          <table:table-cell table:formula="of:=LOG([.B62])/LOG([.A62])" office:value-type="float" office:value="1.42747941965016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9.12326" calcext:value-type="float">
            <text:p>439.12326</text:p>
          </table:table-cell>
          <table:table-cell table:formula="of:=LOG([.B72])/LOG([.A72])" office:value-type="float" office:value="1.42745416584655" calcext:value-type="float">
            <text:p>1.4274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856567" calcext:value-type="float">
            <text:p>456.856567</text:p>
          </table:table-cell>
          <table:table-cell table:formula="of:=LOG([.B74])/LOG([.A74])" office:value-type="float" office:value="1.42743908149455" calcext:value-type="float">
            <text:p>1.4274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901978" calcext:value-type="float">
            <text:p>465.901978</text:p>
          </table:table-cell>
          <table:table-cell table:formula="of:=LOG([.B75])/LOG([.A75])" office:value-type="float" office:value="1.42748195747804" calcext:value-type="float">
            <text:p>1.4274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172943" calcext:value-type="float">
            <text:p>483.172943</text:p>
          </table:table-cell>
          <table:table-cell table:formula="of:=LOG([.B77])/LOG([.A77])" office:value-type="float" office:value="1.42709655940099" calcext:value-type="float">
            <text:p>1.427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77" calcext:value-type="float">
            <text:p>500.775177</text:p>
          </table:table-cell>
          <table:table-cell table:formula="of:=LOG([.B79])/LOG([.A79])" office:value-type="float" office:value="1.42680117013636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6308" calcext:value-type="float">
            <text:p>509.56308</text:p>
          </table:table-cell>
          <table:table-cell table:formula="of:=LOG([.B80])/LOG([.A80])" office:value-type="float" office:value="1.42662273658542" calcext:value-type="float">
            <text:p>1.4266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47449" calcext:value-type="float">
            <text:p>518.447449</text:p>
          </table:table-cell>
          <table:table-cell table:formula="of:=LOG([.B81])/LOG([.A81])" office:value-type="float" office:value="1.42647208510668" calcext:value-type="float">
            <text:p>1.4264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26636" calcext:value-type="float">
            <text:p>554.926636</text:p>
          </table:table-cell>
          <table:table-cell table:formula="of:=LOG([.B85])/LOG([.A85])" office:value-type="float" office:value="1.42611085145093" calcext:value-type="float">
            <text:p>1.4261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982" calcext:value-type="float">
            <text:p>601.156982</text:p>
          </table:table-cell>
          <table:table-cell table:formula="of:=LOG([.B90])/LOG([.A90])" office:value-type="float" office:value="1.4255679397217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465149" calcext:value-type="float">
            <text:p>610.465149</text:p>
          </table:table-cell>
          <table:table-cell table:formula="of:=LOG([.B91])/LOG([.A91])" office:value-type="float" office:value="1.4254427799955" calcext:value-type="float">
            <text:p>1.4254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1.583069" calcext:value-type="float">
            <text:p>621.583069</text:p>
          </table:table-cell>
          <table:table-cell table:formula="of:=LOG([.B92])/LOG([.A92])" office:value-type="float" office:value="1.42595209441045" calcext:value-type="float">
            <text:p>1.4259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2.149475" calcext:value-type="float">
            <text:p>632.149475</text:p>
          </table:table-cell>
          <table:table-cell table:formula="of:=LOG([.B93])/LOG([.A93])" office:value-type="float" office:value="1.42623339578323" calcext:value-type="float">
            <text:p>1.426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37708" calcext:value-type="float">
            <text:p>642.337708</text:p>
          </table:table-cell>
          <table:table-cell table:formula="of:=LOG([.B94])/LOG([.A94])" office:value-type="float" office:value="1.42635902423662" calcext:value-type="float">
            <text:p>1.4263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198" calcext:value-type="float">
            <text:p>652.653198</text:p>
          </table:table-cell>
          <table:table-cell table:formula="of:=LOG([.B95])/LOG([.A95])" office:value-type="float" office:value="1.426507899759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4823" calcext:value-type="float">
            <text:p>684.24823</text:p>
          </table:table-cell>
          <table:table-cell table:formula="of:=LOG([.B98])/LOG([.A98])" office:value-type="float" office:value="1.42704550993937" calcext:value-type="float">
            <text:p>1.427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89978" calcext:value-type="float">
            <text:p>716.789978</text:p>
          </table:table-cell>
          <table:table-cell table:formula="of:=LOG([.B101])/LOG([.A101])" office:value-type="float" office:value="1.42769596224324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833" calcext:value-type="float">
            <text:p>727.816833</text:p>
          </table:table-cell>
          <table:table-cell table:formula="of:=LOG([.B102])/LOG([.A102])" office:value-type="float" office:value="1.42792574743591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9.026184" calcext:value-type="float">
            <text:p>739.026184</text:p>
          </table:table-cell>
          <table:table-cell table:formula="of:=LOG([.B103])/LOG([.A103])" office:value-type="float" office:value="1.42818857940364" calcext:value-type="float">
            <text:p>1.4281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167" calcext:value-type="float">
            <text:p>750.308167</text:p>
          </table:table-cell>
          <table:table-cell table:formula="of:=LOG([.B104])/LOG([.A104])" office:value-type="float" office:value="1.42845116257826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684" calcext:value-type="float">
            <text:p>761.700684</text:p>
          </table:table-cell>
          <table:table-cell table:formula="of:=LOG([.B105])/LOG([.A105])" office:value-type="float" office:value="1.4287242007550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14624" calcext:value-type="float">
            <text:p>773.14624</text:p>
          </table:table-cell>
          <table:table-cell table:formula="of:=LOG([.B106])/LOG([.A106])" office:value-type="float" office:value="1.42899116350715" calcext:value-type="float">
            <text:p>1.428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818726" calcext:value-type="float">
            <text:p>784.818726</text:p>
          </table:table-cell>
          <table:table-cell table:formula="of:=LOG([.B107])/LOG([.A107])" office:value-type="float" office:value="1.42929984380806" calcext:value-type="float">
            <text:p>1.429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339" calcext:value-type="float">
            <text:p>830.285339</text:p>
          </table:table-cell>
          <table:table-cell table:formula="of:=LOG([.B111])/LOG([.A111])" office:value-type="float" office:value="1.43001755151587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3.25769" calcext:value-type="float">
            <text:p>853.25769</text:p>
          </table:table-cell>
          <table:table-cell table:formula="of:=LOG([.B113])/LOG([.A113])" office:value-type="float" office:value="1.43034083178506" calcext:value-type="float">
            <text:p>1.4303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34521" calcext:value-type="float">
            <text:p>876.634521</text:p>
          </table:table-cell>
          <table:table-cell table:formula="of:=LOG([.B115])/LOG([.A115])" office:value-type="float" office:value="1.43070233259917" calcext:value-type="float">
            <text:p>1.4307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8.486145" calcext:value-type="float">
            <text:p>888.486145</text:p>
          </table:table-cell>
          <table:table-cell table:formula="of:=LOG([.B116])/LOG([.A116])" office:value-type="float" office:value="1.4308990877216" calcext:value-type="float">
            <text:p>1.4308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0.891724" calcext:value-type="float">
            <text:p>910.891724</text:p>
          </table:table-cell>
          <table:table-cell table:formula="of:=LOG([.B118])/LOG([.A118])" office:value-type="float" office:value="1.430948161384" calcext:value-type="float">
            <text:p>1.4309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379578" calcext:value-type="float">
            <text:p>922.379578</text:p>
          </table:table-cell>
          <table:table-cell table:formula="of:=LOG([.B119])/LOG([.A119])" office:value-type="float" office:value="1.43102245611237" calcext:value-type="float">
            <text:p>1.4310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555969" calcext:value-type="float">
            <text:p>933.555969</text:p>
          </table:table-cell>
          <table:table-cell table:formula="of:=LOG([.B120])/LOG([.A120])" office:value-type="float" office:value="1.4310157348144" calcext:value-type="float">
            <text:p>1.4310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824097" calcext:value-type="float">
            <text:p>944.824097</text:p>
          </table:table-cell>
          <table:table-cell table:formula="of:=LOG([.B121])/LOG([.A121])" office:value-type="float" office:value="1.4310204878694" calcext:value-type="float">
            <text:p>1.4310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214" calcext:value-type="float">
            <text:p>955.944214</text:p>
          </table:table-cell>
          <table:table-cell table:formula="of:=LOG([.B122])/LOG([.A122])" office:value-type="float" office:value="1.43098400410612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304565" calcext:value-type="float">
            <text:p>967.304565</text:p>
          </table:table-cell>
          <table:table-cell table:formula="of:=LOG([.B123])/LOG([.A123])" office:value-type="float" office:value="1.43099152574193" calcext:value-type="float">
            <text:p>1.4309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06" calcext:value-type="float">
            <text:p>990.473206</text:p>
          </table:table-cell>
          <table:table-cell table:formula="of:=LOG([.B125])/LOG([.A125])" office:value-type="float" office:value="1.43107466252804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785" calcext:value-type="float">
            <text:p>1014.016785</text:p>
          </table:table-cell>
          <table:table-cell table:formula="of:=LOG([.B127])/LOG([.A127])" office:value-type="float" office:value="1.43119753365072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930298" calcext:value-type="float">
            <text:p>1025.930298</text:p>
          </table:table-cell>
          <table:table-cell table:formula="of:=LOG([.B128])/LOG([.A128])" office:value-type="float" office:value="1.43127318660584" calcext:value-type="float">
            <text:p>1.431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629761" calcext:value-type="float">
            <text:p>1037.629761</text:p>
          </table:table-cell>
          <table:table-cell table:formula="of:=LOG([.B129])/LOG([.A129])" office:value-type="float" office:value="1.43129657841775" calcext:value-type="float">
            <text:p>1.4312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985474" calcext:value-type="float">
            <text:p>1097.985474</text:p>
          </table:table-cell>
          <table:table-cell table:formula="of:=LOG([.B134])/LOG([.A134])" office:value-type="float" office:value="1.43164265145617" calcext:value-type="float">
            <text:p>1.4316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87378" calcext:value-type="float">
            <text:p>1109.687378</text:p>
          </table:table-cell>
          <table:table-cell table:formula="of:=LOG([.B135])/LOG([.A135])" office:value-type="float" office:value="1.43161759052773" calcext:value-type="float">
            <text:p>1.4316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26538" calcext:value-type="float">
            <text:p>1145.326538</text:p>
          </table:table-cell>
          <table:table-cell table:formula="of:=LOG([.B138])/LOG([.A138])" office:value-type="float" office:value="1.43160007478509" calcext:value-type="float">
            <text:p>1.4316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58" calcext:value-type="float">
            <text:p>1157.31958</text:p>
          </table:table-cell>
          <table:table-cell table:formula="of:=LOG([.B139])/LOG([.A139])" office:value-type="float" office:value="1.43160112186834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759" calcext:value-type="float">
            <text:p>1169.452759</text:p>
          </table:table-cell>
          <table:table-cell table:formula="of:=LOG([.B140])/LOG([.A140])" office:value-type="float" office:value="1.43161992276264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615967" calcext:value-type="float">
            <text:p>1181.615967</text:p>
          </table:table-cell>
          <table:table-cell table:formula="of:=LOG([.B141])/LOG([.A141])" office:value-type="float" office:value="1.43163702249898" calcext:value-type="float">
            <text:p>1.4316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75854" calcext:value-type="float">
            <text:p>1206.375854</text:p>
          </table:table-cell>
          <table:table-cell table:formula="of:=LOG([.B143])/LOG([.A143])" office:value-type="float" office:value="1.43172388779186" calcext:value-type="float">
            <text:p>1.4317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82605" calcext:value-type="float">
            <text:p>1218.82605</text:p>
          </table:table-cell>
          <table:table-cell table:formula="of:=LOG([.B144])/LOG([.A144])" office:value-type="float" office:value="1.43176825988871" calcext:value-type="float">
            <text:p>1.4317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1.358887" calcext:value-type="float">
            <text:p>1231.358887</text:p>
          </table:table-cell>
          <table:table-cell table:formula="of:=LOG([.B145])/LOG([.A145])" office:value-type="float" office:value="1.43181910381327" calcext:value-type="float">
            <text:p>1.4318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567505" calcext:value-type="float">
            <text:p>1243.567505</text:p>
          </table:table-cell>
          <table:table-cell table:formula="of:=LOG([.B146])/LOG([.A146])" office:value-type="float" office:value="1.43181048391649" calcext:value-type="float">
            <text:p>1.4318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54187" calcext:value-type="float">
            <text:p>1255.54187</text:p>
          </table:table-cell>
          <table:table-cell table:formula="of:=LOG([.B147])/LOG([.A147])" office:value-type="float" office:value="1.43175877811537" calcext:value-type="float">
            <text:p>1.4317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8.32312" calcext:value-type="float">
            <text:p>1268.32312</text:p>
          </table:table-cell>
          <table:table-cell table:formula="of:=LOG([.B148])/LOG([.A148])" office:value-type="float" office:value="1.43182996759909" calcext:value-type="float">
            <text:p>1.4318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.105591" calcext:value-type="float">
            <text:p>1280.105591</text:p>
          </table:table-cell>
          <table:table-cell table:formula="of:=LOG([.B149])/LOG([.A149])" office:value-type="float" office:value="1.43173782791717" calcext:value-type="float">
            <text:p>1.4317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2.176758" calcext:value-type="float">
            <text:p>1292.176758</text:p>
          </table:table-cell>
          <table:table-cell table:formula="of:=LOG([.B150])/LOG([.A150])" office:value-type="float" office:value="1.43168672215177" calcext:value-type="float">
            <text:p>1.431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973267" calcext:value-type="float">
            <text:p>1303.973267</text:p>
          </table:table-cell>
          <table:table-cell table:formula="of:=LOG([.B151])/LOG([.A151])" office:value-type="float" office:value="1.43158917392398" calcext:value-type="float">
            <text:p>1.4315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112671" calcext:value-type="float">
            <text:p>1316.112671</text:p>
          </table:table-cell>
          <table:table-cell table:formula="of:=LOG([.B152])/LOG([.A152])" office:value-type="float" office:value="1.43154018872532" calcext:value-type="float">
            <text:p>1.4315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40.40918" calcext:value-type="float">
            <text:p>1340.40918</text:p>
          </table:table-cell>
          <table:table-cell table:formula="of:=LOG([.B154])/LOG([.A154])" office:value-type="float" office:value="1.43143207749762" calcext:value-type="float">
            <text:p>1.4314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3.068604" calcext:value-type="float">
            <text:p>1353.068604</text:p>
          </table:table-cell>
          <table:table-cell table:formula="of:=LOG([.B155])/LOG([.A155])" office:value-type="float" office:value="1.43144692855163" calcext:value-type="float">
            <text:p>1.4314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4.490479" calcext:value-type="float">
            <text:p>1364.490479</text:p>
          </table:table-cell>
          <table:table-cell table:formula="of:=LOG([.B156])/LOG([.A156])" office:value-type="float" office:value="1.43127660174044" calcext:value-type="float">
            <text:p>1.4312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471191" calcext:value-type="float">
            <text:p>1377.471191</text:p>
          </table:table-cell>
          <table:table-cell table:formula="of:=LOG([.B157])/LOG([.A157])" office:value-type="float" office:value="1.43132885699262" calcext:value-type="float">
            <text:p>1.4313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316528" calcext:value-type="float">
            <text:p>1389.316528</text:p>
          </table:table-cell>
          <table:table-cell table:formula="of:=LOG([.B158])/LOG([.A158])" office:value-type="float" office:value="1.43121348868524" calcext:value-type="float">
            <text:p>1.4312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4.447998" calcext:value-type="float">
            <text:p>1414.447998</text:p>
          </table:table-cell>
          <table:table-cell table:formula="of:=LOG([.B160])/LOG([.A160])" office:value-type="float" office:value="1.43117611561244" calcext:value-type="float">
            <text:p>1.4311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965942" calcext:value-type="float">
            <text:p>1426.965942</text:p>
          </table:table-cell>
          <table:table-cell table:formula="of:=LOG([.B161])/LOG([.A161])" office:value-type="float" office:value="1.43114423559971" calcext:value-type="float">
            <text:p>1.431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085" calcext:value-type="float">
            <text:p>1452.387085</text:p>
          </table:table-cell>
          <table:table-cell table:formula="of:=LOG([.B163])/LOG([.A163])" office:value-type="float" office:value="1.43112056609138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5.124634" calcext:value-type="float">
            <text:p>1465.124634</text:p>
          </table:table-cell>
          <table:table-cell table:formula="of:=LOG([.B164])/LOG([.A164])" office:value-type="float" office:value="1.43110582672089" calcext:value-type="float">
            <text:p>1.4311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91797" calcext:value-type="float">
            <text:p>1490.091797</text:p>
          </table:table-cell>
          <table:table-cell table:formula="of:=LOG([.B166])/LOG([.A166])" office:value-type="float" office:value="1.43099706863592" calcext:value-type="float">
            <text:p>1.4309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2.207031" calcext:value-type="float">
            <text:p>1502.207031</text:p>
          </table:table-cell>
          <table:table-cell table:formula="of:=LOG([.B167])/LOG([.A167])" office:value-type="float" office:value="1.43088969742262" calcext:value-type="float">
            <text:p>1.4308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497925" calcext:value-type="float">
            <text:p>1514.497925</text:p>
          </table:table-cell>
          <table:table-cell table:formula="of:=LOG([.B168])/LOG([.A168])" office:value-type="float" office:value="1.43080267948181" calcext:value-type="float">
            <text:p>1.4308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9.160278" calcext:value-type="float">
            <text:p>1539.160278</text:p>
          </table:table-cell>
          <table:table-cell table:formula="of:=LOG([.B170])/LOG([.A170])" office:value-type="float" office:value="1.43063102811686" calcext:value-type="float">
            <text:p>1.4306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499268" calcext:value-type="float">
            <text:p>1551.499268</text:p>
          </table:table-cell>
          <table:table-cell table:formula="of:=LOG([.B171])/LOG([.A171])" office:value-type="float" office:value="1.43054232017458" calcext:value-type="float">
            <text:p>1.430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284302" calcext:value-type="float">
            <text:p>1564.284302</text:p>
          </table:table-cell>
          <table:table-cell table:formula="of:=LOG([.B172])/LOG([.A172])" office:value-type="float" office:value="1.43050660599054" calcext:value-type="float">
            <text:p>1.4305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637573" calcext:value-type="float">
            <text:p>1576.637573</text:p>
          </table:table-cell>
          <table:table-cell table:formula="of:=LOG([.B173])/LOG([.A173])" office:value-type="float" office:value="1.43041430606119" calcext:value-type="float">
            <text:p>1.4304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335449" calcext:value-type="float">
            <text:p>1589.335449</text:p>
          </table:table-cell>
          <table:table-cell table:formula="of:=LOG([.B174])/LOG([.A174])" office:value-type="float" office:value="1.43036176317142" calcext:value-type="float">
            <text:p>1.4303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03882" calcext:value-type="float">
            <text:p>1602.103882</text:p>
          </table:table-cell>
          <table:table-cell table:formula="of:=LOG([.B175])/LOG([.A175])" office:value-type="float" office:value="1.43031476554301" calcext:value-type="float">
            <text:p>1.4303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5.095337" calcext:value-type="float">
            <text:p>1615.095337</text:p>
          </table:table-cell>
          <table:table-cell table:formula="of:=LOG([.B176])/LOG([.A176])" office:value-type="float" office:value="1.43029145900906" calcext:value-type="float">
            <text:p>1.4302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850952" calcext:value-type="float">
            <text:p>1627.850952</text:p>
          </table:table-cell>
          <table:table-cell table:formula="of:=LOG([.B177])/LOG([.A177])" office:value-type="float" office:value="1.43023670446371" calcext:value-type="float">
            <text:p>1.4302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02222" calcext:value-type="float">
            <text:p>1640.402222</text:p>
          </table:table-cell>
          <table:table-cell table:formula="of:=LOG([.B178])/LOG([.A178])" office:value-type="float" office:value="1.4301550632276" calcext:value-type="float">
            <text:p>1.4301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535156" calcext:value-type="float">
            <text:p>1653.535156</text:p>
          </table:table-cell>
          <table:table-cell table:formula="of:=LOG([.B179])/LOG([.A179])" office:value-type="float" office:value="1.43013900944289" calcext:value-type="float">
            <text:p>1.4301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6.557739" calcext:value-type="float">
            <text:p>1666.557739</text:p>
          </table:table-cell>
          <table:table-cell table:formula="of:=LOG([.B180])/LOG([.A180])" office:value-type="float" office:value="1.43010676700765" calcext:value-type="float">
            <text:p>1.4301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9.611572" calcext:value-type="float">
            <text:p>1679.611572</text:p>
          </table:table-cell>
          <table:table-cell table:formula="of:=LOG([.B181])/LOG([.A181])" office:value-type="float" office:value="1.43007501347693" calcext:value-type="float">
            <text:p>1.4300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997803" calcext:value-type="float">
            <text:p>1692.997803</text:p>
          </table:table-cell>
          <table:table-cell table:formula="of:=LOG([.B182])/LOG([.A182])" office:value-type="float" office:value="1.43007797056021" calcext:value-type="float">
            <text:p>1.4300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6.016113" calcext:value-type="float">
            <text:p>1706.016113</text:p>
          </table:table-cell>
          <table:table-cell table:formula="of:=LOG([.B183])/LOG([.A183])" office:value-type="float" office:value="1.43003585898304" calcext:value-type="float">
            <text:p>1.4300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807617" calcext:value-type="float">
            <text:p>1718.807617</text:p>
          </table:table-cell>
          <table:table-cell table:formula="of:=LOG([.B184])/LOG([.A184])" office:value-type="float" office:value="1.42996561751259" calcext:value-type="float">
            <text:p>1.4299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1.34314" calcext:value-type="float">
            <text:p>1731.34314</text:p>
          </table:table-cell>
          <table:table-cell table:formula="of:=LOG([.B185])/LOG([.A185])" office:value-type="float" office:value="1.42986474126487" calcext:value-type="float">
            <text:p>1.429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3.531372" calcext:value-type="float">
            <text:p>1743.531372</text:p>
          </table:table-cell>
          <table:table-cell table:formula="of:=LOG([.B186])/LOG([.A186])" office:value-type="float" office:value="1.42972397088137" calcext:value-type="float">
            <text:p>1.4297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7.171265" calcext:value-type="float">
            <text:p>1757.171265</text:p>
          </table:table-cell>
          <table:table-cell table:formula="of:=LOG([.B187])/LOG([.A187])" office:value-type="float" office:value="1.42974028894875" calcext:value-type="float">
            <text:p>1.4297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883545" calcext:value-type="float">
            <text:p>1769.883545</text:p>
          </table:table-cell>
          <table:table-cell table:formula="of:=LOG([.B188])/LOG([.A188])" office:value-type="float" office:value="1.42965279014124" calcext:value-type="float">
            <text:p>1.4296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856079" calcext:value-type="float">
            <text:p>1782.856079</text:p>
          </table:table-cell>
          <table:table-cell table:formula="of:=LOG([.B189])/LOG([.A189])" office:value-type="float" office:value="1.42959130441838" calcext:value-type="float">
            <text:p>1.4295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935" calcext:value-type="float">
            <text:p>1795.257935</text:p>
          </table:table-cell>
          <table:table-cell table:formula="of:=LOG([.B190])/LOG([.A190])" office:value-type="float" office:value="1.4294669249489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.864746" calcext:value-type="float">
            <text:p>1807.864746</text:p>
          </table:table-cell>
          <table:table-cell table:formula="of:=LOG([.B191])/LOG([.A191])" office:value-type="float" office:value="1.42936293532905" calcext:value-type="float">
            <text:p>1.429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508" calcext:value-type="float">
            <text:p>1820.895508</text:p>
          </table:table-cell>
          <table:table-cell table:formula="of:=LOG([.B192])/LOG([.A192])" office:value-type="float" office:value="1.42930176794218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4.446777" calcext:value-type="float">
            <text:p>1834.446777</text:p>
          </table:table-cell>
          <table:table-cell table:formula="of:=LOG([.B193])/LOG([.A193])" office:value-type="float" office:value="1.42929241004948" calcext:value-type="float">
            <text:p>1.4292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358643" calcext:value-type="float">
            <text:p>1847.358643</text:p>
          </table:table-cell>
          <table:table-cell table:formula="of:=LOG([.B194])/LOG([.A194])" office:value-type="float" office:value="1.42921431194408" calcext:value-type="float">
            <text:p>1.4292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453125" calcext:value-type="float">
            <text:p>1860.453125</text:p>
          </table:table-cell>
          <table:table-cell table:formula="of:=LOG([.B195])/LOG([.A195])" office:value-type="float" office:value="1.42915301158523" calcext:value-type="float">
            <text:p>1.429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57324" calcext:value-type="float">
            <text:p>1875.257324</text:p>
          </table:table-cell>
          <table:table-cell table:formula="of:=LOG([.B196])/LOG([.A196])" office:value-type="float" office:value="1.42926262078192" calcext:value-type="float">
            <text:p>1.4292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863037" calcext:value-type="float">
            <text:p>1890.863037</text:p>
          </table:table-cell>
          <table:table-cell table:formula="of:=LOG([.B197])/LOG([.A197])" office:value-type="float" office:value="1.42944765778576" calcext:value-type="float">
            <text:p>1.4294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40796" calcext:value-type="float">
            <text:p>1905.940796</text:p>
          </table:table-cell>
          <table:table-cell table:formula="of:=LOG([.B198])/LOG([.A198])" office:value-type="float" office:value="1.42957406331671" calcext:value-type="float">
            <text:p>1.4295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1.378662" calcext:value-type="float">
            <text:p>1921.378662</text:p>
          </table:table-cell>
          <table:table-cell table:formula="of:=LOG([.B199])/LOG([.A199])" office:value-type="float" office:value="1.42973080152441" calcext:value-type="float">
            <text:p>1.4297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6.613159" calcext:value-type="float">
            <text:p>1936.613159</text:p>
          </table:table-cell>
          <table:table-cell table:formula="of:=LOG([.B200])/LOG([.A200])" office:value-type="float" office:value="1.42986209611432" calcext:value-type="float">
            <text:p>1.4298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044189" calcext:value-type="float">
            <text:p>1967.044189</text:p>
          </table:table-cell>
          <table:table-cell table:formula="of:=LOG([.B202])/LOG([.A202])" office:value-type="float" office:value="1.4301058330225" calcext:value-type="float">
            <text:p>1.4301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3.130127" calcext:value-type="float">
            <text:p>1983.130127</text:p>
          </table:table-cell>
          <table:table-cell table:formula="of:=LOG([.B203])/LOG([.A203])" office:value-type="float" office:value="1.43030310083359" calcext:value-type="float">
            <text:p>1.4303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4.328735" calcext:value-type="float">
            <text:p>2014.328735</text:p>
          </table:table-cell>
          <table:table-cell table:formula="of:=LOG([.B205])/LOG([.A205])" office:value-type="float" office:value="1.43058849625256" calcext:value-type="float">
            <text:p>1.4305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0.04895" calcext:value-type="float">
            <text:p>2030.04895</text:p>
          </table:table-cell>
          <table:table-cell table:formula="of:=LOG([.B206])/LOG([.A206])" office:value-type="float" office:value="1.43073471868229" calcext:value-type="float">
            <text:p>1.4307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107178" calcext:value-type="float">
            <text:p>2061.107178</text:p>
          </table:table-cell>
          <table:table-cell table:formula="of:=LOG([.B208])/LOG([.A208])" office:value-type="float" office:value="1.43097712035494" calcext:value-type="float">
            <text:p>1.4309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266" calcext:value-type="float">
            <text:p>2077.697266</text:p>
          </table:table-cell>
          <table:table-cell table:formula="of:=LOG([.B209])/LOG([.A209])" office:value-type="float" office:value="1.4311870682146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378174" calcext:value-type="float">
            <text:p>2093.378174</text:p>
          </table:table-cell>
          <table:table-cell table:formula="of:=LOG([.B210])/LOG([.A210])" office:value-type="float" office:value="1.43130961685018" calcext:value-type="float">
            <text:p>1.4313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181396" calcext:value-type="float">
            <text:p>2173.181396</text:p>
          </table:table-cell>
          <table:table-cell table:formula="of:=LOG([.B215])/LOG([.A215])" office:value-type="float" office:value="1.43197573609757" calcext:value-type="float">
            <text:p>1.4319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54102" calcext:value-type="float">
            <text:p>2188.954102</text:p>
          </table:table-cell>
          <table:table-cell table:formula="of:=LOG([.B216])/LOG([.A216])" office:value-type="float" office:value="1.43207922214398" calcext:value-type="float">
            <text:p>1.4320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279297" calcext:value-type="float">
            <text:p>2204.279297</text:p>
          </table:table-cell>
          <table:table-cell table:formula="of:=LOG([.B217])/LOG([.A217])" office:value-type="float" office:value="1.43214086809273" calcext:value-type="float">
            <text:p>1.4321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20.621094" calcext:value-type="float">
            <text:p>2220.621094</text:p>
          </table:table-cell>
          <table:table-cell table:formula="of:=LOG([.B218])/LOG([.A218])" office:value-type="float" office:value="1.43228424288403" calcext:value-type="float">
            <text:p>1.4322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6.364502" calcext:value-type="float">
            <text:p>2236.364502</text:p>
          </table:table-cell>
          <table:table-cell table:formula="of:=LOG([.B219])/LOG([.A219])" office:value-type="float" office:value="1.43237327665041" calcext:value-type="float">
            <text:p>1.4323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2.240723" calcext:value-type="float">
            <text:p>2252.240723</text:p>
          </table:table-cell>
          <table:table-cell table:formula="of:=LOG([.B220])/LOG([.A220])" office:value-type="float" office:value="1.432469498192" calcext:value-type="float">
            <text:p>1.4324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8.369873" calcext:value-type="float">
            <text:p>2268.369873</text:p>
          </table:table-cell>
          <table:table-cell table:formula="of:=LOG([.B221])/LOG([.A221])" office:value-type="float" office:value="1.43258255570685" calcext:value-type="float">
            <text:p>1.4325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4.111572" calcext:value-type="float">
            <text:p>2284.111572</text:p>
          </table:table-cell>
          <table:table-cell table:formula="of:=LOG([.B222])/LOG([.A222])" office:value-type="float" office:value="1.43266011911709" calcext:value-type="float">
            <text:p>1.4326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560303" calcext:value-type="float">
            <text:p>2300.560303</text:p>
          </table:table-cell>
          <table:table-cell table:formula="of:=LOG([.B223])/LOG([.A223])" office:value-type="float" office:value="1.43279108395818" calcext:value-type="float">
            <text:p>1.4327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24" calcext:value-type="float">
            <text:p>2316.52124</text:p>
          </table:table-cell>
          <table:table-cell table:formula="of:=LOG([.B224])/LOG([.A224])" office:value-type="float" office:value="1.43287881378465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875977" calcext:value-type="float">
            <text:p>2332.875977</text:p>
          </table:table-cell>
          <table:table-cell table:formula="of:=LOG([.B225])/LOG([.A225])" office:value-type="float" office:value="1.43299414558746" calcext:value-type="float">
            <text:p>1.4329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767334" calcext:value-type="float">
            <text:p>2381.767334</text:p>
          </table:table-cell>
          <table:table-cell table:formula="of:=LOG([.B228])/LOG([.A228])" office:value-type="float" office:value="1.43330317207461" calcext:value-type="float">
            <text:p>1.4333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072021" calcext:value-type="float">
            <text:p>2397.072021</text:p>
          </table:table-cell>
          <table:table-cell table:formula="of:=LOG([.B229])/LOG([.A229])" office:value-type="float" office:value="1.43332250553176" calcext:value-type="float">
            <text:p>1.4333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3.856201" calcext:value-type="float">
            <text:p>2413.856201</text:p>
          </table:table-cell>
          <table:table-cell table:formula="of:=LOG([.B230])/LOG([.A230])" office:value-type="float" office:value="1.43345221305448" calcext:value-type="float">
            <text:p>1.433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9.302002" calcext:value-type="float">
            <text:p>2429.302002</text:p>
          </table:table-cell>
          <table:table-cell table:formula="of:=LOG([.B231])/LOG([.A231])" office:value-type="float" office:value="1.43347656594603" calcext:value-type="float">
            <text:p>1.4334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815674" calcext:value-type="float">
            <text:p>2444.815674</text:p>
          </table:table-cell>
          <table:table-cell table:formula="of:=LOG([.B232])/LOG([.A232])" office:value-type="float" office:value="1.43350353190035" calcext:value-type="float">
            <text:p>1.4335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60.395752" calcext:value-type="float">
            <text:p>2460.395752</text:p>
          </table:table-cell>
          <table:table-cell table:formula="of:=LOG([.B233])/LOG([.A233])" office:value-type="float" office:value="1.43353294972537" calcext:value-type="float">
            <text:p>1.4335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6.044434" calcext:value-type="float">
            <text:p>2476.044434</text:p>
          </table:table-cell>
          <table:table-cell table:formula="of:=LOG([.B234])/LOG([.A234])" office:value-type="float" office:value="1.43356493374437" calcext:value-type="float">
            <text:p>1.4335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542725" calcext:value-type="float">
            <text:p>2491.542725</text:p>
          </table:table-cell>
          <table:table-cell table:formula="of:=LOG([.B235])/LOG([.A235])" office:value-type="float" office:value="1.43358332177039" calcext:value-type="float">
            <text:p>1.4335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6.888916" calcext:value-type="float">
            <text:p>2506.888916</text:p>
          </table:table-cell>
          <table:table-cell table:formula="of:=LOG([.B236])/LOG([.A236])" office:value-type="float" office:value="1.43358827650311" calcext:value-type="float">
            <text:p>1.433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3.831055" calcext:value-type="float">
            <text:p>2523.831055</text:p>
          </table:table-cell>
          <table:table-cell table:formula="of:=LOG([.B237])/LOG([.A237])" office:value-type="float" office:value="1.43370688658381" calcext:value-type="float">
            <text:p>1.4337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447998" calcext:value-type="float">
            <text:p>2538.447998</text:p>
          </table:table-cell>
          <table:table-cell table:formula="of:=LOG([.B238])/LOG([.A238])" office:value-type="float" office:value="1.43365433929266" calcext:value-type="float">
            <text:p>1.4336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94336" calcext:value-type="float">
            <text:p>2553.694336</text:p>
          </table:table-cell>
          <table:table-cell table:formula="of:=LOG([.B239])/LOG([.A239])" office:value-type="float" office:value="1.43364552244735" calcext:value-type="float">
            <text:p>1.4336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2.638916" calcext:value-type="float">
            <text:p>2602.638916</text:p>
          </table:table-cell>
          <table:table-cell table:formula="of:=LOG([.B242])/LOG([.A242])" office:value-type="float" office:value="1.43383269651251" calcext:value-type="float">
            <text:p>1.4338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136475" calcext:value-type="float">
            <text:p>2618.136475</text:p>
          </table:table-cell>
          <table:table-cell table:formula="of:=LOG([.B243])/LOG([.A243])" office:value-type="float" office:value="1.43383264071206" calcext:value-type="float">
            <text:p>1.4338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3.690186" calcext:value-type="float">
            <text:p>2633.690186</text:p>
          </table:table-cell>
          <table:table-cell table:formula="of:=LOG([.B244])/LOG([.A244])" office:value-type="float" office:value="1.43383454481932" calcext:value-type="float">
            <text:p>1.433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298828" calcext:value-type="float">
            <text:p>2649.298828</text:p>
          </table:table-cell>
          <table:table-cell table:formula="of:=LOG([.B245])/LOG([.A245])" office:value-type="float" office:value="1.43383829050299" calcext:value-type="float">
            <text:p>1.4338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6.150391" calcext:value-type="float">
            <text:p>2666.150391</text:p>
          </table:table-cell>
          <table:table-cell table:formula="of:=LOG([.B246])/LOG([.A246])" office:value-type="float" office:value="1.43392486009018" calcext:value-type="float">
            <text:p>1.4339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486572" calcext:value-type="float">
            <text:p>2681.486572</text:p>
          </table:table-cell>
          <table:table-cell table:formula="of:=LOG([.B247])/LOG([.A247])" office:value-type="float" office:value="1.43390576194037" calcext:value-type="float">
            <text:p>1.4339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880859" calcext:value-type="float">
            <text:p>2698.880859</text:p>
          </table:table-cell>
          <table:table-cell table:formula="of:=LOG([.B248])/LOG([.A248])" office:value-type="float" office:value="1.43402352251572" calcext:value-type="float">
            <text:p>1.4340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477783" calcext:value-type="float">
            <text:p>2731.477783</text:p>
          </table:table-cell>
          <table:table-cell table:formula="of:=LOG([.B250])/LOG([.A250])" office:value-type="float" office:value="1.43410341740234" calcext:value-type="float">
            <text:p>1.434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6.417969" calcext:value-type="float">
            <text:p>2796.417969</text:p>
          </table:table-cell>
          <table:table-cell table:formula="of:=LOG([.B254])/LOG([.A254])" office:value-type="float" office:value="1.43421940504027" calcext:value-type="float">
            <text:p>1.4342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2.283203" calcext:value-type="float">
            <text:p>2812.283203</text:p>
          </table:table-cell>
          <table:table-cell table:formula="of:=LOG([.B255])/LOG([.A255])" office:value-type="float" office:value="1.43421935126194" calcext:value-type="float">
            <text:p>1.4342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959229" calcext:value-type="float">
            <text:p>2827.959229</text:p>
          </table:table-cell>
          <table:table-cell table:formula="of:=LOG([.B256])/LOG([.A256])" office:value-type="float" office:value="1.43420549216684" calcext:value-type="float">
            <text:p>1.434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4.098877" calcext:value-type="float">
            <text:p>2844.098877</text:p>
          </table:table-cell>
          <table:table-cell table:formula="of:=LOG([.B257])/LOG([.A257])" office:value-type="float" office:value="1.43421948834368" calcext:value-type="float">
            <text:p>1.434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5.18457" calcext:value-type="float">
            <text:p>7755.18457</text:p>
          </table:table-cell>
          <table:table-cell table:formula="of:=LOG([.B259])/LOG([.A259])" office:value-type="float" office:value="1.43566060020476" calcext:value-type="float">
            <text:p>1.43566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27.535156" calcext:value-type="float">
            <text:p>21227.535156</text:p>
          </table:table-cell>
          <table:table-cell table:formula="of:=LOG([.B261])/LOG([.A261])" office:value-type="float" office:value="1.4373649241388" calcext:value-type="float">
            <text:p>1.437365</text:p>
          </table:table-cell>
        </table:table-row>
        <table:table-row table:style-name="ro1" table:number-rows-repeated="2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illgem_spec" table:style-name="ta1">
        <table:shapes>
          <draw:frame draw:z-index="0" draw:style-name="gr1" draw:text-style-name="P1" svg:width="11.2551in" svg:height="4.9906in" svg:x="2.8354in" svg:y="0.1441in">
            <draw:object draw:notify-on-update-of-ranges="Killgem_spec.A2:Killgem_spec.A100 Killgem_spec.C1:Killgem_spec.C1 Killgem_spec.C2:Killgem_spec.C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3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7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.569107" calcext:value-type="float">
            <text:p>141.569107</text:p>
          </table:table-cell>
          <table:table-cell table:formula="of:=LOG([.B50])/LOG([.A50])" office:value-type="float" office:value="1.27261476819918" calcext:value-type="float">
            <text:p>1.272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.934494" calcext:value-type="float">
            <text:p>145.934494</text:p>
          </table:table-cell>
          <table:table-cell table:formula="of:=LOG([.B51])/LOG([.A51])" office:value-type="float" office:value="1.273805865374" calcext:value-type="float">
            <text:p>1.2738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.141998" calcext:value-type="float">
            <text:p>150.141998</text:p>
          </table:table-cell>
          <table:table-cell table:formula="of:=LOG([.B52])/LOG([.A52])" office:value-type="float" office:value="1.27461946886068" calcext:value-type="float">
            <text:p>1.274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4.633331" calcext:value-type="float">
            <text:p>154.633331</text:p>
          </table:table-cell>
          <table:table-cell table:formula="of:=LOG([.B53])/LOG([.A53])" office:value-type="float" office:value="1.27581517796375" calcext:value-type="float">
            <text:p>1.2758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9.121155" calcext:value-type="float">
            <text:p>159.121155</text:p>
          </table:table-cell>
          <table:table-cell table:formula="of:=LOG([.B54])/LOG([.A54])" office:value-type="float" office:value="1.27690003747265" calcext:value-type="float">
            <text:p>1.2769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.675323" calcext:value-type="float">
            <text:p>163.675323</text:p>
          </table:table-cell>
          <table:table-cell table:formula="of:=LOG([.B55])/LOG([.A55])" office:value-type="float" office:value="1.27799075359526" calcext:value-type="float">
            <text:p>1.2779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.128433" calcext:value-type="float">
            <text:p>168.128433</text:p>
          </table:table-cell>
          <table:table-cell table:formula="of:=LOG([.B56])/LOG([.A56])" office:value-type="float" office:value="1.27883755420282" calcext:value-type="float">
            <text:p>1.2788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2.769943" calcext:value-type="float">
            <text:p>172.769943</text:p>
          </table:table-cell>
          <table:table-cell table:formula="of:=LOG([.B57])/LOG([.A57])" office:value-type="float" office:value="1.27987845437857" calcext:value-type="float">
            <text:p>1.2798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7.423416" calcext:value-type="float">
            <text:p>177.423416</text:p>
          </table:table-cell>
          <table:table-cell table:formula="of:=LOG([.B58])/LOG([.A58])" office:value-type="float" office:value="1.28084921847377" calcext:value-type="float">
            <text:p>1.2808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2.075363" calcext:value-type="float">
            <text:p>182.075363</text:p>
          </table:table-cell>
          <table:table-cell table:formula="of:=LOG([.B59])/LOG([.A59])" office:value-type="float" office:value="1.28173715780967" calcext:value-type="float">
            <text:p>1.2817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6.702042" calcext:value-type="float">
            <text:p>186.702042</text:p>
          </table:table-cell>
          <table:table-cell table:formula="of:=LOG([.B60])/LOG([.A60])" office:value-type="float" office:value="1.2825177106924" calcext:value-type="float">
            <text:p>1.282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1.362427" calcext:value-type="float">
            <text:p>191.362427</text:p>
          </table:table-cell>
          <table:table-cell table:formula="of:=LOG([.B61])/LOG([.A61])" office:value-type="float" office:value="1.28327478885451" calcext:value-type="float">
            <text:p>1.283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6.111603" calcext:value-type="float">
            <text:p>196.111603</text:p>
          </table:table-cell>
          <table:table-cell table:formula="of:=LOG([.B62])/LOG([.A62])" office:value-type="float" office:value="1.2840782944589" calcext:value-type="float">
            <text:p>1.2840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.921646" calcext:value-type="float">
            <text:p>200.921646</text:p>
          </table:table-cell>
          <table:table-cell table:formula="of:=LOG([.B63])/LOG([.A63])" office:value-type="float" office:value="1.28489031769333" calcext:value-type="float">
            <text:p>1.2848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5.9366" calcext:value-type="float">
            <text:p>205.9366</text:p>
          </table:table-cell>
          <table:table-cell table:formula="of:=LOG([.B64])/LOG([.A64])" office:value-type="float" office:value="1.28587861758224" calcext:value-type="float">
            <text:p>1.2858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.016891" calcext:value-type="float">
            <text:p>211.016891</text:p>
          </table:table-cell>
          <table:table-cell table:formula="of:=LOG([.B65])/LOG([.A65])" office:value-type="float" office:value="1.28686911248328" calcext:value-type="float">
            <text:p>1.2868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6.003967" calcext:value-type="float">
            <text:p>216.003967</text:p>
          </table:table-cell>
          <table:table-cell table:formula="of:=LOG([.B66])/LOG([.A66])" office:value-type="float" office:value="1.28768521598875" calcext:value-type="float">
            <text:p>1.2876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.907883" calcext:value-type="float">
            <text:p>220.907883</text:p>
          </table:table-cell>
          <table:table-cell table:formula="of:=LOG([.B67])/LOG([.A67])" office:value-type="float" office:value="1.2883509806847" calcext:value-type="float">
            <text:p>1.2883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6.146942" calcext:value-type="float">
            <text:p>226.146942</text:p>
          </table:table-cell>
          <table:table-cell table:formula="of:=LOG([.B68])/LOG([.A68])" office:value-type="float" office:value="1.28931778480849" calcext:value-type="float">
            <text:p>1.2893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1.187485" calcext:value-type="float">
            <text:p>231.187485</text:p>
          </table:table-cell>
          <table:table-cell table:formula="of:=LOG([.B69])/LOG([.A69])" office:value-type="float" office:value="1.29001518305868" calcext:value-type="float">
            <text:p>1.290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6.49765" calcext:value-type="float">
            <text:p>236.49765</text:p>
          </table:table-cell>
          <table:table-cell table:formula="of:=LOG([.B70])/LOG([.A70])" office:value-type="float" office:value="1.29093074663399" calcext:value-type="float">
            <text:p>1.2909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.427338" calcext:value-type="float">
            <text:p>241.427338</text:p>
          </table:table-cell>
          <table:table-cell table:formula="of:=LOG([.B71])/LOG([.A71])" office:value-type="float" office:value="1.2914145450064" calcext:value-type="float">
            <text:p>1.2914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6.41774" calcext:value-type="float">
            <text:p>246.41774</text:p>
          </table:table-cell>
          <table:table-cell table:formula="of:=LOG([.B72])/LOG([.A72])" office:value-type="float" office:value="1.29191691252296" calcext:value-type="float">
            <text:p>1.2919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1.779312" calcext:value-type="float">
            <text:p>251.779312</text:p>
          </table:table-cell>
          <table:table-cell table:formula="of:=LOG([.B73])/LOG([.A73])" office:value-type="float" office:value="1.29272494132931" calcext:value-type="float">
            <text:p>1.292725</text:p>
          </table:table-cell>
        </table:table-row>
      </table:table>
      <table:table table:name="Managem_amps" table:style-name="ta1">
        <table:shapes>
          <draw:frame draw:z-index="0" draw:style-name="gr1" draw:text-style-name="P1" svg:width="9.2161in" svg:height="5.022in" svg:x="4.9799in" svg:y="0.1858in">
            <draw:object draw:notify-on-update-of-ranges="Managem_amps.A2:Managem_amps.A480 Managem_amps.F1:Managem_amps.F1 Managem_amps.F2:Managem_amps.F480 Managem_amps.A2:Managem_amps.A480 Managem_amps.D1:Managem_amps.D1 Managem_amps.D2:Managem_amps.D4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.2161in" svg:height="5.022in" svg:x="4.9551in" svg:y="5.5634in">
            <draw:object draw:notify-on-update-of-ranges="Managem_amps.A3:Managem_amps.A490 Managem_amps.F1:Managem_amps.F1 Managem_amps.F3:Managem_amps.F490 Managem_spec.A2:Managem_spec.A300 Managem_spec.C1:Managem_spec.C1 Managem_spec.C2:Managem_spec.C30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0"/>
        <table:table-column table:style-name="co3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table:formula="of:=[.B438]/[.C438]" office:value-type="float" office:value="8.56666666666667" calcext:value-type="float">
            <text:p>8.6</text:p>
          </table:table-cell>
          <table:table-cell office:value-type="float" office:value="47.620997" calcext:value-type="float">
            <text:p>47.620997</text:p>
          </table:table-cell>
          <table:table-cell table:formula="of:=LOG([.E438])/LOG([.A438])" office:value-type="float" office:value="0.635413852990547" calcext:value-type="float">
            <text:p>0.6354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table:formula="of:=[.B439]/[.C439]" office:value-type="float" office:value="8.6" calcext:value-type="float">
            <text:p>8.6</text:p>
          </table:table-cell>
          <table:table-cell office:value-type="float" office:value="47.6919" calcext:value-type="float">
            <text:p>47.6919</text:p>
          </table:table-cell>
          <table:table-cell table:formula="of:=LOG([.E439])/LOG([.A439])" office:value-type="float" office:value="0.635419676454027" calcext:value-type="float">
            <text:p>0.6354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table:formula="of:=[.B440]/[.C440]" office:value-type="float" office:value="8.63333333333333" calcext:value-type="float">
            <text:p>8.6</text:p>
          </table:table-cell>
          <table:table-cell office:value-type="float" office:value="47.766093" calcext:value-type="float">
            <text:p>47.766093</text:p>
          </table:table-cell>
          <table:table-cell table:formula="of:=LOG([.E440])/LOG([.A440])" office:value-type="float" office:value="0.635436997169519" calcext:value-type="float">
            <text:p>0.6354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table:formula="of:=[.B441]/[.C441]" office:value-type="float" office:value="8.66666666666667" calcext:value-type="float">
            <text:p>8.7</text:p>
          </table:table-cell>
          <table:table-cell office:value-type="float" office:value="47.837428" calcext:value-type="float">
            <text:p>47.837428</text:p>
          </table:table-cell>
          <table:table-cell table:formula="of:=LOG([.E441])/LOG([.A441])" office:value-type="float" office:value="0.635444635161875" calcext:value-type="float">
            <text:p>0.6354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1" calcext:value-type="float">
            <text:p>261</text:p>
          </table:table-cell>
          <table:table-cell office:value-type="float" office:value="30" calcext:value-type="float">
            <text:p>30</text:p>
          </table:table-cell>
          <table:table-cell table:formula="of:=[.B442]/[.C442]" office:value-type="float" office:value="8.7" calcext:value-type="float">
            <text:p>8.7</text:p>
          </table:table-cell>
          <table:table-cell office:value-type="float" office:value="47.909134" calcext:value-type="float">
            <text:p>47.909134</text:p>
          </table:table-cell>
          <table:table-cell table:formula="of:=LOG([.E442])/LOG([.A442])" office:value-type="float" office:value="0.635453713073412" calcext:value-type="float">
            <text:p>0.6354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table:formula="of:=[.B443]/[.C443]" office:value-type="float" office:value="8.73333333333333" calcext:value-type="float">
            <text:p>8.7</text:p>
          </table:table-cell>
          <table:table-cell office:value-type="float" office:value="47.981277" calcext:value-type="float">
            <text:p>47.981277</text:p>
          </table:table-cell>
          <table:table-cell table:formula="of:=LOG([.E443])/LOG([.A443])" office:value-type="float" office:value="0.635464448082458" calcext:value-type="float">
            <text:p>0.6354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  <table:table-cell table:formula="of:=[.B444]/[.C444]" office:value-type="float" office:value="8.76666666666667" calcext:value-type="float">
            <text:p>8.8</text:p>
          </table:table-cell>
          <table:table-cell office:value-type="float" office:value="48.050939" calcext:value-type="float">
            <text:p>48.050939</text:p>
          </table:table-cell>
          <table:table-cell table:formula="of:=LOG([.E444])/LOG([.A444])" office:value-type="float" office:value="0.635466864825981" calcext:value-type="float">
            <text:p>0.6354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table:formula="of:=[.B445]/[.C445]" office:value-type="float" office:value="8.8" calcext:value-type="float">
            <text:p>8.8</text:p>
          </table:table-cell>
          <table:table-cell office:value-type="float" office:value="48.124324" calcext:value-type="float">
            <text:p>48.124324</text:p>
          </table:table-cell>
          <table:table-cell table:formula="of:=LOG([.E445])/LOG([.A445])" office:value-type="float" office:value="0.63548215767719" calcext:value-type="float">
            <text:p>0.6354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table:formula="of:=[.B446]/[.C446]" office:value-type="float" office:value="8.83333333333333" calcext:value-type="float">
            <text:p>8.8</text:p>
          </table:table-cell>
          <table:table-cell office:value-type="float" office:value="48.196462" calcext:value-type="float">
            <text:p>48.196462</text:p>
          </table:table-cell>
          <table:table-cell table:formula="of:=LOG([.E446])/LOG([.A446])" office:value-type="float" office:value="0.635493343727555" calcext:value-type="float">
            <text:p>0.6354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table:formula="of:=[.B447]/[.C447]" office:value-type="float" office:value="8.86666666666667" calcext:value-type="float">
            <text:p>8.9</text:p>
          </table:table-cell>
          <table:table-cell office:value-type="float" office:value="48.267365" calcext:value-type="float">
            <text:p>48.267365</text:p>
          </table:table-cell>
          <table:table-cell table:formula="of:=LOG([.E447])/LOG([.A447])" office:value-type="float" office:value="0.63550048610608" calcext:value-type="float">
            <text:p>0.6355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table:formula="of:=[.B448]/[.C448]" office:value-type="float" office:value="8.9" calcext:value-type="float">
            <text:p>8.9</text:p>
          </table:table-cell>
          <table:table-cell office:value-type="float" office:value="48.337468" calcext:value-type="float">
            <text:p>48.337468</text:p>
          </table:table-cell>
          <table:table-cell table:formula="of:=LOG([.E448])/LOG([.A448])" office:value-type="float" office:value="0.635505081154715" calcext:value-type="float">
            <text:p>0.6355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table:formula="of:=[.B449]/[.C449]" office:value-type="float" office:value="8.45161290322581" calcext:value-type="float">
            <text:p>8.5</text:p>
          </table:table-cell>
          <table:table-cell office:value-type="float" office:value="48.408437" calcext:value-type="float">
            <text:p>48.408437</text:p>
          </table:table-cell>
          <table:table-cell table:formula="of:=LOG([.E449])/LOG([.A449])" office:value-type="float" office:value="0.635512779714245" calcext:value-type="float">
            <text:p>0.635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table:formula="of:=[.B450]/[.C450]" office:value-type="float" office:value="8.96666666666667" calcext:value-type="float">
            <text:p>9.0</text:p>
          </table:table-cell>
          <table:table-cell office:value-type="float" office:value="48.479426" calcext:value-type="float">
            <text:p>48.479426</text:p>
          </table:table-cell>
          <table:table-cell table:formula="of:=LOG([.E450])/LOG([.A450])" office:value-type="float" office:value="0.635520706750097" calcext:value-type="float">
            <text:p>0.6355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table:formula="of:=[.B451]/[.C451]" office:value-type="float" office:value="8.51612903225806" calcext:value-type="float">
            <text:p>8.5</text:p>
          </table:table-cell>
          <table:table-cell office:value-type="float" office:value="48.551483" calcext:value-type="float">
            <text:p>48.551483</text:p>
          </table:table-cell>
          <table:table-cell table:formula="of:=LOG([.E451])/LOG([.A451])" office:value-type="float" office:value="0.635532393719591" calcext:value-type="float">
            <text:p>0.63553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table:formula="of:=[.B452]/[.C452]" office:value-type="float" office:value="8.54838709677419" calcext:value-type="float">
            <text:p>8.5</text:p>
          </table:table-cell>
          <table:table-cell office:value-type="float" office:value="48.623622" calcext:value-type="float">
            <text:p>48.623622</text:p>
          </table:table-cell>
          <table:table-cell table:formula="of:=LOG([.E452])/LOG([.A452])" office:value-type="float" office:value="0.635544501252541" calcext:value-type="float">
            <text:p>0.6355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table:formula="of:=[.B453]/[.C453]" office:value-type="float" office:value="8.58064516129032" calcext:value-type="float">
            <text:p>8.6</text:p>
          </table:table-cell>
          <table:table-cell office:value-type="float" office:value="48.694524" calcext:value-type="float">
            <text:p>48.694524</text:p>
          </table:table-cell>
          <table:table-cell table:formula="of:=LOG([.E453])/LOG([.A453])" office:value-type="float" office:value="0.635552595954717" calcext:value-type="float">
            <text:p>0.6355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table:formula="of:=[.B454]/[.C454]" office:value-type="float" office:value="8.61290322580645" calcext:value-type="float">
            <text:p>8.6</text:p>
          </table:table-cell>
          <table:table-cell office:value-type="float" office:value="48.765157" calcext:value-type="float">
            <text:p>48.765157</text:p>
          </table:table-cell>
          <table:table-cell table:formula="of:=LOG([.E454])/LOG([.A454])" office:value-type="float" office:value="0.635559944843533" calcext:value-type="float">
            <text:p>0.6355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table:formula="of:=[.B455]/[.C455]" office:value-type="float" office:value="8.64516129032258" calcext:value-type="float">
            <text:p>8.6</text:p>
          </table:table-cell>
          <table:table-cell office:value-type="float" office:value="48.836461" calcext:value-type="float">
            <text:p>48.836461</text:p>
          </table:table-cell>
          <table:table-cell table:formula="of:=LOG([.E455])/LOG([.A455])" office:value-type="float" office:value="0.635569697513872" calcext:value-type="float">
            <text:p>0.63557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  <table:table-cell table:formula="of:=[.B456]/[.C456]" office:value-type="float" office:value="8.67741935483871" calcext:value-type="float">
            <text:p>8.7</text:p>
          </table:table-cell>
          <table:table-cell office:value-type="float" office:value="48.909012" calcext:value-type="float">
            <text:p>48.909012</text:p>
          </table:table-cell>
          <table:table-cell table:formula="of:=LOG([.E456])/LOG([.A456])" office:value-type="float" office:value="0.635583764595213" calcext:value-type="float">
            <text:p>0.6355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0" calcext:value-type="float">
            <text:p>270</text:p>
          </table:table-cell>
          <table:table-cell office:value-type="float" office:value="31" calcext:value-type="float">
            <text:p>31</text:p>
          </table:table-cell>
          <table:table-cell table:formula="of:=[.B457]/[.C457]" office:value-type="float" office:value="8.70967741935484" calcext:value-type="float">
            <text:p>8.7</text:p>
          </table:table-cell>
          <table:table-cell office:value-type="float" office:value="48.979518" calcext:value-type="float">
            <text:p>48.979518</text:p>
          </table:table-cell>
          <table:table-cell table:formula="of:=LOG([.E457])/LOG([.A457])" office:value-type="float" office:value="0.635591144292896" calcext:value-type="float">
            <text:p>0.63559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table:formula="of:=[.B458]/[.C458]" office:value-type="float" office:value="8.74193548387097" calcext:value-type="float">
            <text:p>8.7</text:p>
          </table:table-cell>
          <table:table-cell office:value-type="float" office:value="49.050919" calcext:value-type="float">
            <text:p>49.050919</text:p>
          </table:table-cell>
          <table:table-cell table:formula="of:=LOG([.E458])/LOG([.A458])" office:value-type="float" office:value="0.635601658627319" calcext:value-type="float">
            <text:p>0.6356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table:formula="of:=[.B459]/[.C459]" office:value-type="float" office:value="8.3125" calcext:value-type="float">
            <text:p>8.3</text:p>
          </table:table-cell>
          <table:table-cell office:value-type="float" office:value="49.123444" calcext:value-type="float">
            <text:p>49.123444</text:p>
          </table:table-cell>
          <table:table-cell table:formula="of:=LOG([.E459])/LOG([.A459])" office:value-type="float" office:value="0.635616050932638" calcext:value-type="float">
            <text:p>0.6356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table:formula="of:=[.B460]/[.C460]" office:value-type="float" office:value="8.34375" calcext:value-type="float">
            <text:p>8.3</text:p>
          </table:table-cell>
          <table:table-cell office:value-type="float" office:value="49.194748" calcext:value-type="float">
            <text:p>49.194748</text:p>
          </table:table-cell>
          <table:table-cell table:formula="of:=LOG([.E460])/LOG([.A460])" office:value-type="float" office:value="0.635626522268991" calcext:value-type="float">
            <text:p>0.6356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formula="of:=[.B461]/[.C461]" office:value-type="float" office:value="8.375" calcext:value-type="float">
            <text:p>8.4</text:p>
          </table:table-cell>
          <table:table-cell office:value-type="float" office:value="49.266047" calcext:value-type="float">
            <text:p>49.266047</text:p>
          </table:table-cell>
          <table:table-cell table:formula="of:=LOG([.E461])/LOG([.A461])" office:value-type="float" office:value="0.635637119040366" calcext:value-type="float">
            <text:p>0.63563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table:formula="of:=[.B462]/[.C462]" office:value-type="float" office:value="8.40625" calcext:value-type="float">
            <text:p>8.4</text:p>
          </table:table-cell>
          <table:table-cell office:value-type="float" office:value="49.338603" calcext:value-type="float">
            <text:p>49.338603</text:p>
          </table:table-cell>
          <table:table-cell table:formula="of:=LOG([.E462])/LOG([.A462])" office:value-type="float" office:value="0.635652010456207" calcext:value-type="float">
            <text:p>0.6356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table:formula="of:=[.B463]/[.C463]" office:value-type="float" office:value="8.4375" calcext:value-type="float">
            <text:p>8.4</text:p>
          </table:table-cell>
          <table:table-cell office:value-type="float" office:value="49.410472" calcext:value-type="float">
            <text:p>49.410472</text:p>
          </table:table-cell>
          <table:table-cell table:formula="of:=LOG([.E463])/LOG([.A463])" office:value-type="float" office:value="0.635664760257556" calcext:value-type="float">
            <text:p>0.6356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table:formula="of:=[.B464]/[.C464]" office:value-type="float" office:value="8.46875" calcext:value-type="float">
            <text:p>8.5</text:p>
          </table:table-cell>
          <table:table-cell office:value-type="float" office:value="49.482025" calcext:value-type="float">
            <text:p>49.482025</text:p>
          </table:table-cell>
          <table:table-cell table:formula="of:=LOG([.E464])/LOG([.A464])" office:value-type="float" office:value="0.635676601115041" calcext:value-type="float">
            <text:p>0.63567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table:formula="of:=[.B465]/[.C465]" office:value-type="float" office:value="8.5" calcext:value-type="float">
            <text:p>8.5</text:p>
          </table:table-cell>
          <table:table-cell office:value-type="float" office:value="49.553584" calcext:value-type="float">
            <text:p>49.553584</text:p>
          </table:table-cell>
          <table:table-cell table:formula="of:=LOG([.E465])/LOG([.A465])" office:value-type="float" office:value="0.635688595760948" calcext:value-type="float">
            <text:p>0.6356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table:formula="of:=[.B466]/[.C466]" office:value-type="float" office:value="8.53125" calcext:value-type="float">
            <text:p>8.5</text:p>
          </table:table-cell>
          <table:table-cell office:value-type="float" office:value="49.625229" calcext:value-type="float">
            <text:p>49.625229</text:p>
          </table:table-cell>
          <table:table-cell table:formula="of:=LOG([.E466])/LOG([.A466])" office:value-type="float" office:value="0.63570100534627" calcext:value-type="float">
            <text:p>0.6357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table:formula="of:=[.B467]/[.C467]" office:value-type="float" office:value="8.5625" calcext:value-type="float">
            <text:p>8.6</text:p>
          </table:table-cell>
          <table:table-cell office:value-type="float" office:value="49.696233" calcext:value-type="float">
            <text:p>49.696233</text:p>
          </table:table-cell>
          <table:table-cell table:formula="of:=LOG([.E467])/LOG([.A467])" office:value-type="float" office:value="0.635711446243964" calcext:value-type="float">
            <text:p>0.6357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table:formula="of:=[.B468]/[.C468]" office:value-type="float" office:value="8.15151515151515" calcext:value-type="float">
            <text:p>8.2</text:p>
          </table:table-cell>
          <table:table-cell office:value-type="float" office:value="49.769368" calcext:value-type="float">
            <text:p>49.769368</text:p>
          </table:table-cell>
          <table:table-cell table:formula="of:=LOG([.E468])/LOG([.A468])" office:value-type="float" office:value="0.635728990519308" calcext:value-type="float">
            <text:p>0.6357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0" calcext:value-type="float">
            <text:p>270</text:p>
          </table:table-cell>
          <table:table-cell office:value-type="float" office:value="33" calcext:value-type="float">
            <text:p>33</text:p>
          </table:table-cell>
          <table:table-cell table:formula="of:=[.B469]/[.C469]" office:value-type="float" office:value="8.18181818181818" calcext:value-type="float">
            <text:p>8.2</text:p>
          </table:table-cell>
          <table:table-cell office:value-type="float" office:value="49.841578" calcext:value-type="float">
            <text:p>49.841578</text:p>
          </table:table-cell>
          <table:table-cell table:formula="of:=LOG([.E469])/LOG([.A469])" office:value-type="float" office:value="0.635743627057414" calcext:value-type="float">
            <text:p>0.63574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table:formula="of:=[.B470]/[.C470]" office:value-type="float" office:value="8.21212121212121" calcext:value-type="float">
            <text:p>8.2</text:p>
          </table:table-cell>
          <table:table-cell office:value-type="float" office:value="49.913132" calcext:value-type="float">
            <text:p>49.913132</text:p>
          </table:table-cell>
          <table:table-cell table:formula="of:=LOG([.E470])/LOG([.A470])" office:value-type="float" office:value="0.635756247262208" calcext:value-type="float">
            <text:p>0.6357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table:formula="of:=[.B471]/[.C471]" office:value-type="float" office:value="8.24242424242424" calcext:value-type="float">
            <text:p>8.2</text:p>
          </table:table-cell>
          <table:table-cell office:value-type="float" office:value="49.984797" calcext:value-type="float">
            <text:p>49.984797</text:p>
          </table:table-cell>
          <table:table-cell table:formula="of:=LOG([.E471])/LOG([.A471])" office:value-type="float" office:value="0.635769355388948" calcext:value-type="float">
            <text:p>0.6357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table:formula="of:=[.B472]/[.C472]" office:value-type="float" office:value="8.27272727272727" calcext:value-type="float">
            <text:p>8.3</text:p>
          </table:table-cell>
          <table:table-cell office:value-type="float" office:value="50.057861" calcext:value-type="float">
            <text:p>50.057861</text:p>
          </table:table-cell>
          <table:table-cell table:formula="of:=LOG([.E472])/LOG([.A472])" office:value-type="float" office:value="0.635787128897332" calcext:value-type="float">
            <text:p>0.6357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  <table:table-cell table:formula="of:=[.B473]/[.C473]" office:value-type="float" office:value="8.3030303030303" calcext:value-type="float">
            <text:p>8.3</text:p>
          </table:table-cell>
          <table:table-cell office:value-type="float" office:value="50.12886" calcext:value-type="float">
            <text:p>50.12886</text:p>
          </table:table-cell>
          <table:table-cell table:formula="of:=LOG([.E473])/LOG([.A473])" office:value-type="float" office:value="0.635798319160709" calcext:value-type="float">
            <text:p>0.6357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12" calcext:value-type="float">
            <text:p>512</text:p>
          </table:table-cell>
          <table:table-cell office:value-type="float" office:value="71" calcext:value-type="float">
            <text:p>71</text:p>
          </table:table-cell>
          <table:table-cell table:formula="of:=[.B475]/[.C475]" office:value-type="float" office:value="7.2112676056338" calcext:value-type="float">
            <text:p>7.2</text:p>
          </table:table-cell>
          <table:table-cell table:style-name="ce9" office:value-type="float" office:value="78.986114" calcext:value-type="float">
            <text:p>78.986114</text:p>
          </table:table-cell>
          <table:table-cell table:formula="of:=LOG([.E475])/LOG([.A475])" office:value-type="float" office:value="0.638432452591265" calcext:value-type="float">
            <text:p>0.638432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</table:table>
      <table:table table:name="Killgem_amps" table:style-name="ta1">
        <table:shapes>
          <draw:frame draw:z-index="0" draw:style-name="gr1" draw:text-style-name="P1" svg:width="9.2744in" svg:height="5.0925in" svg:x="4.9882in" svg:y="0.1256in">
            <draw:object draw:notify-on-update-of-ranges="Killgem_amps.A2:Killgem_amps.A200 Killgem_amps.F1:Killgem_amps.F1 Killgem_amps.F2:Killgem_amps.F200 Killgem_amps.A2:Killgem_amps.A200 Killgem_amps.D1:Killgem_amps.D1 Killgem_amps.D2:Killgem_amps.D2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2161in" svg:height="5.022in" svg:x="4.9665in" svg:y="5.5843in">
            <draw:object draw:notify-on-update-of-ranges="Killgem_amps.A3:Killgem_amps.A200 Killgem_amps.F1:Killgem_amps.F1 Killgem_amps.F3:Killgem_amps.F200 Killgem_spec.A2:Killgem_spec.A129 Killgem_spec.C1:Killgem_spec.C1 Killgem_spec.C2:Killgem_spec.C12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4" table:default-cell-style-name="ce7"/>
        <table:table-column table:style-name="co3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.932635" calcext:value-type="float">
            <text:p>0.932635</text:p>
          </table:table-cell>
          <table:table-cell table:style-name="ce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1.862014" calcext:value-type="float">
            <text:p>1.862014</text:p>
          </table:table-cell>
          <table:table-cell table:style-name="ce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3.011072" calcext:value-type="float">
            <text:p>3.011072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4.146197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5.610624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8.711651" calcext:value-type="float">
            <text:p>8.711651</text:p>
          </table:table-cell>
          <table:table-cell table:style-name="ce7" table:formula="of:=LOG([.E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table:style-name="Default" office:value-type="float" office:value="13.141855" calcext:value-type="float">
            <text:p>13.141855</text:p>
          </table:table-cell>
          <table:table-cell table:style-name="ce7" table:formula="of:=LOG([.E10])/LOG([.A10])" office:value-type="float" office:value="1.17229808989725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table:style-name="Default" office:value-type="float" office:value="17.328526" calcext:value-type="float">
            <text:p>17.328526</text:p>
          </table:table-cell>
          <table:table-cell table:style-name="ce7" table:formula="of:=LOG([.E11])/LOG([.A11])" office:value-type="float" office:value="1.2387616223047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table:style-name="Default" office:value-type="float" office:value="21.346057" calcext:value-type="float">
            <text:p>21.346057</text:p>
          </table:table-cell>
          <table:table-cell table:style-name="ce7" table:formula="of:=LOG([.E12])/LOG([.A12])" office:value-type="float" office:value="1.27648070101313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table:style-name="Default" office:value-type="float" office:value="25.147346" calcext:value-type="float">
            <text:p>25.147346</text:p>
          </table:table-cell>
          <table:table-cell table:style-name="ce7" table:formula="of:=LOG([.E13])/LOG([.A13])" office:value-type="float" office:value="1.29773581812965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table:style-name="Default" office:value-type="float" office:value="28.897457" calcext:value-type="float">
            <text:p>28.897457</text:p>
          </table:table-cell>
          <table:table-cell table:style-name="ce7" table:formula="of:=LOG([.E14])/LOG([.A14])" office:value-type="float" office:value="1.31143080403591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table:style-name="Default" office:value-type="float" office:value="32.743162" calcext:value-type="float">
            <text:p>32.743162</text:p>
          </table:table-cell>
          <table:table-cell table:style-name="ce7" table:formula="of:=LOG([.E15])/LOG([.A15])" office:value-type="float" office:value="1.32194708589232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table:style-name="Default" office:value-type="float" office:value="36.42739" calcext:value-type="float">
            <text:p>36.42739</text:p>
          </table:table-cell>
          <table:table-cell table:style-name="ce7" table:formula="of:=LOG([.E16])/LOG([.A16])" office:value-type="float" office:value="1.32764191843317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table:style-name="Default" office:value-type="float" office:value="40.896893" calcext:value-type="float">
            <text:p>40.896893</text:p>
          </table:table-cell>
          <table:table-cell table:style-name="ce7" table:formula="of:=LOG([.E17])/LOG([.A17])" office:value-type="float" office:value="1.33847983461288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table:style-name="Default" office:value-type="float" office:value="45.202093" calcext:value-type="float">
            <text:p>45.202093</text:p>
          </table:table-cell>
          <table:table-cell table:style-name="ce7" table:formula="of:=LOG([.E18])/LOG([.A18])" office:value-type="float" office:value="1.34516639880694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table:style-name="Default" office:value-type="float" office:value="49.758666" calcext:value-type="float">
            <text:p>49.758666</text:p>
          </table:table-cell>
          <table:table-cell table:style-name="ce7" table:formula="of:=LOG([.E19])/LOG([.A19])" office:value-type="float" office:value="1.35179311405736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table:style-name="Default" office:value-type="float" office:value="54.154708" calcext:value-type="float">
            <text:p>54.154708</text:p>
          </table:table-cell>
          <table:table-cell table:style-name="ce7" table:formula="of:=LOG([.E20])/LOG([.A20])" office:value-type="float" office:value="1.35572343036726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table:style-name="Default" office:value-type="float" office:value="58.435694" calcext:value-type="float">
            <text:p>58.435694</text:p>
          </table:table-cell>
          <table:table-cell table:style-name="ce7" table:formula="of:=LOG([.E21])/LOG([.A21])" office:value-type="float" office:value="1.35790735963615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table:style-name="Default" office:value-type="float" office:value="62.861811" calcext:value-type="float">
            <text:p>62.861811</text:p>
          </table:table-cell>
          <table:table-cell table:style-name="ce7" table:formula="of:=LOG([.E22])/LOG([.A22])" office:value-type="float" office:value="1.36012754897118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table:style-name="Default" office:value-type="float" office:value="67.127654" calcext:value-type="float">
            <text:p>67.127654</text:p>
          </table:table-cell>
          <table:table-cell table:style-name="ce7" table:formula="of:=LOG([.E23])/LOG([.A23])" office:value-type="float" office:value="1.36089884034175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table:style-name="Default" office:value-type="float" office:value="72.821026" calcext:value-type="float">
            <text:p>72.821026</text:p>
          </table:table-cell>
          <table:table-cell table:style-name="ce7" table:formula="of:=LOG([.E24])/LOG([.A24])" office:value-type="float" office:value="1.36756901365012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table:style-name="Default" office:value-type="float" office:value="78.040117" calcext:value-type="float">
            <text:p>78.040117</text:p>
          </table:table-cell>
          <table:table-cell table:style-name="ce7" table:formula="of:=LOG([.E25])/LOG([.A25])" office:value-type="float" office:value="1.37103499423983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table:style-name="Default" office:value-type="float" office:value="83.139744" calcext:value-type="float">
            <text:p>83.139744</text:p>
          </table:table-cell>
          <table:table-cell table:style-name="ce7" table:formula="of:=LOG([.E26])/LOG([.A26])" office:value-type="float" office:value="1.37331263931473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table:style-name="Default" office:value-type="float" office:value="88.040161" calcext:value-type="float">
            <text:p>88.040161</text:p>
          </table:table-cell>
          <table:table-cell table:style-name="ce7" table:formula="of:=LOG([.E27])/LOG([.A27])" office:value-type="float" office:value="1.37435862722779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table:style-name="Default" office:value-type="float" office:value="92.97006" calcext:value-type="float">
            <text:p>92.97006</text:p>
          </table:table-cell>
          <table:table-cell table:style-name="ce7" table:formula="of:=LOG([.E28])/LOG([.A28])" office:value-type="float" office:value="1.3751522572571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table:style-name="Default" office:value-type="float" office:value="97.70813" calcext:value-type="float">
            <text:p>97.70813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table:style-name="Default" office:value-type="float" office:value="102.398949" calcext:value-type="float">
            <text:p>102.398949</text:p>
          </table:table-cell>
          <table:table-cell table:style-name="ce7" table:formula="of:=LOG([.E30])/LOG([.A30])" office:value-type="float" office:value="1.37465690054902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table:style-name="Default" office:value-type="float" office:value="107.189941" calcext:value-type="float">
            <text:p>107.189941</text:p>
          </table:table-cell>
          <table:table-cell table:style-name="ce7" table:formula="of:=LOG([.E31])/LOG([.A31])" office:value-type="float" office:value="1.37439903825703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table:style-name="Default" office:value-type="float" office:value="112.136002" calcext:value-type="float">
            <text:p>112.136002</text:p>
          </table:table-cell>
          <table:table-cell table:style-name="ce7" table:formula="of:=LOG([.E32])/LOG([.A32])" office:value-type="float" office:value="1.37441177184114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table:style-name="Default" office:value-type="float" office:value="116.998494" calcext:value-type="float">
            <text:p>116.998494</text:p>
          </table:table-cell>
          <table:table-cell table:style-name="ce7" table:formula="of:=LOG([.E33])/LOG([.A33])" office:value-type="float" office:value="1.37406922987785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table:style-name="Default" office:value-type="float" office:value="121.970533" calcext:value-type="float">
            <text:p>121.970533</text:p>
          </table:table-cell>
          <table:table-cell table:style-name="ce7" table:formula="of:=LOG([.E34])/LOG([.A34])" office:value-type="float" office:value="1.37387933482914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table:style-name="Default" office:value-type="float" office:value="127.062073" calcext:value-type="float">
            <text:p>127.062073</text:p>
          </table:table-cell>
          <table:table-cell table:style-name="ce7" table:formula="of:=LOG([.E35])/LOG([.A35])" office:value-type="float" office:value="1.37384583822703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table:style-name="Default" office:value-type="float" office:value="132.431094" calcext:value-type="float">
            <text:p>132.431094</text:p>
          </table:table-cell>
          <table:table-cell table:style-name="ce7" table:formula="of:=LOG([.E36])/LOG([.A36])" office:value-type="float" office:value="1.37428526838127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table:style-name="Default" office:value-type="float" office:value="138.008283" calcext:value-type="float">
            <text:p>138.008283</text:p>
          </table:table-cell>
          <table:table-cell table:style-name="ce7" table:formula="of:=LOG([.E37])/LOG([.A37])" office:value-type="float" office:value="1.37499306958259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table:style-name="Default" office:value-type="float" office:value="144.047356" calcext:value-type="float">
            <text:p>144.047356</text:p>
          </table:table-cell>
          <table:table-cell table:style-name="ce7" table:formula="of:=LOG([.E38])/LOG([.A38])" office:value-type="float" office:value="1.37642068495115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table:style-name="Default" office:value-type="float" office:value="149.642576" calcext:value-type="float">
            <text:p>149.642576</text:p>
          </table:table-cell>
          <table:table-cell table:style-name="ce7" table:formula="of:=LOG([.E39])/LOG([.A39])" office:value-type="float" office:value="1.37680577285817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table:style-name="Default" office:value-type="float" office:value="155.618324" calcext:value-type="float">
            <text:p>155.618324</text:p>
          </table:table-cell>
          <table:table-cell table:style-name="ce7" table:formula="of:=LOG([.E40])/LOG([.A40])" office:value-type="float" office:value="1.37773206945737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table:style-name="Default" office:value-type="float" office:value="161.792386" calcext:value-type="float">
            <text:p>161.792386</text:p>
          </table:table-cell>
          <table:table-cell table:style-name="ce7" table:formula="of:=LOG([.E41])/LOG([.A41])" office:value-type="float" office:value="1.37882357195173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table:style-name="Default" office:value-type="float" office:value="167.854246" calcext:value-type="float">
            <text:p>167.854246</text:p>
          </table:table-cell>
          <table:table-cell table:style-name="ce7" table:formula="of:=LOG([.E42])/LOG([.A42])" office:value-type="float" office:value="1.3795601451861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table:style-name="Default" office:value-type="float" office:value="173.975093" calcext:value-type="float">
            <text:p>173.975093</text:p>
          </table:table-cell>
          <table:table-cell table:style-name="ce7" table:formula="of:=LOG([.E43])/LOG([.A43])" office:value-type="float" office:value="1.380248302325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table:style-name="Default" office:value-type="float" office:value="179.915047" calcext:value-type="float">
            <text:p>179.915047</text:p>
          </table:table-cell>
          <table:table-cell table:style-name="ce7" table:formula="of:=LOG([.E44])/LOG([.A44])" office:value-type="float" office:value="1.38053935410265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table:style-name="Default" office:value-type="float" office:value="185.901527" calcext:value-type="float">
            <text:p>185.901527</text:p>
          </table:table-cell>
          <table:table-cell table:style-name="ce7" table:formula="of:=LOG([.E45])/LOG([.A45])" office:value-type="float" office:value="1.38080213051504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table:style-name="Default" office:value-type="float" office:value="191.753604" calcext:value-type="float">
            <text:p>191.753604</text:p>
          </table:table-cell>
          <table:table-cell table:style-name="ce7" table:formula="of:=LOG([.E46])/LOG([.A46])" office:value-type="float" office:value="1.38079255765443" calcext:value-type="float">
            <text:p>1.3807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table:style-name="Default" office:value-type="float" office:value="197.941004" calcext:value-type="float">
            <text:p>197.941004</text:p>
          </table:table-cell>
          <table:table-cell table:style-name="ce7" table:formula="of:=LOG([.E47])/LOG([.A47])" office:value-type="float" office:value="1.38116069881836" calcext:value-type="float">
            <text:p>1.3811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table:style-name="Default" office:value-type="float" office:value="204.238358" calcext:value-type="float">
            <text:p>204.238358</text:p>
          </table:table-cell>
          <table:table-cell table:style-name="ce7" table:formula="of:=LOG([.E48])/LOG([.A48])" office:value-type="float" office:value="1.38158021032155" calcext:value-type="float">
            <text:p>1.3815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table:style-name="Default" office:value-type="float" office:value="210.31189" calcext:value-type="float">
            <text:p>210.31189</text:p>
          </table:table-cell>
          <table:table-cell table:style-name="ce7" table:formula="of:=LOG([.E49])/LOG([.A49])" office:value-type="float" office:value="1.38163624268498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table:style-name="Default" office:value-type="float" office:value="216.294937" calcext:value-type="float">
            <text:p>216.294937</text:p>
          </table:table-cell>
          <table:table-cell table:style-name="ce7" table:formula="of:=LOG([.E50])/LOG([.A50])" office:value-type="float" office:value="1.38152394343351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table:style-name="Default" office:value-type="float" office:value="222.639109" calcext:value-type="float">
            <text:p>222.639109</text:p>
          </table:table-cell>
          <table:table-cell table:style-name="ce7" table:formula="of:=LOG([.E51])/LOG([.A51])" office:value-type="float" office:value="1.38177922464486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table:style-name="Default" office:value-type="float" office:value="229.036865" calcext:value-type="float">
            <text:p>229.036865</text:p>
          </table:table-cell>
          <table:table-cell table:style-name="ce7" table:formula="of:=LOG([.E52])/LOG([.A52])" office:value-type="float" office:value="1.38202542043188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table:style-name="Default" office:value-type="float" office:value="236.684011" calcext:value-type="float">
            <text:p>236.684011</text:p>
          </table:table-cell>
          <table:table-cell table:style-name="ce7" table:formula="of:=LOG([.E53])/LOG([.A53])" office:value-type="float" office:value="1.38354562612506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table:style-name="Default" office:value-type="float" office:value="243.985494" calcext:value-type="float">
            <text:p>243.985494</text:p>
          </table:table-cell>
          <table:table-cell table:style-name="ce7" table:formula="of:=LOG([.E54])/LOG([.A54])" office:value-type="float" office:value="1.38456035284019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table:style-name="Default" office:value-type="float" office:value="251.20285" calcext:value-type="float">
            <text:p>251.20285</text:p>
          </table:table-cell>
          <table:table-cell table:style-name="ce7" table:formula="of:=LOG([.E55])/LOG([.A55])" office:value-type="float" office:value="1.38538051683382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table:style-name="Default" office:value-type="float" office:value="258.508046" calcext:value-type="float">
            <text:p>258.508046</text:p>
          </table:table-cell>
          <table:table-cell table:style-name="ce7" table:formula="of:=LOG([.E56])/LOG([.A56])" office:value-type="float" office:value="1.38619040704178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table:style-name="Default" office:value-type="float" office:value="265.943578" calcext:value-type="float">
            <text:p>265.943578</text:p>
          </table:table-cell>
          <table:table-cell table:style-name="ce7" table:formula="of:=LOG([.E57])/LOG([.A57])" office:value-type="float" office:value="1.38703015350218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table:style-name="Default" office:value-type="float" office:value="273.347168" calcext:value-type="float">
            <text:p>273.347168</text:p>
          </table:table-cell>
          <table:table-cell table:style-name="ce7" table:formula="of:=LOG([.E58])/LOG([.A58])" office:value-type="float" office:value="1.3877495716121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table:style-name="Default" office:value-type="float" office:value="280.82133" calcext:value-type="float">
            <text:p>280.82133</text:p>
          </table:table-cell>
          <table:table-cell table:style-name="ce7" table:formula="of:=LOG([.E59])/LOG([.A59])" office:value-type="float" office:value="1.38844914610598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table:style-name="Default" office:value-type="float" office:value="288.489329" calcext:value-type="float">
            <text:p>288.489329</text:p>
          </table:table-cell>
          <table:table-cell table:style-name="ce7" table:formula="of:=LOG([.E60])/LOG([.A60])" office:value-type="float" office:value="1.38923508988549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table:style-name="Default" office:value-type="float" office:value="295.731684" calcext:value-type="float">
            <text:p>295.731684</text:p>
          </table:table-cell>
          <table:table-cell table:style-name="ce7" table:formula="of:=LOG([.E61])/LOG([.A61])" office:value-type="float" office:value="1.38958812180873" calcext:value-type="float">
            <text:p>1.389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table:style-name="Default" office:value-type="float" office:value="303.205134" calcext:value-type="float">
            <text:p>303.205134</text:p>
          </table:table-cell>
          <table:table-cell table:style-name="ce7" table:formula="of:=LOG([.E62])/LOG([.A62])" office:value-type="float" office:value="1.39007174025557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table:style-name="Default" office:value-type="float" office:value="310.792058" calcext:value-type="float">
            <text:p>310.792058</text:p>
          </table:table-cell>
          <table:table-cell table:style-name="ce7" table:formula="of:=LOG([.E63])/LOG([.A63])" office:value-type="float" office:value="1.3905832786915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table:style-name="Default" office:value-type="float" office:value="317.916972" calcext:value-type="float">
            <text:p>317.916972</text:p>
          </table:table-cell>
          <table:table-cell table:style-name="ce7" table:formula="of:=LOG([.E64])/LOG([.A64])" office:value-type="float" office:value="1.3906837780695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table:style-name="Default" office:value-type="float" office:value="325.404332" calcext:value-type="float">
            <text:p>325.404332</text:p>
          </table:table-cell>
          <table:table-cell table:style-name="ce7" table:formula="of:=LOG([.E65])/LOG([.A65])" office:value-type="float" office:value="1.39101494117231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table:style-name="Default" office:value-type="float" office:value="332.796834" calcext:value-type="float">
            <text:p>332.796834</text:p>
          </table:table-cell>
          <table:table-cell table:style-name="ce7" table:formula="of:=LOG([.E66])/LOG([.A66])" office:value-type="float" office:value="1.39122985487301" calcext:value-type="float">
            <text:p>1.3912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table:style-name="Default" office:value-type="float" office:value="339.648717" calcext:value-type="float">
            <text:p>339.648717</text:p>
          </table:table-cell>
          <table:table-cell table:style-name="ce7" table:formula="of:=LOG([.E67])/LOG([.A67])" office:value-type="float" office:value="1.39102438197412" calcext:value-type="float">
            <text:p>1.391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table:style-name="Default" office:value-type="float" office:value="347.311249" calcext:value-type="float">
            <text:p>347.311249</text:p>
          </table:table-cell>
          <table:table-cell table:style-name="ce7" table:formula="of:=LOG([.E68])/LOG([.A68])" office:value-type="float" office:value="1.39135529720066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table:style-name="Default" office:value-type="float" office:value="354.65065" calcext:value-type="float">
            <text:p>354.65065</text:p>
          </table:table-cell>
          <table:table-cell table:style-name="ce7" table:formula="of:=LOG([.E69])/LOG([.A69])" office:value-type="float" office:value="1.39142611666217" calcext:value-type="float">
            <text:p>1.3914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table:style-name="Default" office:value-type="float" office:value="362.584407" calcext:value-type="float">
            <text:p>362.584407</text:p>
          </table:table-cell>
          <table:table-cell table:style-name="ce7" table:formula="of:=LOG([.E70])/LOG([.A70])" office:value-type="float" office:value="1.39185381560146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table:style-name="Default" office:value-type="float" office:value="370.516078" calcext:value-type="float">
            <text:p>370.516078</text:p>
          </table:table-cell>
          <table:table-cell table:style-name="ce7" table:formula="of:=LOG([.E71])/LOG([.A71])" office:value-type="float" office:value="1.3922333678672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table:style-name="Default" office:value-type="float" office:value="378.511556" calcext:value-type="float">
            <text:p>378.511556</text:p>
          </table:table-cell>
          <table:table-cell table:style-name="ce7" table:formula="of:=LOG([.E72])/LOG([.A72])" office:value-type="float" office:value="1.39260905690514" calcext:value-type="float">
            <text:p>1.3926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table:style-name="Default" office:value-type="float" office:value="386.402766" calcext:value-type="float">
            <text:p>386.402766</text:p>
          </table:table-cell>
          <table:table-cell table:style-name="ce7" table:formula="of:=LOG([.E73])/LOG([.A73])" office:value-type="float" office:value="1.39287942872387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table:style-name="Default" office:value-type="float" office:value="394.327672" calcext:value-type="float">
            <text:p>394.327672</text:p>
          </table:table-cell>
          <table:table-cell table:style-name="ce7" table:formula="of:=LOG([.E74])/LOG([.A74])" office:value-type="float" office:value="1.39313336962513" calcext:value-type="float">
            <text:p>1.393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table:style-name="Default" office:value-type="float" office:value="402.79508" calcext:value-type="float">
            <text:p>402.79508</text:p>
          </table:table-cell>
          <table:table-cell table:style-name="ce7" table:formula="of:=LOG([.E75])/LOG([.A75])" office:value-type="float" office:value="1.39366571284956" calcext:value-type="float">
            <text:p>1.3936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table:style-name="Default" office:value-type="float" office:value="410.992864" calcext:value-type="float">
            <text:p>410.992864</text:p>
          </table:table-cell>
          <table:table-cell table:style-name="ce7" table:formula="of:=LOG([.E76])/LOG([.A76])" office:value-type="float" office:value="1.39399940278827" calcext:value-type="float">
            <text:p>1.393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table:style-name="Default" office:value-type="float" office:value="419.184647" calcext:value-type="float">
            <text:p>419.184647</text:p>
          </table:table-cell>
          <table:table-cell table:style-name="ce7" table:formula="of:=LOG([.E77])/LOG([.A77])" office:value-type="float" office:value="1.394293075411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table:style-name="Default" office:value-type="float" office:value="427.674459" calcext:value-type="float">
            <text:p>427.674459</text:p>
          </table:table-cell>
          <table:table-cell table:style-name="ce7" table:formula="of:=LOG([.E78])/LOG([.A78])" office:value-type="float" office:value="1.39471309324278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table:style-name="Default" office:value-type="float" office:value="435.540212" calcext:value-type="float">
            <text:p>435.540212</text:p>
          </table:table-cell>
          <table:table-cell table:style-name="ce7" table:formula="of:=LOG([.E79])/LOG([.A79])" office:value-type="float" office:value="1.39476549133856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table:style-name="Default" office:value-type="float" office:value="443.451894" calcext:value-type="float">
            <text:p>443.451894</text:p>
          </table:table-cell>
          <table:table-cell table:style-name="ce7" table:formula="of:=LOG([.E80])/LOG([.A80])" office:value-type="float" office:value="1.39481910132622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table:style-name="Default" office:value-type="float" office:value="451.479289" calcext:value-type="float">
            <text:p>451.479289</text:p>
          </table:table-cell>
          <table:table-cell table:style-name="ce7" table:formula="of:=LOG([.E81])/LOG([.A81])" office:value-type="float" office:value="1.39490925315211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table:style-name="Default" office:value-type="float" office:value="459.582265" calcext:value-type="float">
            <text:p>459.582265</text:p>
          </table:table-cell>
          <table:table-cell table:style-name="ce7" table:formula="of:=LOG([.E82])/LOG([.A82])" office:value-type="float" office:value="1.39501396911361" calcext:value-type="float">
            <text:p>1.395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table:style-name="Default" office:value-type="float" office:value="467.626088" calcext:value-type="float">
            <text:p>467.626088</text:p>
          </table:table-cell>
          <table:table-cell table:style-name="ce7" table:formula="of:=LOG([.E83])/LOG([.A83])" office:value-type="float" office:value="1.39506709512588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table:style-name="Default" office:value-type="float" office:value="475.825144" calcext:value-type="float">
            <text:p>475.825144</text:p>
          </table:table-cell>
          <table:table-cell table:style-name="ce7" table:formula="of:=LOG([.E84])/LOG([.A84])" office:value-type="float" office:value="1.39517375470128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table:style-name="Default" office:value-type="float" office:value="484.403687" calcext:value-type="float">
            <text:p>484.403687</text:p>
          </table:table-cell>
          <table:table-cell table:style-name="ce7" table:formula="of:=LOG([.E85])/LOG([.A85])" office:value-type="float" office:value="1.39543540250686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table:style-name="Default" office:value-type="float" office:value="493.062134" calcext:value-type="float">
            <text:p>493.062134</text:p>
          </table:table-cell>
          <table:table-cell table:style-name="ce7" table:formula="of:=LOG([.E86])/LOG([.A86])" office:value-type="float" office:value="1.39570604140873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table:style-name="Default" office:value-type="float" office:value="501.815643" calcext:value-type="float">
            <text:p>501.815643</text:p>
          </table:table-cell>
          <table:table-cell table:style-name="ce7" table:formula="of:=LOG([.E87])/LOG([.A87])" office:value-type="float" office:value="1.39599191388846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table:style-name="Default" office:value-type="float" office:value="510.296834" calcext:value-type="float">
            <text:p>510.296834</text:p>
          </table:table-cell>
          <table:table-cell table:style-name="ce7" table:formula="of:=LOG([.E88])/LOG([.A88])" office:value-type="float" office:value="1.39613095885534" calcext:value-type="float">
            <text:p>1.3961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table:style-name="Default" office:value-type="float" office:value="518.750153" calcext:value-type="float">
            <text:p>518.750153</text:p>
          </table:table-cell>
          <table:table-cell table:style-name="ce7" table:formula="of:=LOG([.E89])/LOG([.A89])" office:value-type="float" office:value="1.39623678662495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table:style-name="Default" office:value-type="float" office:value="527.033488" calcext:value-type="float">
            <text:p>527.033488</text:p>
          </table:table-cell>
          <table:table-cell table:style-name="ce7" table:formula="of:=LOG([.E90])/LOG([.A90])" office:value-type="float" office:value="1.39625123865592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table:style-name="Default" office:value-type="float" office:value="535.115153" calcext:value-type="float">
            <text:p>535.115153</text:p>
          </table:table-cell>
          <table:table-cell table:style-name="ce7" table:formula="of:=LOG([.E91])/LOG([.A91])" office:value-type="float" office:value="1.39616615440684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0" table:formula="of:=[.B92]/[.C92]" office:value-type="float" office:value="24.3333333333333" calcext:value-type="float">
            <text:p>24.3</text:p>
          </table:table-cell>
          <table:table-cell table:style-name="Default" office:value-type="float" office:value="544.359945" calcext:value-type="float">
            <text:p>544.359945</text:p>
          </table:table-cell>
          <table:table-cell table:style-name="ce7" table:formula="of:=LOG([.E92])/LOG([.A92])" office:value-type="float" office:value="1.3965433156486" calcext:value-type="float">
            <text:p>1.396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" table:formula="of:=[.B93]/[.C93]" office:value-type="float" office:value="24.6666666666667" calcext:value-type="float">
            <text:p>24.7</text:p>
          </table:table-cell>
          <table:table-cell table:style-name="Default" office:value-type="float" office:value="554.634806" calcext:value-type="float">
            <text:p>554.634806</text:p>
          </table:table-cell>
          <table:table-cell table:style-name="ce7" table:formula="of:=LOG([.E93])/LOG([.A93])" office:value-type="float" office:value="1.39730325341325" calcext:value-type="float">
            <text:p>1.397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0" table:formula="of:=[.B94]/[.C94]" office:value-type="float" office:value="25" calcext:value-type="float">
            <text:p>25.0</text:p>
          </table:table-cell>
          <table:table-cell table:style-name="Default" office:value-type="float" office:value="565.02538" calcext:value-type="float">
            <text:p>565.02538</text:p>
          </table:table-cell>
          <table:table-cell table:style-name="ce7" table:formula="of:=LOG([.E94])/LOG([.A94])" office:value-type="float" office:value="1.39806542803169" calcext:value-type="float">
            <text:p>1.3980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0" table:formula="of:=[.B95]/[.C95]" office:value-type="float" office:value="25.3333333333333" calcext:value-type="float">
            <text:p>25.3</text:p>
          </table:table-cell>
          <table:table-cell table:style-name="Default" office:value-type="float" office:value="575.437571" calcext:value-type="float">
            <text:p>575.437571</text:p>
          </table:table-cell>
          <table:table-cell table:style-name="ce7" table:formula="of:=LOG([.E95])/LOG([.A95])" office:value-type="float" office:value="1.39879339752134" calcext:value-type="float">
            <text:p>1.3987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0" table:formula="of:=[.B96]/[.C96]" office:value-type="float" office:value="25.6666666666667" calcext:value-type="float">
            <text:p>25.7</text:p>
          </table:table-cell>
          <table:table-cell table:style-name="Default" office:value-type="float" office:value="584.89034" calcext:value-type="float">
            <text:p>584.89034</text:p>
          </table:table-cell>
          <table:table-cell table:style-name="ce7" table:formula="of:=LOG([.E96])/LOG([.A96])" office:value-type="float" office:value="1.39912090913585" calcext:value-type="float">
            <text:p>1.399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0" table:formula="of:=[.B97]/[.C97]" office:value-type="float" office:value="26" calcext:value-type="float">
            <text:p>26.0</text:p>
          </table:table-cell>
          <table:table-cell table:style-name="Default" office:value-type="float" office:value="594.230143" calcext:value-type="float">
            <text:p>594.230143</text:p>
          </table:table-cell>
          <table:table-cell table:style-name="ce7" table:formula="of:=LOG([.E97])/LOG([.A97])" office:value-type="float" office:value="1.39938199771711" calcext:value-type="float">
            <text:p>1.3993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0" table:formula="of:=[.B98]/[.C98]" office:value-type="float" office:value="26.3333333333333" calcext:value-type="float">
            <text:p>26.3</text:p>
          </table:table-cell>
          <table:table-cell table:style-name="Default" office:value-type="float" office:value="603.588765" calcext:value-type="float">
            <text:p>603.588765</text:p>
          </table:table-cell>
          <table:table-cell table:style-name="ce7" table:formula="of:=LOG([.E98])/LOG([.A98])" office:value-type="float" office:value="1.39962789856838" calcext:value-type="float">
            <text:p>1.3996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0" table:formula="of:=[.B99]/[.C99]" office:value-type="float" office:value="26.6666666666667" calcext:value-type="float">
            <text:p>26.7</text:p>
          </table:table-cell>
          <table:table-cell table:style-name="Default" office:value-type="float" office:value="613.159587" calcext:value-type="float">
            <text:p>613.159587</text:p>
          </table:table-cell>
          <table:table-cell table:style-name="ce7" table:formula="of:=LOG([.E99])/LOG([.A99])" office:value-type="float" office:value="1.39992819351444" calcext:value-type="float">
            <text:p>1.399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0" table:formula="of:=[.B100]/[.C100]" office:value-type="float" office:value="18.75" calcext:value-type="float">
            <text:p>18.8</text:p>
          </table:table-cell>
          <table:table-cell table:style-name="Default" office:value-type="float" office:value="622.764994" calcext:value-type="float">
            <text:p>622.764994</text:p>
          </table:table-cell>
          <table:table-cell table:style-name="ce7" table:formula="of:=LOG([.E100])/LOG([.A100])" office:value-type="float" office:value="1.40021793571749" calcext:value-type="float">
            <text:p>1.400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10" table:formula="of:=[.B101]/[.C101]" office:value-type="float" office:value="19" calcext:value-type="float">
            <text:p>19.0</text:p>
          </table:table-cell>
          <table:table-cell table:style-name="Default" office:value-type="float" office:value="633.961538" calcext:value-type="float">
            <text:p>633.961538</text:p>
          </table:table-cell>
          <table:table-cell table:style-name="ce7" table:formula="of:=LOG([.E101])/LOG([.A101])" office:value-type="float" office:value="1.40103145517032" calcext:value-type="float">
            <text:p>1.4010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0" table:formula="of:=[.B102]/[.C102]" office:value-type="float" office:value="19.25" calcext:value-type="float">
            <text:p>19.3</text:p>
          </table:table-cell>
          <table:table-cell table:style-name="Default" office:value-type="float" office:value="643.811188" calcext:value-type="float">
            <text:p>643.811188</text:p>
          </table:table-cell>
          <table:table-cell table:style-name="ce7" table:formula="of:=LOG([.E102])/LOG([.A102])" office:value-type="float" office:value="1.40135137818848" calcext:value-type="float">
            <text:p>1.4013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0" table:formula="of:=[.B103]/[.C103]" office:value-type="float" office:value="19.5" calcext:value-type="float">
            <text:p>19.5</text:p>
          </table:table-cell>
          <table:table-cell table:style-name="Default" office:value-type="float" office:value="654.144135" calcext:value-type="float">
            <text:p>654.144135</text:p>
          </table:table-cell>
          <table:table-cell table:style-name="ce7" table:formula="of:=LOG([.E103])/LOG([.A103])" office:value-type="float" office:value="1.40180882760244" calcext:value-type="float">
            <text:p>1.4018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0" table:formula="of:=[.B104]/[.C104]" office:value-type="float" office:value="19.75" calcext:value-type="float">
            <text:p>19.8</text:p>
          </table:table-cell>
          <table:table-cell table:style-name="Default" office:value-type="float" office:value="664.102732" calcext:value-type="float">
            <text:p>664.102732</text:p>
          </table:table-cell>
          <table:table-cell table:style-name="ce7" table:formula="of:=LOG([.E104])/LOG([.A104])" office:value-type="float" office:value="1.40211798162955" calcext:value-type="float">
            <text:p>1.402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0" table:formula="of:=[.B105]/[.C105]" office:value-type="float" office:value="20" calcext:value-type="float">
            <text:p>20.0</text:p>
          </table:table-cell>
          <table:table-cell table:style-name="Default" office:value-type="float" office:value="674.11026" calcext:value-type="float">
            <text:p>674.11026</text:p>
          </table:table-cell>
          <table:table-cell table:style-name="ce7" table:formula="of:=LOG([.E105])/LOG([.A105])" office:value-type="float" office:value="1.40242150789707" calcext:value-type="float">
            <text:p>1.4024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style-name="ce10" table:formula="of:=[.B106]/[.C106]" office:value-type="float" office:value="20.25" calcext:value-type="float">
            <text:p>20.3</text:p>
          </table:table-cell>
          <table:table-cell table:style-name="Default" office:value-type="float" office:value="683.871155" calcext:value-type="float">
            <text:p>683.871155</text:p>
          </table:table-cell>
          <table:table-cell table:style-name="ce7" table:formula="of:=LOG([.E106])/LOG([.A106])" office:value-type="float" office:value="1.40262680359422" calcext:value-type="float">
            <text:p>1.4026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style-name="ce10" table:formula="of:=[.B107]/[.C107]" office:value-type="float" office:value="20.5" calcext:value-type="float">
            <text:p>20.5</text:p>
          </table:table-cell>
          <table:table-cell table:style-name="Default" office:value-type="float" office:value="694.104411" calcext:value-type="float">
            <text:p>694.104411</text:p>
          </table:table-cell>
          <table:table-cell table:style-name="ce7" table:formula="of:=LOG([.E107])/LOG([.A107])" office:value-type="float" office:value="1.40296083325672" calcext:value-type="float">
            <text:p>1.4029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0" table:formula="of:=[.B108]/[.C108]" office:value-type="float" office:value="20.75" calcext:value-type="float">
            <text:p>20.8</text:p>
          </table:table-cell>
          <table:table-cell table:style-name="Default" office:value-type="float" office:value="703.85732" calcext:value-type="float">
            <text:p>703.85732</text:p>
          </table:table-cell>
          <table:table-cell table:style-name="ce7" table:formula="of:=LOG([.E108])/LOG([.A108])" office:value-type="float" office:value="1.40312771929684" calcext:value-type="float">
            <text:p>1.403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" table:formula="of:=[.B109]/[.C109]" office:value-type="float" office:value="15.6" calcext:value-type="float">
            <text:p>15.6</text:p>
          </table:table-cell>
          <table:table-cell table:style-name="Default" office:value-type="float" office:value="714.168243" calcext:value-type="float">
            <text:p>714.168243</text:p>
          </table:table-cell>
          <table:table-cell table:style-name="ce7" table:formula="of:=LOG([.E109])/LOG([.A109])" office:value-type="float" office:value="1.40344604845087" calcext:value-type="float">
            <text:p>1.4034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0" table:formula="of:=[.B110]/[.C110]" office:value-type="float" office:value="15.8" calcext:value-type="float">
            <text:p>15.8</text:p>
          </table:table-cell>
          <table:table-cell table:style-name="Default" office:value-type="float" office:value="724.503937" calcext:value-type="float">
            <text:p>724.503937</text:p>
          </table:table-cell>
          <table:table-cell table:style-name="ce7" table:formula="of:=LOG([.E110])/LOG([.A110])" office:value-type="float" office:value="1.40375162131641" calcext:value-type="float">
            <text:p>1.4037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0" table:formula="of:=[.B111]/[.C111]" office:value-type="float" office:value="16" calcext:value-type="float">
            <text:p>16.0</text:p>
          </table:table-cell>
          <table:table-cell table:style-name="Default" office:value-type="float" office:value="735.19282" calcext:value-type="float">
            <text:p>735.19282</text:p>
          </table:table-cell>
          <table:table-cell table:style-name="ce7" table:formula="of:=LOG([.E111])/LOG([.A111])" office:value-type="float" office:value="1.40414006469976" calcext:value-type="float">
            <text:p>1.404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0" table:formula="of:=[.B112]/[.C112]" office:value-type="float" office:value="16.2" calcext:value-type="float">
            <text:p>16.2</text:p>
          </table:table-cell>
          <table:table-cell table:style-name="Default" office:value-type="float" office:value="745.777232" calcext:value-type="float">
            <text:p>745.777232</text:p>
          </table:table-cell>
          <table:table-cell table:style-name="ce7" table:formula="of:=LOG([.E112])/LOG([.A112])" office:value-type="float" office:value="1.40447701920328" calcext:value-type="float">
            <text:p>1.4044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0" table:formula="of:=[.B113]/[.C113]" office:value-type="float" office:value="16.4" calcext:value-type="float">
            <text:p>16.4</text:p>
          </table:table-cell>
          <table:table-cell table:style-name="Default" office:value-type="float" office:value="756.43575" calcext:value-type="float">
            <text:p>756.43575</text:p>
          </table:table-cell>
          <table:table-cell table:style-name="ce7" table:formula="of:=LOG([.E113])/LOG([.A113])" office:value-type="float" office:value="1.40481491674084" calcext:value-type="float">
            <text:p>1.404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0" table:formula="of:=[.B114]/[.C114]" office:value-type="float" office:value="16.6" calcext:value-type="float">
            <text:p>16.6</text:p>
          </table:table-cell>
          <table:table-cell table:style-name="Default" office:value-type="float" office:value="766.921234" calcext:value-type="float">
            <text:p>766.921234</text:p>
          </table:table-cell>
          <table:table-cell table:style-name="ce7" table:formula="of:=LOG([.E114])/LOG([.A114])" office:value-type="float" office:value="1.4050855054011" calcext:value-type="float">
            <text:p>1.4050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0" table:formula="of:=[.B115]/[.C115]" office:value-type="float" office:value="16.8" calcext:value-type="float">
            <text:p>16.8</text:p>
          </table:table-cell>
          <table:table-cell table:style-name="Default" office:value-type="float" office:value="777.563121" calcext:value-type="float">
            <text:p>777.563121</text:p>
          </table:table-cell>
          <table:table-cell table:style-name="ce7" table:formula="of:=LOG([.E115])/LOG([.A115])" office:value-type="float" office:value="1.40538131960673" calcext:value-type="float">
            <text:p>1.4053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0" table:formula="of:=[.B116]/[.C116]" office:value-type="float" office:value="17" calcext:value-type="float">
            <text:p>17.0</text:p>
          </table:table-cell>
          <table:table-cell table:style-name="Default" office:value-type="float" office:value="788.564504" calcext:value-type="float">
            <text:p>788.564504</text:p>
          </table:table-cell>
          <table:table-cell table:style-name="ce7" table:formula="of:=LOG([.E116])/LOG([.A116])" office:value-type="float" office:value="1.40575545204241" calcext:value-type="float">
            <text:p>1.4057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style-name="ce10" table:formula="of:=[.B117]/[.C117]" office:value-type="float" office:value="17.2" calcext:value-type="float">
            <text:p>17.2</text:p>
          </table:table-cell>
          <table:table-cell table:style-name="Default" office:value-type="float" office:value="799.138794" calcext:value-type="float">
            <text:p>799.138794</text:p>
          </table:table-cell>
          <table:table-cell table:style-name="ce7" table:formula="of:=LOG([.E117])/LOG([.A117])" office:value-type="float" office:value="1.40599722980369" calcext:value-type="float">
            <text:p>1.4059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0" table:formula="of:=[.B118]/[.C118]" office:value-type="float" office:value="17.4" calcext:value-type="float">
            <text:p>17.4</text:p>
          </table:table-cell>
          <table:table-cell table:style-name="Default" office:value-type="float" office:value="809.69457" calcext:value-type="float">
            <text:p>809.69457</text:p>
          </table:table-cell>
          <table:table-cell table:style-name="ce7" table:formula="of:=LOG([.E118])/LOG([.A118])" office:value-type="float" office:value="1.40621850318168" calcext:value-type="float">
            <text:p>1.4062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0" table:formula="of:=[.B119]/[.C119]" office:value-type="float" office:value="17.6" calcext:value-type="float">
            <text:p>17.6</text:p>
          </table:table-cell>
          <table:table-cell table:style-name="Default" office:value-type="float" office:value="820.266825" calcext:value-type="float">
            <text:p>820.266825</text:p>
          </table:table-cell>
          <table:table-cell table:style-name="ce7" table:formula="of:=LOG([.E119])/LOG([.A119])" office:value-type="float" office:value="1.40642910018839" calcext:value-type="float">
            <text:p>1.4064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0" table:formula="of:=[.B120]/[.C120]" office:value-type="float" office:value="17.8" calcext:value-type="float">
            <text:p>17.8</text:p>
          </table:table-cell>
          <table:table-cell table:style-name="Default" office:value-type="float" office:value="831.386464" calcext:value-type="float">
            <text:p>831.386464</text:p>
          </table:table-cell>
          <table:table-cell table:style-name="ce7" table:formula="of:=LOG([.E120])/LOG([.A120])" office:value-type="float" office:value="1.40676313457993" calcext:value-type="float">
            <text:p>1.4067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0" table:formula="of:=[.B121]/[.C121]" office:value-type="float" office:value="18" calcext:value-type="float">
            <text:p>18.0</text:p>
          </table:table-cell>
          <table:table-cell table:style-name="Default" office:value-type="float" office:value="842.03242" calcext:value-type="float">
            <text:p>842.03242</text:p>
          </table:table-cell>
          <table:table-cell table:style-name="ce7" table:formula="of:=LOG([.E121])/LOG([.A121])" office:value-type="float" office:value="1.40696190802196" calcext:value-type="float">
            <text:p>1.406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0" table:formula="of:=[.B122]/[.C122]" office:value-type="float" office:value="18.2" calcext:value-type="float">
            <text:p>18.2</text:p>
          </table:table-cell>
          <table:table-cell table:style-name="Default" office:value-type="float" office:value="852.272542" calcext:value-type="float">
            <text:p>852.272542</text:p>
          </table:table-cell>
          <table:table-cell table:style-name="ce7" table:formula="of:=LOG([.E122])/LOG([.A122])" office:value-type="float" office:value="1.40704776334512" calcext:value-type="float">
            <text:p>1.4070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10" table:formula="of:=[.B123]/[.C123]" office:value-type="float" office:value="18.4" calcext:value-type="float">
            <text:p>18.4</text:p>
          </table:table-cell>
          <table:table-cell table:style-name="Default" office:value-type="float" office:value="862.814433" calcext:value-type="float">
            <text:p>862.814433</text:p>
          </table:table-cell>
          <table:table-cell table:style-name="ce7" table:formula="of:=LOG([.E123])/LOG([.A123])" office:value-type="float" office:value="1.40719609250692" calcext:value-type="float">
            <text:p>1.4071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0" table:formula="of:=[.B124]/[.C124]" office:value-type="float" office:value="18.6" calcext:value-type="float">
            <text:p>18.6</text:p>
          </table:table-cell>
          <table:table-cell table:style-name="Default" office:value-type="float" office:value="873.174947" calcext:value-type="float">
            <text:p>873.174947</text:p>
          </table:table-cell>
          <table:table-cell table:style-name="ce7" table:formula="of:=LOG([.E124])/LOG([.A124])" office:value-type="float" office:value="1.40728937902849" calcext:value-type="float">
            <text:p>1.4072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0" table:formula="of:=[.B125]/[.C125]" office:value-type="float" office:value="18.8" calcext:value-type="float">
            <text:p>18.8</text:p>
          </table:table-cell>
          <table:table-cell table:style-name="Default" office:value-type="float" office:value="883.397624" calcext:value-type="float">
            <text:p>883.397624</text:p>
          </table:table-cell>
          <table:table-cell table:style-name="ce7" table:formula="of:=LOG([.E125])/LOG([.A125])" office:value-type="float" office:value="1.40734007281979" calcext:value-type="float">
            <text:p>1.4073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0" table:formula="of:=[.B126]/[.C126]" office:value-type="float" office:value="19" calcext:value-type="float">
            <text:p>19.0</text:p>
          </table:table-cell>
          <table:table-cell table:style-name="Default" office:value-type="float" office:value="893.678589" calcext:value-type="float">
            <text:p>893.678589</text:p>
          </table:table-cell>
          <table:table-cell table:style-name="ce7" table:formula="of:=LOG([.E126])/LOG([.A126])" office:value-type="float" office:value="1.40739532683996" calcext:value-type="float">
            <text:p>1.4073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0" table:formula="of:=[.B127]/[.C127]" office:value-type="float" office:value="19.2" calcext:value-type="float">
            <text:p>19.2</text:p>
          </table:table-cell>
          <table:table-cell table:style-name="Default" office:value-type="float" office:value="904.017639" calcext:value-type="float">
            <text:p>904.017639</text:p>
          </table:table-cell>
          <table:table-cell table:style-name="ce7" table:formula="of:=LOG([.E127])/LOG([.A127])" office:value-type="float" office:value="1.40745494231551" calcext:value-type="float">
            <text:p>1.407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0" table:formula="of:=[.B128]/[.C128]" office:value-type="float" office:value="19.4" calcext:value-type="float">
            <text:p>19.4</text:p>
          </table:table-cell>
          <table:table-cell table:style-name="Default" office:value-type="float" office:value="914.296061" calcext:value-type="float">
            <text:p>914.296061</text:p>
          </table:table-cell>
          <table:table-cell table:style-name="ce7" table:formula="of:=LOG([.E128])/LOG([.A128])" office:value-type="float" office:value="1.40749197239029" calcext:value-type="float">
            <text:p>1.407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style-name="ce10" table:formula="of:=[.B129]/[.C129]" office:value-type="float" office:value="19.6" calcext:value-type="float">
            <text:p>19.6</text:p>
          </table:table-cell>
          <table:table-cell table:style-name="Default" office:value-type="float" office:value="924.613342" calcext:value-type="float">
            <text:p>924.613342</text:p>
          </table:table-cell>
          <table:table-cell table:style-name="ce7" table:formula="of:=LOG([.E129])/LOG([.A129])" office:value-type="float" office:value="1.40752948147459" calcext:value-type="float">
            <text:p>1.4075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0" table:formula="of:=[.B130]/[.C130]" office:value-type="float" office:value="19.8" calcext:value-type="float">
            <text:p>19.8</text:p>
          </table:table-cell>
          <table:table-cell table:style-name="Default" office:value-type="float" office:value="934.893799" calcext:value-type="float">
            <text:p>934.893799</text:p>
          </table:table-cell>
          <table:table-cell table:style-name="ce7" table:formula="of:=LOG([.E130])/LOG([.A130])" office:value-type="float" office:value="1.40755082083848" calcext:value-type="float">
            <text:p>1.4075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0" table:formula="of:=[.B131]/[.C131]" office:value-type="float" office:value="20" calcext:value-type="float">
            <text:p>20.0</text:p>
          </table:table-cell>
          <table:table-cell table:style-name="Default" office:value-type="float" office:value="945.456136" calcext:value-type="float">
            <text:p>945.456136</text:p>
          </table:table-cell>
          <table:table-cell table:style-name="ce7" table:formula="of:=LOG([.E131])/LOG([.A131])" office:value-type="float" office:value="1.40762588624228" calcext:value-type="float">
            <text:p>1.4076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0" table:formula="of:=[.B132]/[.C132]" office:value-type="float" office:value="15.8333333333333" calcext:value-type="float">
            <text:p>15.8</text:p>
          </table:table-cell>
          <table:table-cell table:style-name="Default" office:value-type="float" office:value="956.032206" calcext:value-type="float">
            <text:p>956.032206</text:p>
          </table:table-cell>
          <table:table-cell table:style-name="ce7" table:formula="of:=LOG([.E132])/LOG([.A132])" office:value-type="float" office:value="1.40769514458591" calcext:value-type="float">
            <text:p>1.4076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0" table:formula="of:=[.B133]/[.C133]" office:value-type="float" office:value="16" calcext:value-type="float">
            <text:p>16.0</text:p>
          </table:table-cell>
          <table:table-cell table:style-name="Default" office:value-type="float" office:value="966.761169" calcext:value-type="float">
            <text:p>966.761169</text:p>
          </table:table-cell>
          <table:table-cell table:style-name="ce7" table:formula="of:=LOG([.E133])/LOG([.A133])" office:value-type="float" office:value="1.40778831346113" calcext:value-type="float">
            <text:p>1.407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style-name="ce10" table:formula="of:=[.B134]/[.C134]" office:value-type="float" office:value="16.1666666666667" calcext:value-type="float">
            <text:p>16.2</text:p>
          </table:table-cell>
          <table:table-cell table:style-name="Default" office:value-type="float" office:value="977.547506" calcext:value-type="float">
            <text:p>977.547506</text:p>
          </table:table-cell>
          <table:table-cell table:style-name="ce7" table:formula="of:=LOG([.E134])/LOG([.A134])" office:value-type="float" office:value="1.40788453127694" calcext:value-type="float">
            <text:p>1.407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style-name="ce10" table:formula="of:=[.B135]/[.C135]" office:value-type="float" office:value="16.3333333333333" calcext:value-type="float">
            <text:p>16.3</text:p>
          </table:table-cell>
          <table:table-cell table:style-name="Default" office:value-type="float" office:value="988.43516" calcext:value-type="float">
            <text:p>988.43516</text:p>
          </table:table-cell>
          <table:table-cell table:style-name="ce7" table:formula="of:=LOG([.E135])/LOG([.A135])" office:value-type="float" office:value="1.40799277391505" calcext:value-type="float">
            <text:p>1.4079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style-name="ce10" table:formula="of:=[.B136]/[.C136]" office:value-type="float" office:value="16.5" calcext:value-type="float">
            <text:p>16.5</text:p>
          </table:table-cell>
          <table:table-cell table:style-name="Default" office:value-type="float" office:value="999.381917" calcext:value-type="float">
            <text:p>999.381917</text:p>
          </table:table-cell>
          <table:table-cell table:style-name="ce7" table:formula="of:=LOG([.E136])/LOG([.A136])" office:value-type="float" office:value="1.40810399353183" calcext:value-type="float">
            <text:p>1.408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10" table:formula="of:=[.B137]/[.C137]" office:value-type="float" office:value="16.6666666666667" calcext:value-type="float">
            <text:p>16.7</text:p>
          </table:table-cell>
          <table:table-cell table:style-name="Default" office:value-type="float" office:value="1010.251465" calcext:value-type="float">
            <text:p>1010.251465</text:p>
          </table:table-cell>
          <table:table-cell table:style-name="ce7" table:formula="of:=LOG([.E137])/LOG([.A137])" office:value-type="float" office:value="1.40819062502843" calcext:value-type="float">
            <text:p>1.4081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style-name="ce10" table:formula="of:=[.B138]/[.C138]" office:value-type="float" office:value="16.8333333333333" calcext:value-type="float">
            <text:p>16.8</text:p>
          </table:table-cell>
          <table:table-cell table:style-name="Default" office:value-type="float" office:value="1020.493876" calcext:value-type="float">
            <text:p>1020.493876</text:p>
          </table:table-cell>
          <table:table-cell table:style-name="ce7" table:formula="of:=LOG([.E138])/LOG([.A138])" office:value-type="float" office:value="1.40814407325896" calcext:value-type="float">
            <text:p>1.4081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style-name="ce10" table:formula="of:=[.B139]/[.C139]" office:value-type="float" office:value="17" calcext:value-type="float">
            <text:p>17.0</text:p>
          </table:table-cell>
          <table:table-cell table:style-name="Default" office:value-type="float" office:value="1031.458333" calcext:value-type="float">
            <text:p>1031.458333</text:p>
          </table:table-cell>
          <table:table-cell table:style-name="ce7" table:formula="of:=LOG([.E139])/LOG([.A139])" office:value-type="float" office:value="1.40823456239457" calcext:value-type="float">
            <text:p>1.4082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10" table:formula="of:=[.B140]/[.C140]" office:value-type="float" office:value="17.1666666666667" calcext:value-type="float">
            <text:p>17.2</text:p>
          </table:table-cell>
          <table:table-cell table:style-name="Default" office:value-type="float" office:value="1042.608948" calcext:value-type="float">
            <text:p>1042.608948</text:p>
          </table:table-cell>
          <table:table-cell table:style-name="ce7" table:formula="of:=LOG([.E140])/LOG([.A140])" office:value-type="float" office:value="1.40835305827185" calcext:value-type="float">
            <text:p>1.4083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style-name="ce10" table:formula="of:=[.B141]/[.C141]" office:value-type="float" office:value="17.3333333333333" calcext:value-type="float">
            <text:p>17.3</text:p>
          </table:table-cell>
          <table:table-cell table:style-name="Default" office:value-type="float" office:value="1053.095093" calcext:value-type="float">
            <text:p>1053.095093</text:p>
          </table:table-cell>
          <table:table-cell table:style-name="ce7" table:formula="of:=LOG([.E141])/LOG([.A141])" office:value-type="float" office:value="1.40833516867949" calcext:value-type="float">
            <text:p>1.4083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style-name="ce10" table:formula="of:=[.B142]/[.C142]" office:value-type="float" office:value="17.5" calcext:value-type="float">
            <text:p>17.5</text:p>
          </table:table-cell>
          <table:table-cell table:style-name="Default" office:value-type="float" office:value="1064.1922" calcext:value-type="float">
            <text:p>1064.1922</text:p>
          </table:table-cell>
          <table:table-cell table:style-name="ce7" table:formula="of:=LOG([.E142])/LOG([.A142])" office:value-type="float" office:value="1.40842785810597" calcext:value-type="float">
            <text:p>1.4084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10" table:formula="of:=[.B143]/[.C143]" office:value-type="float" office:value="17.6666666666667" calcext:value-type="float">
            <text:p>17.7</text:p>
          </table:table-cell>
          <table:table-cell table:style-name="Default" office:value-type="float" office:value="1075.4953" calcext:value-type="float">
            <text:p>1075.4953</text:p>
          </table:table-cell>
          <table:table-cell table:style-name="ce7" table:formula="of:=LOG([.E143])/LOG([.A143])" office:value-type="float" office:value="1.40855128669816" calcext:value-type="float">
            <text:p>1.4085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style-name="ce10" table:formula="of:=[.B144]/[.C144]" office:value-type="float" office:value="17.8333333333333" calcext:value-type="float">
            <text:p>17.8</text:p>
          </table:table-cell>
          <table:table-cell table:style-name="Default" office:value-type="float" office:value="1086.230164" calcext:value-type="float">
            <text:p>1086.230164</text:p>
          </table:table-cell>
          <table:table-cell table:style-name="ce7" table:formula="of:=LOG([.E144])/LOG([.A144])" office:value-type="float" office:value="1.40856080256881" calcext:value-type="float">
            <text:p>1.4085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10" table:formula="of:=[.B145]/[.C145]" office:value-type="float" office:value="18" calcext:value-type="float">
            <text:p>18.0</text:p>
          </table:table-cell>
          <table:table-cell table:style-name="Default" office:value-type="float" office:value="1096.825155" calcext:value-type="float">
            <text:p>1096.825155</text:p>
          </table:table-cell>
          <table:table-cell table:style-name="ce7" table:formula="of:=LOG([.E145])/LOG([.A145])" office:value-type="float" office:value="1.40853884058056" calcext:value-type="float">
            <text:p>1.408539</text:p>
          </table:table-cell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style-name="ce10" table:formula="of:=[.B147]/[.C147]" office:value-type="float" office:value="18.2857142857143" calcext:value-type="float">
            <text:p>18.3</text:p>
          </table:table-cell>
          <table:table-cell office:value-type="float" office:value="1383.131732" calcext:value-type="float">
            <text:p>1383.131732</text:p>
          </table:table-cell>
          <table:table-cell table:style-name="ce7" table:formula="of:=LOG([.E147])/LOG([.A147])" office:value-type="float" office:value="1.40817550896453" calcext:value-type="float">
            <text:p>1.408176</text:p>
          </table:table-cell>
        </table:table-row>
        <table:table-row table:style-name="ro1" table:number-rows-repeated="5">
          <table:table-cell table:number-columns-repeated="3"/>
          <table:table-cell table:style-name="ce10"/>
          <table:table-cell/>
          <table:table-cell table:style-name="ce7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284">
          <table:table-cell table:number-columns-repeated="3"/>
          <table:table-cell table:style-name="ce10"/>
          <table:table-cell/>
          <table:table-cell table:style-name="ce7"/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3" table:default-cell-style-name="Default"/>
        <table:table-row table:style-name="ro1">
          <table:table-cell office:value-type="string" calcext:value-type="string">
            <text:p>DISCLAIMER: THIS DOES NOT APPLY (WELL) TO AMPED GEMS, I'M STILL STUDYING TH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Power of the best gem I can build with N gems)/(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above formula works with amped gems, too, if you apply to both the gem and the amps the same combine:</text:p>
          </table:table-cell>
        </table:table-row>
        <table:table-row table:style-name="ro1">
          <table:table-cell office:value-type="string" calcext:value-type="string">
            <text:p>NS= # of gems that formed the base gem and amps</text:p>
          </table:table-cell>
        </table:table-row>
        <table:table-row table:style-name="ro1">
          <table:table-cell office:value-type="string" calcext:value-type="string">
            <text:p>GS = ln(Increment of initial setup)/ln(NS) <text:s text:c="11"/>//ln(x) is the natural logarithm, but any logarithm base gives the same result here</text:p>
          </table:table-cell>
        </table:table-row>
        <table:table-row table:style-name="ro1">
          <table:table-cell office:value-type="string" calcext:value-type="string">
            <text:p>NC= # of gems that go in every combine</text:p>
          </table:table-cell>
        </table:table-row>
        <table:table-row table:style-name="ro1">
          <table:table-cell office:value-type="string" calcext:value-type="string">
            <text:p>GC = ln(Increment of the gem (only the gem) after the combine)/ln(NC) <text:s text:c="11"/>//ln(x) is the natural logarithm, but any logarithm base gives the same result here</text:p>
          </table:table-cell>
        </table:table-row>
        <table:table-row table:style-name="ro1">
          <table:table-cell office:value-type="string" calcext:value-type="string">
            <text:p>And so after some math we have again: <text:s/>Total_I=NS^(GS-GC)*NT^GC</text:p>
          </table:table-cell>
        </table:table-row>
        <table:table-row table:style-name="ro1">
          <table:table-cell office:value-type="string" calcext:value-type="string">
            <text:p>So an amped managem is just a cleverer way to build a managem, rather than put all the gems in the managem (idem for killgem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ly the problem of using two different combines remains to be solv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19:35:11.96148815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4T19:40:13.016551705</dc:date>
    <dc:creator>Andrea Stacchiotti</dc:creator>
    <meta:editing-duration>PT8H45M3S</meta:editing-duration>
    <meta:editing-cycles>61</meta:editing-cycles>
    <meta:generator>LibreOffice/4.3.2.2.0$Linux_X86_64 LibreOffice_project/430m0$Build-2</meta:generator>
    <meta:document-statistic meta:table-count="8" meta:cell-count="706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499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03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76cm" svg:y="0.246cm" svg:width="27.651cm" svg:height="11.834cm">
          <chartooo:coordinate-region svg:x="2.415cm" svg:y="0.445cm" svg:width="25.532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8" chart:maximum="1.43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Killgem_comb.A2:Killgem_comb.A550 Killgem_comb.C1:Killgem_comb.C550" chart:data-source-has-labels="row" svg:x="0.563cm" svg:y="0.246cm" svg:width="27.064cm" svg:height="11.834cm">
          <chartooo:coordinate-region svg:x="2.216cm" svg:y="0.445cm" svg:width="25.04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0" chart:label-cell-address="Killgem_comb.C1:Killgem_comb.C1" chart:class="chart:scatter">
            <chart:domain table:cell-range-address="Killgem_comb.A2:Killgem_comb.A550"/>
            <chart:data-point chart:repeated="5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0</svg:desc>
                </draw:g>
              </table:table-cell>
              <table:table-cell office:value-type="float" office:value="NaN">
                <text:p>NaN</text:p>
                <draw:g>
                  <svg:desc>Killgem_comb.C2:Killgem_comb.C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34" chart:maximum="0.65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Managem_amps.A3:Managem_amps.A490 Managem_amps.F1:Managem_amps.F1 Managem_amps.F3:Managem_amps.F490 Managem_spec.C1:Managem_spec.C300" chart:data-source-has-labels="row" svg:x="0.468cm" svg:y="0.255cm" svg:width="22.474cm" svg:height="12.247cm">
          <chartooo:coordinate-region svg:x="2.122cm" svg:y="0.255cm" svg:width="20.449cm" svg:height="11.6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3:Managem_amps.F490" chart:label-cell-address="Managem_amps.F1:Managem_amps.F1" chart:class="chart:scatter">
            <chart:domain table:cell-range-address="Managem_amps.A3:Managem_amps.A490"/>
            <chart:data-point chart:repeated="488"/>
          </chart:series>
          <chart:series chart:attached-axis="primary-y" chart:style-name="ch8" chart:values-cell-range-address="Managem_spec.C2:Managem_spec.C300" chart:label-cell-address="Managem_spec.C1:Managem_spec.C1" chart:class="chart:scatter">
            <chart:domain table:cell-range-address="Managem_spec.A2:Managem_spec.A300"/>
            <chart:data-point chart:repeated="2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anagem_amps.A3:Managem_amps.A490</svg:desc>
                </draw:g>
              </table:table-cell>
              <table:table-cell office:value-type="float" office:value="NaN">
                <text:p>NaN</text:p>
                <draw:g>
                  <svg:desc>Managem_amps.F3:Managem_amps.F490</svg:desc>
                </draw:g>
              </table:table-cell>
              <table:table-cell office:value-type="float" office:value="1">
                <text:p>1</text:p>
                <draw:g>
                  <svg:desc>Managem_spec.A2:Managem_spec.A300</svg:desc>
                </draw:g>
              </table:table-cell>
              <table:table-cell office:value-type="float" office:value="NaN">
                <text:p>NaN</text:p>
                <draw:g>
                  <svg:desc>Managem_spec.C2:Managem_spec.C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129">
                <text:p>129</text:p>
              </table:table-cell>
              <table:table-cell office:value-type="float" office:value="0.546809368381164">
                <text:p>0.546809368381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130">
                <text:p>130</text:p>
              </table:table-cell>
              <table:table-cell office:value-type="float" office:value="0.547139104860405">
                <text:p>0.547139104860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131">
                <text:p>131</text:p>
              </table:table-cell>
              <table:table-cell office:value-type="float" office:value="0.54741639243333">
                <text:p>0.5474163924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132">
                <text:p>132</text:p>
              </table:table-cell>
              <table:table-cell office:value-type="float" office:value="0.547638890277126">
                <text:p>0.547638890277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133">
                <text:p>133</text:p>
              </table:table-cell>
              <table:table-cell office:value-type="float" office:value="0.547861534766428">
                <text:p>0.547861534766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134">
                <text:p>134</text:p>
              </table:table-cell>
              <table:table-cell office:value-type="float" office:value="0.548084266885904">
                <text:p>0.548084266885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135">
                <text:p>135</text:p>
              </table:table-cell>
              <table:table-cell office:value-type="float" office:value="0.548307085029755">
                <text:p>0.5483070850297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136">
                <text:p>136</text:p>
              </table:table-cell>
              <table:table-cell office:value-type="float" office:value="0.548518215817647">
                <text:p>0.548518215817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137">
                <text:p>137</text:p>
              </table:table-cell>
              <table:table-cell office:value-type="float" office:value="0.548741157671011">
                <text:p>0.548741157671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138">
                <text:p>138</text:p>
              </table:table-cell>
              <table:table-cell office:value-type="float" office:value="0.548940959356366">
                <text:p>0.548940959356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139">
                <text:p>139</text:p>
              </table:table-cell>
              <table:table-cell office:value-type="float" office:value="0.549164006121841">
                <text:p>0.5491640061218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140">
                <text:p>140</text:p>
              </table:table-cell>
              <table:table-cell office:value-type="float" office:value="0.549364145215209">
                <text:p>0.5493641452152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141">
                <text:p>141</text:p>
              </table:table-cell>
              <table:table-cell office:value-type="float" office:value="0.549587207359383">
                <text:p>0.549587207359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142">
                <text:p>142</text:p>
              </table:table-cell>
              <table:table-cell office:value-type="float" office:value="0.549792883671892">
                <text:p>0.549792883671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143">
                <text:p>143</text:p>
              </table:table-cell>
              <table:table-cell office:value-type="float" office:value="0.549991747096153">
                <text:p>0.549991747096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144">
                <text:p>144</text:p>
              </table:table-cell>
              <table:table-cell office:value-type="float" office:value="0.550142502795128">
                <text:p>0.550142502795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145">
                <text:p>145</text:p>
              </table:table-cell>
              <table:table-cell office:value-type="float" office:value="0.550287954356557">
                <text:p>0.5502879543565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146">
                <text:p>146</text:p>
              </table:table-cell>
              <table:table-cell office:value-type="float" office:value="0.550428251560993">
                <text:p>0.5504282515609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147">
                <text:p>147</text:p>
              </table:table-cell>
              <table:table-cell office:value-type="float" office:value="0.550572324019251">
                <text:p>0.5505723240192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148">
                <text:p>148</text:p>
              </table:table-cell>
              <table:table-cell office:value-type="float" office:value="0.55071711132172">
                <text:p>0.55071711132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149">
                <text:p>149</text:p>
              </table:table-cell>
              <table:table-cell office:value-type="float" office:value="0.550862568642712">
                <text:p>0.550862568642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150">
                <text:p>150</text:p>
              </table:table-cell>
              <table:table-cell office:value-type="float" office:value="0.551012413241877">
                <text:p>0.5510124132418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151">
                <text:p>151</text:p>
              </table:table-cell>
              <table:table-cell office:value-type="float" office:value="0.551163012496242">
                <text:p>0.551163012496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152">
                <text:p>152</text:p>
              </table:table-cell>
              <table:table-cell office:value-type="float" office:value="0.551317840747844">
                <text:p>0.551317840747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153">
                <text:p>153</text:p>
              </table:table-cell>
              <table:table-cell office:value-type="float" office:value="0.55147333441914">
                <text:p>0.55147333441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154">
                <text:p>154</text:p>
              </table:table-cell>
              <table:table-cell office:value-type="float" office:value="0.551632930506332">
                <text:p>0.551632930506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155">
                <text:p>155</text:p>
              </table:table-cell>
              <table:table-cell office:value-type="float" office:value="0.551778217853913">
                <text:p>0.551778217853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156">
                <text:p>156</text:p>
              </table:table-cell>
              <table:table-cell office:value-type="float" office:value="0.551934106000265">
                <text:p>0.551934106000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157">
                <text:p>157</text:p>
              </table:table-cell>
              <table:table-cell office:value-type="float" office:value="0.55208533690492">
                <text:p>0.552085336904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158">
                <text:p>158</text:p>
              </table:table-cell>
              <table:table-cell office:value-type="float" office:value="0.552240559935766">
                <text:p>0.552240559935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159">
                <text:p>159</text:p>
              </table:table-cell>
              <table:table-cell office:value-type="float" office:value="0.552396238334306">
                <text:p>0.5523962383343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160">
                <text:p>160</text:p>
              </table:table-cell>
              <table:table-cell office:value-type="float" office:value="0.552552682974434">
                <text:p>0.5525526829744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161">
                <text:p>161</text:p>
              </table:table-cell>
              <table:table-cell office:value-type="float" office:value="0.552710791436393">
                <text:p>0.5527107914363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162">
                <text:p>162</text:p>
              </table:table-cell>
              <table:table-cell office:value-type="float" office:value="0.55286515208833">
                <text:p>0.552865152088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163">
                <text:p>163</text:p>
              </table:table-cell>
              <table:table-cell office:value-type="float" office:value="0.553007875720466">
                <text:p>0.5530078757204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164">
                <text:p>164</text:p>
              </table:table-cell>
              <table:table-cell office:value-type="float" office:value="0.55315100770088">
                <text:p>0.55315100770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165">
                <text:p>165</text:p>
              </table:table-cell>
              <table:table-cell office:value-type="float" office:value="0.553294562222678">
                <text:p>0.5532945622226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166">
                <text:p>166</text:p>
              </table:table-cell>
              <table:table-cell office:value-type="float" office:value="0.553438449394528">
                <text:p>0.553438449394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167">
                <text:p>167</text:p>
              </table:table-cell>
              <table:table-cell office:value-type="float" office:value="0.553585902916033">
                <text:p>0.5535859029160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168">
                <text:p>168</text:p>
              </table:table-cell>
              <table:table-cell office:value-type="float" office:value="0.553724791492423">
                <text:p>0.5537247914924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169">
                <text:p>169</text:p>
              </table:table-cell>
              <table:table-cell office:value-type="float" office:value="0.553872887861851">
                <text:p>0.5538728878618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170">
                <text:p>170</text:p>
              </table:table-cell>
              <table:table-cell office:value-type="float" office:value="0.554003896985171">
                <text:p>0.554003896985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171">
                <text:p>171</text:p>
              </table:table-cell>
              <table:table-cell office:value-type="float" office:value="0.554145482256829">
                <text:p>0.5541454822568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172">
                <text:p>172</text:p>
              </table:table-cell>
              <table:table-cell office:value-type="float" office:value="0.554287377745391">
                <text:p>0.554287377745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173">
                <text:p>173</text:p>
              </table:table-cell>
              <table:table-cell office:value-type="float" office:value="0.554433088317584">
                <text:p>0.5544330883175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174">
                <text:p>174</text:p>
              </table:table-cell>
              <table:table-cell office:value-type="float" office:value="0.554569271181043">
                <text:p>0.5545692711810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175">
                <text:p>175</text:p>
              </table:table-cell>
              <table:table-cell office:value-type="float" office:value="0.554710367817891">
                <text:p>0.554710367817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176">
                <text:p>176</text:p>
              </table:table-cell>
              <table:table-cell office:value-type="float" office:value="0.554796222119877">
                <text:p>0.5547962221198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177">
                <text:p>177</text:p>
              </table:table-cell>
              <table:table-cell office:value-type="float" office:value="0.554875173719415">
                <text:p>0.5548751737194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178">
                <text:p>178</text:p>
              </table:table-cell>
              <table:table-cell office:value-type="float" office:value="0.554962571899445">
                <text:p>0.5549625718994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179">
                <text:p>179</text:p>
              </table:table-cell>
              <table:table-cell office:value-type="float" office:value="0.555043007948002">
                <text:p>0.555043007948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180">
                <text:p>180</text:p>
              </table:table-cell>
              <table:table-cell office:value-type="float" office:value="0.555124317716727">
                <text:p>0.5551243177167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181">
                <text:p>181</text:p>
              </table:table-cell>
              <table:table-cell office:value-type="float" office:value="0.555206339098376">
                <text:p>0.5552063390983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182">
                <text:p>182</text:p>
              </table:table-cell>
              <table:table-cell office:value-type="float" office:value="0.555289126721127">
                <text:p>0.555289126721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183">
                <text:p>183</text:p>
              </table:table-cell>
              <table:table-cell office:value-type="float" office:value="0.555380124936818">
                <text:p>0.5553801249368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184">
                <text:p>184</text:p>
              </table:table-cell>
              <table:table-cell office:value-type="float" office:value="0.555464191191595">
                <text:p>0.5554641911915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185">
                <text:p>185</text:p>
              </table:table-cell>
              <table:table-cell office:value-type="float" office:value="0.555549017635533">
                <text:p>0.5555490176355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186">
                <text:p>186</text:p>
              </table:table-cell>
              <table:table-cell office:value-type="float" office:value="0.555634479456539">
                <text:p>0.555634479456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187">
                <text:p>187</text:p>
              </table:table-cell>
              <table:table-cell office:value-type="float" office:value="0.555720945090325">
                <text:p>0.555720945090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188">
                <text:p>188</text:p>
              </table:table-cell>
              <table:table-cell office:value-type="float" office:value="0.555807955092263">
                <text:p>0.5558079550922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189">
                <text:p>189</text:p>
              </table:table-cell>
              <table:table-cell office:value-type="float" office:value="0.555895637985989">
                <text:p>0.5558956379859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190">
                <text:p>190</text:p>
              </table:table-cell>
              <table:table-cell office:value-type="float" office:value="0.555984800421988">
                <text:p>0.5559848004219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91">
                <text:p>191</text:p>
              </table:table-cell>
              <table:table-cell office:value-type="float" office:value="0.556078020571063">
                <text:p>0.556078020571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192">
                <text:p>192</text:p>
              </table:table-cell>
              <table:table-cell office:value-type="float" office:value="0.556173632393705">
                <text:p>0.556173632393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193">
                <text:p>193</text:p>
              </table:table-cell>
              <table:table-cell office:value-type="float" office:value="0.556270049824915">
                <text:p>0.556270049824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194">
                <text:p>194</text:p>
              </table:table-cell>
              <table:table-cell office:value-type="float" office:value="0.556366909576879">
                <text:p>0.556366909576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195">
                <text:p>195</text:p>
              </table:table-cell>
              <table:table-cell office:value-type="float" office:value="0.556453599346561">
                <text:p>0.5564535993465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196">
                <text:p>196</text:p>
              </table:table-cell>
              <table:table-cell office:value-type="float" office:value="0.556555665225419">
                <text:p>0.5565556652254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197">
                <text:p>197</text:p>
              </table:table-cell>
              <table:table-cell office:value-type="float" office:value="0.556646917714417">
                <text:p>0.5566469177144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198">
                <text:p>198</text:p>
              </table:table-cell>
              <table:table-cell office:value-type="float" office:value="0.55674240976732">
                <text:p>0.556742409767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199">
                <text:p>199</text:p>
              </table:table-cell>
              <table:table-cell office:value-type="float" office:value="0.556837192693862">
                <text:p>0.556837192693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200">
                <text:p>200</text:p>
              </table:table-cell>
              <table:table-cell office:value-type="float" office:value="0.556931810754733">
                <text:p>0.5569318107547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201">
                <text:p>201</text:p>
              </table:table-cell>
              <table:table-cell office:value-type="float" office:value="0.557026858101376">
                <text:p>0.5570268581013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202">
                <text:p>202</text:p>
              </table:table-cell>
              <table:table-cell office:value-type="float" office:value="0.557122282795481">
                <text:p>0.557122282795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203">
                <text:p>203</text:p>
              </table:table-cell>
              <table:table-cell office:value-type="float" office:value="0.557218102081261">
                <text:p>0.5572181020812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204">
                <text:p>204</text:p>
              </table:table-cell>
              <table:table-cell office:value-type="float" office:value="0.557300607848799">
                <text:p>0.5573006078487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205">
                <text:p>205</text:p>
              </table:table-cell>
              <table:table-cell office:value-type="float" office:value="0.557411920322679">
                <text:p>0.5574119203226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206">
                <text:p>206</text:p>
              </table:table-cell>
              <table:table-cell office:value-type="float" office:value="0.557572243270366">
                <text:p>0.5575722432703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207">
                <text:p>207</text:p>
              </table:table-cell>
              <table:table-cell office:value-type="float" office:value="0.557747659674583">
                <text:p>0.557747659674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208">
                <text:p>208</text:p>
              </table:table-cell>
              <table:table-cell office:value-type="float" office:value="0.557922739472177">
                <text:p>0.5579227394721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209">
                <text:p>209</text:p>
              </table:table-cell>
              <table:table-cell office:value-type="float" office:value="0.558085850949881">
                <text:p>0.558085850949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210">
                <text:p>210</text:p>
              </table:table-cell>
              <table:table-cell office:value-type="float" office:value="0.558198000290109">
                <text:p>0.558198000290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211">
                <text:p>211</text:p>
              </table:table-cell>
              <table:table-cell office:value-type="float" office:value="0.558311178852447">
                <text:p>0.558311178852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212">
                <text:p>212</text:p>
              </table:table-cell>
              <table:table-cell office:value-type="float" office:value="0.558425648886314">
                <text:p>0.558425648886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213">
                <text:p>213</text:p>
              </table:table-cell>
              <table:table-cell office:value-type="float" office:value="0.558541117451974">
                <text:p>0.558541117451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214">
                <text:p>214</text:p>
              </table:table-cell>
              <table:table-cell office:value-type="float" office:value="0.558657826512894">
                <text:p>0.5586578265128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215">
                <text:p>215</text:p>
              </table:table-cell>
              <table:table-cell office:value-type="float" office:value="0.558775495487567">
                <text:p>0.5587754954875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216">
                <text:p>216</text:p>
              </table:table-cell>
              <table:table-cell office:value-type="float" office:value="0.558894364917966">
                <text:p>0.5588943649179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217">
                <text:p>217</text:p>
              </table:table-cell>
              <table:table-cell office:value-type="float" office:value="0.559014175437678">
                <text:p>0.5590141754376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218">
                <text:p>218</text:p>
              </table:table-cell>
              <table:table-cell office:value-type="float" office:value="0.559135120198021">
                <text:p>0.559135120198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219">
                <text:p>219</text:p>
              </table:table-cell>
              <table:table-cell office:value-type="float" office:value="0.559256979249541">
                <text:p>0.5592569792495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220">
                <text:p>220</text:p>
              </table:table-cell>
              <table:table-cell office:value-type="float" office:value="0.559379917354952">
                <text:p>0.559379917354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221">
                <text:p>221</text:p>
              </table:table-cell>
              <table:table-cell office:value-type="float" office:value="0.559503753219425">
                <text:p>0.559503753219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222">
                <text:p>222</text:p>
              </table:table-cell>
              <table:table-cell office:value-type="float" office:value="0.55962762439652">
                <text:p>0.559627624396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223">
                <text:p>223</text:p>
              </table:table-cell>
              <table:table-cell office:value-type="float" office:value="0.559751462289237">
                <text:p>0.5597514622892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224">
                <text:p>224</text:p>
              </table:table-cell>
              <table:table-cell office:value-type="float" office:value="0.559868743339291">
                <text:p>0.559868743339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225">
                <text:p>225</text:p>
              </table:table-cell>
              <table:table-cell office:value-type="float" office:value="0.559999205356583">
                <text:p>0.5599992053565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226">
                <text:p>226</text:p>
              </table:table-cell>
              <table:table-cell office:value-type="float" office:value="0.560123064121268">
                <text:p>0.5601230641212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227">
                <text:p>227</text:p>
              </table:table-cell>
              <table:table-cell office:value-type="float" office:value="0.56024690471676">
                <text:p>0.56024690471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228">
                <text:p>228</text:p>
              </table:table-cell>
              <table:table-cell office:value-type="float" office:value="0.560371126591386">
                <text:p>0.5603711265913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229">
                <text:p>229</text:p>
              </table:table-cell>
              <table:table-cell office:value-type="float" office:value="0.560494564687213">
                <text:p>0.560494564687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230">
                <text:p>230</text:p>
              </table:table-cell>
              <table:table-cell office:value-type="float" office:value="0.560622324547404">
                <text:p>0.5606223245474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231">
                <text:p>231</text:p>
              </table:table-cell>
              <table:table-cell office:value-type="float" office:value="0.560747879607081">
                <text:p>0.5607478796070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232">
                <text:p>232</text:p>
              </table:table-cell>
              <table:table-cell office:value-type="float" office:value="0.560866976533262">
                <text:p>0.5608669765332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233">
                <text:p>233</text:p>
              </table:table-cell>
              <table:table-cell office:value-type="float" office:value="0.560982676000644">
                <text:p>0.5609826760006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234">
                <text:p>234</text:p>
              </table:table-cell>
              <table:table-cell office:value-type="float" office:value="0.561101795555837">
                <text:p>0.5611017955558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235">
                <text:p>235</text:p>
              </table:table-cell>
              <table:table-cell office:value-type="float" office:value="0.561220887175479">
                <text:p>0.5612208871754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236">
                <text:p>236</text:p>
              </table:table-cell>
              <table:table-cell office:value-type="float" office:value="0.561336606378305">
                <text:p>0.561336606378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237">
                <text:p>237</text:p>
              </table:table-cell>
              <table:table-cell office:value-type="float" office:value="0.561452340072464">
                <text:p>0.561452340072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238">
                <text:p>238</text:p>
              </table:table-cell>
              <table:table-cell office:value-type="float" office:value="0.561571424234901">
                <text:p>0.5615714242349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239">
                <text:p>239</text:p>
              </table:table-cell>
              <table:table-cell office:value-type="float" office:value="0.56168712713234">
                <text:p>0.561687127132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240">
                <text:p>240</text:p>
              </table:table-cell>
              <table:table-cell office:value-type="float" office:value="0.561802856697248">
                <text:p>0.561802856697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241">
                <text:p>241</text:p>
              </table:table-cell>
              <table:table-cell office:value-type="float" office:value="0.561921217509407">
                <text:p>0.561921217509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242">
                <text:p>242</text:p>
              </table:table-cell>
              <table:table-cell office:value-type="float" office:value="0.562038526903205">
                <text:p>0.562038526903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243">
                <text:p>243</text:p>
              </table:table-cell>
              <table:table-cell office:value-type="float" office:value="0.562152982914766">
                <text:p>0.562152982914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244">
                <text:p>244</text:p>
              </table:table-cell>
              <table:table-cell office:value-type="float" office:value="0.562264199447442">
                <text:p>0.5622641994474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245">
                <text:p>245</text:p>
              </table:table-cell>
              <table:table-cell office:value-type="float" office:value="0.56238140377174">
                <text:p>0.562381403771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246">
                <text:p>246</text:p>
              </table:table-cell>
              <table:table-cell office:value-type="float" office:value="0.562492605772746">
                <text:p>0.562492605772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247">
                <text:p>247</text:p>
              </table:table-cell>
              <table:table-cell office:value-type="float" office:value="0.562591878703144">
                <text:p>0.5625918787031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248">
                <text:p>248</text:p>
              </table:table-cell>
              <table:table-cell office:value-type="float" office:value="0.562696741427385">
                <text:p>0.5626967414273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249">
                <text:p>249</text:p>
              </table:table-cell>
              <table:table-cell office:value-type="float" office:value="0.562817095806718">
                <text:p>0.5628170958067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250">
                <text:p>250</text:p>
              </table:table-cell>
              <table:table-cell office:value-type="float" office:value="0.562934174177201">
                <text:p>0.562934174177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251">
                <text:p>251</text:p>
              </table:table-cell>
              <table:table-cell office:value-type="float" office:value="0.563001825157795">
                <text:p>0.5630018251577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252">
                <text:p>252</text:p>
              </table:table-cell>
              <table:table-cell office:value-type="float" office:value="0.563069755638636">
                <text:p>0.563069755638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253">
                <text:p>253</text:p>
              </table:table-cell>
              <table:table-cell office:value-type="float" office:value="0.563137951252269">
                <text:p>0.5631379512522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254">
                <text:p>254</text:p>
              </table:table-cell>
              <table:table-cell office:value-type="float" office:value="0.563206421810295">
                <text:p>0.5632064218102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255">
                <text:p>255</text:p>
              </table:table-cell>
              <table:table-cell office:value-type="float" office:value="0.563275137233973">
                <text:p>0.5632751372339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256">
                <text:p>256</text:p>
              </table:table-cell>
              <table:table-cell office:value-type="float" office:value="0.563344139266059">
                <text:p>0.5633441392660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70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02" chart:maximum="1.42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Killgem_amps.A3:Killgem_amps.A200 Killgem_amps.F1:Killgem_amps.F1 Killgem_amps.F3:Killgem_amps.F200 Killgem_spec.C1:Killgem_spec.C129" chart:data-source-has-labels="row" svg:x="0.468cm" svg:y="0.255cm" svg:width="22.474cm" svg:height="12.247cm">
          <chartooo:coordinate-region svg:x="2.121cm" svg:y="0.455cm" svg:width="20.821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3:Killgem_amps.F200" chart:label-cell-address="Killgem_amps.F1:Killgem_amps.F1" chart:class="chart:scatter">
            <chart:domain table:cell-range-address="Killgem_amps.A3:Killgem_amps.A200"/>
            <chart:data-point chart:repeated="198"/>
          </chart:series>
          <chart:series chart:attached-axis="primary-y" chart:style-name="ch8" chart:values-cell-range-address="Killgem_spec.C2:Killgem_spec.C129" chart:label-cell-address="Killgem_spec.C1:Killgem_spec.C1" chart:class="chart:scatter">
            <chart:domain table:cell-range-address="Killgem_spec.A2:Killgem_spec.A129"/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Killgem_amps.A3:Killgem_amps.A200</svg:desc>
                </draw:g>
              </table:table-cell>
              <table:table-cell office:value-type="float" office:value="NaN">
                <text:p>NaN</text:p>
                <draw:g>
                  <svg:desc>Killgem_amps.F3:Killgem_amps.F200</svg:desc>
                </draw:g>
              </table:table-cell>
              <table:table-cell office:value-type="float" office:value="1">
                <text:p>1</text:p>
                <draw:g>
                  <svg:desc>Killgem_spec.A2:Killgem_spec.A129</svg:desc>
                </draw:g>
              </table:table-cell>
              <table:table-cell office:value-type="float" office:value="NaN">
                <text:p>NaN</text:p>
                <draw:g>
                  <svg:desc>Killgem_spec.C2:Kill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65">
                <text:p>65</text:p>
              </table:table-cell>
              <table:table-cell office:value-type="float" office:value="1.28768521598875">
                <text:p>1.28768521598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66">
                <text:p>66</text:p>
              </table:table-cell>
              <table:table-cell office:value-type="float" office:value="1.2883509806847">
                <text:p>1.2883509806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67">
                <text:p>67</text:p>
              </table:table-cell>
              <table:table-cell office:value-type="float" office:value="1.28931778480849">
                <text:p>1.28931778480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68">
                <text:p>68</text:p>
              </table:table-cell>
              <table:table-cell office:value-type="float" office:value="1.29001518305868">
                <text:p>1.2900151830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69">
                <text:p>69</text:p>
              </table:table-cell>
              <table:table-cell office:value-type="float" office:value="1.29093074663399">
                <text:p>1.29093074663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70">
                <text:p>70</text:p>
              </table:table-cell>
              <table:table-cell office:value-type="float" office:value="1.2914145450064">
                <text:p>1.291414545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71">
                <text:p>71</text:p>
              </table:table-cell>
              <table:table-cell office:value-type="float" office:value="1.29191691252296">
                <text:p>1.29191691252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72">
                <text:p>72</text:p>
              </table:table-cell>
              <table:table-cell office:value-type="float" office:value="1.29272494132931">
                <text:p>1.29272494132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.40749197239029">
                <text:p>1.4074919723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.40752948147459">
                <text:p>1.4075294814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.40755082083848">
                <text:p>1.4075508208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.40762588624228">
                <text:p>1.4076258862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.40769514458591">
                <text:p>1.4076951445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.40778831346113">
                <text:p>1.4077883134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.40788453127694">
                <text:p>1.4078845312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.40799277391505">
                <text:p>1.4079927739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.40810399353183">
                <text:p>1.4081039935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.40819062502843">
                <text:p>1.4081906250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.40814407325896">
                <text:p>1.4081440732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.40823456239457">
                <text:p>1.4082345623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.40835305827185">
                <text:p>1.4083530582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.40833516867949">
                <text:p>1.4083351686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.40842785810597">
                <text:p>1.4084278581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.40855128669816">
                <text:p>1.4085512866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.40856080256881">
                <text:p>1.4085608025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.40853884058056">
                <text:p>1.4085388405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">
                <text:p>170</text:p>
              </table:table-cell>
              <table:table-cell office:value-type="float" office:value="1.40817550896453">
                <text:p>1.4081755089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1" chart:maximum="0.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46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0.776cm" svg:y="0.337cm" svg:width="26.445cm" svg:height="11.867cm">
          <chartooo:coordinate-region svg:x="2.429cm" svg:y="0.536cm" svg:width="24.513cm" svg:height="11.0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72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" chart:maximum="1.3" chart:origin="0" chart:interval-major="0.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89cm" svg:height="12.677cm" xlink:href=".." xlink:type="simple" chart:class="chart:scatter" chart:style-name="ch1">
        <chart:plot-area chart:style-name="ch2" table:cell-range-address="Killgem_spec.A2:Killgem_spec.A100 Killgem_spec.C1:Killgem_spec.C100" chart:data-source-has-labels="row" svg:x="0.571cm" svg:y="0.253cm" svg:width="27.447cm" svg:height="12.171cm">
          <chartooo:coordinate-region svg:x="2.224cm" svg:y="0.452cm" svg:width="25.607cm" svg:height="11.32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.C2:Killgem_spec.C100" chart:label-cell-address="Killgem_spec.C1:Killgem_spec.C1" chart:class="chart:scatter">
            <chart:domain table:cell-range-address="Killgem_spec.A2:Killgem_spec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100</svg:desc>
                </draw:g>
              </table:table-cell>
              <table:table-cell office:value-type="float" office:value="NaN">
                <text:p>NaN</text:p>
                <draw:g>
                  <svg:desc>Killgem_spec.C2:Killgem_spec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28768521598875">
                <text:p>1.28768521598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2883509806847">
                <text:p>1.2883509806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28931778480849">
                <text:p>1.28931778480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29001518305868">
                <text:p>1.2900151830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29093074663399">
                <text:p>1.29093074663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2914145450064">
                <text:p>1.291414545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29191691252296">
                <text:p>1.29191691252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29272494132931">
                <text:p>1.29272494132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0" chart:maximum="472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7" chart:maximum="0.637" chart:origin="0" chart:interval-major="0.00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 2 1" chart:style-name="ch1">
        <chart:plot-area chart:style-name="ch2" table:cell-range-address="Managem_amps.A2:Managem_amps.A480 Managem_amps.F1:Managem_amps.F480 Managem_amps.D1:Managem_amps.D480" chart:data-source-has-labels="row" svg:x="0.468cm" svg:y="0.255cm" svg:width="22.474cm" svg:height="12.247cm">
          <chartooo:coordinate-region svg:x="2.121cm" svg:y="0.454cm" svg:width="19.908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80" chart:label-cell-address="Managem_amps.F1:Managem_amps.F1" chart:class="chart:scatter">
            <chart:domain table:cell-range-address="Managem_amps.A2:Managem_amps.A480"/>
            <chart:data-point chart:repeated="479"/>
          </chart:series>
          <chart:series chart:attached-axis="secondary-y" chart:style-name="ch8" chart:values-cell-range-address="Managem_amps.D2:Managem_amps.D480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3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80</svg:desc>
                </draw:g>
              </table:table-cell>
              <table:table-cell office:value-type="float" office:value="NaN">
                <text:p>NaN</text:p>
                <draw:g>
                  <svg:desc>Managem_amps.F2:Managem_amps.F480</svg:desc>
                </draw:g>
              </table:table-cell>
              <table:table-cell office:value-type="float" office:value="NaN">
                <text:p>NaN</text:p>
                <draw:g>
                  <svg:desc>Managem_amps.D2:Managem_amps.D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8.63333333333333">
                <text:p>8.63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8.45161290322581">
                <text:p>8.451612903225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8.96666666666667">
                <text:p>8.9666666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8.51612903225806">
                <text:p>8.516129032258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8.54838709677419">
                <text:p>8.548387096774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8.58064516129032">
                <text:p>8.58064516129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8.61290322580645">
                <text:p>8.612903225806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8.64516129032258">
                <text:p>8.645161290322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8.67741935483871">
                <text:p>8.677419354838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8.70967741935484">
                <text:p>8.70967741935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8.74193548387097">
                <text:p>8.741935483870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8.3125">
                <text:p>8.3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8.34375">
                <text:p>8.3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8.40625">
                <text:p>8.406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8.46875">
                <text:p>8.4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8.53125">
                <text:p>8.53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8.15151515151515">
                <text:p>8.151515151515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8.21212121212121">
                <text:p>8.212121212121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8.24242424242424">
                <text:p>8.242424242424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8.27272727272727">
                <text:p>8.272727272727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8.3030303030303">
                <text:p>8.30303030303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7.2112676056338">
                <text:p>7.21126760563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8" chart:maximum="144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7" chart:maximum="1.41" chart:origin="0" chart:interval-major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936cm" xlink:href=".." xlink:type="simple" chart:class="chart:scatter" chart:column-mapping="0 2 1" chart:style-name="ch1">
        <chart:plot-area chart:style-name="ch2" table:cell-range-address="Killgem_amps.A2:Killgem_amps.A200 Killgem_amps.F1:Killgem_amps.F200 Killgem_amps.D1:Killgem_amps.D200" chart:data-source-has-labels="row" svg:x="0.554cm" svg:y="0.207cm" svg:width="22.615cm" svg:height="12.395cm">
          <chartooo:coordinate-region svg:x="2.207cm" svg:y="0.406cm" svg:width="20.049cm" svg:height="11.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200" chart:label-cell-address="Killgem_amps.F1:Killgem_amps.F1" chart:class="chart:scatter">
            <chart:domain table:cell-range-address="Killgem_amps.A2:Killgem_amps.A200"/>
            <chart:data-point chart:repeated="199"/>
          </chart:series>
          <chart:series chart:attached-axis="secondary-y" chart:style-name="ch8" chart:values-cell-range-address="Killgem_amps.D2:Killgem_amps.D200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1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200</svg:desc>
                </draw:g>
              </table:table-cell>
              <table:table-cell office:value-type="float" office:value="NaN">
                <text:p>NaN</text:p>
                <draw:g>
                  <svg:desc>Killgem_amps.F2:Killgem_amps.F200</svg:desc>
                </draw:g>
              </table:table-cell>
              <table:table-cell office:value-type="float" office:value="NaN">
                <text:p>NaN</text:p>
                <draw:g>
                  <svg:desc>Killgem_amps.D2:Killgem_amps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0749197239029">
                <text:p>1.4074919723902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0752948147459">
                <text:p>1.4075294814745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0755082083848">
                <text:p>1.4075508208384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0762588624228">
                <text:p>1.40762588624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0769514458591">
                <text:p>1.40769514458591</text:p>
              </table:table-cell>
              <table:table-cell office:value-type="float" office:value="15.8333333333333">
                <text:p>15.8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0778831346113">
                <text:p>1.40778831346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0788453127694">
                <text:p>1.4078845312769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0799277391505">
                <text:p>1.40799277391505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0810399353183">
                <text:p>1.4081039935318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0819062502843">
                <text:p>1.4081906250284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0814407325896">
                <text:p>1.40814407325896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0823456239457">
                <text:p>1.408234562394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0835305827185">
                <text:p>1.40835305827185</text:p>
              </table:table-cell>
              <table:table-cell office:value-type="float" office:value="17.1666666666667">
                <text:p>17.1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0833516867949">
                <text:p>1.40833516867949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0842785810597">
                <text:p>1.4084278581059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0855128669816">
                <text:p>1.40855128669816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0856080256881">
                <text:p>1.40856080256881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0853884058056">
                <text:p>1.408538840580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1.40817550896453">
                <text:p>1.40817550896453</text:p>
              </table:table-cell>
              <table:table-cell office:value-type="float" office:value="18.2857142857143">
                <text:p>18.2857142857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18" chart:maximum="0.638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39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58cm" svg:y="0.246cm" svg:width="26.823cm" svg:height="11.814cm">
          <chartooo:coordinate-region svg:x="2.211cm" svg:y="0.446cm" svg:width="24.89cm" svg:height="10.9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9" chart:maximum="1.435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11cm" svg:height="13.255cm" xlink:href=".." xlink:type="simple" chart:class="chart:scatter" chart:style-name="ch1">
        <chart:plot-area chart:style-name="ch2" table:cell-range-address="Killgem_comb.A2:Killgem_comb.A557 Killgem_comb.C1:Killgem_comb.C557" chart:data-source-has-labels="row" svg:x="0.618cm" svg:y="0.212cm" svg:width="27.408cm" svg:height="12.725cm">
          <chartooo:coordinate-region svg:x="2.271cm" svg:y="0.411cm" svg:width="25.475cm" svg:height="11.87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7" chart:label-cell-address="Killgem_comb.C1:Killgem_comb.C1" chart:class="chart:scatter">
            <chart:domain table:cell-range-address="Killgem_comb.A2:Killgem_comb.A557"/>
            <chart:data-point chart:repeated="5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7</svg:desc>
                </draw:g>
              </table:table-cell>
              <table:table-cell office:value-type="float" office:value="NaN">
                <text:p>NaN</text:p>
                <draw:g>
                  <svg:desc>Killgem_comb.C2:Killgem_comb.C5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>
        <chart:symbol-image xlink:href="Pictures/2000000A000000FD000000FDE400028F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2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5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915cm" svg:height="12.326cm" xlink:href=".." xlink:type="simple" chart:class="chart:scatter" chart:style-name="ch1">
        <chart:plot-area chart:style-name="ch2" table:cell-range-address="Orange_combine.A2:Orange_combine.A270 Orange_combine.C1:Orange_combine.C270" chart:data-source-has-labels="row" svg:x="0.577cm" svg:y="0.245cm" svg:width="27.973cm" svg:height="11.833cm">
          <chartooo:coordinate-region svg:x="2.416cm" svg:y="0.444cm" svg:width="25.577cm" svg:height="10.98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70" chart:label-cell-address="Orange_combine.C1:Orange_combine.C1" chart:class="chart:scatter">
            <chart:domain table:cell-range-address="Orange_combine.A2:Orange_combine.A270"/>
            <chart:data-point chart:repeated="2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70</svg:desc>
                </draw:g>
              </table:table-cell>
              <table:table-cell office:value-type="float" office:value="NaN">
                <text:p>NaN</text:p>
                <draw:g>
                  <svg:desc>Orange_combine.C2:Orange_combine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498819970772128">
                <text:p>0.498819970772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499986379414185">
                <text:p>0.499986379414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500827150836381">
                <text:p>0.500827150836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501447831716138">
                <text:p>0.501447831716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50205087501959">
                <text:p>0.5020508750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84">
                <text:p>16384</text:p>
              </table:table-cell>
              <table:table-cell office:value-type="float" office:value="0.502490205309986">
                <text:p>0.5024902053099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768">
                <text:p>32768</text:p>
              </table:table-cell>
              <table:table-cell office:value-type="float" office:value="0.502947998155563">
                <text:p>0.502947998155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36">
                <text:p>65536</text:p>
              </table:table-cell>
              <table:table-cell office:value-type="float" office:value="0.503366506301926">
                <text:p>0.50336650630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1072">
                <text:p>131072</text:p>
              </table:table-cell>
              <table:table-cell office:value-type="float" office:value="0.503614384156652">
                <text:p>0.5036143841566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2144">
                <text:p>262144</text:p>
              </table:table-cell>
              <table:table-cell office:value-type="float" office:value="0.503906212587347">
                <text:p>0.5039062125873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8192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03" chart:maximum="0.64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3cm" svg:height="12.326cm" xlink:href=".." xlink:type="simple" chart:class="chart:scatter" chart:style-name="ch1">
        <chart:plot-area chart:style-name="ch2" table:cell-range-address="Managem_comb.A2:Managem_comb.A264 Managem_comb.C1:Managem_comb.C264" chart:data-source-has-labels="row" svg:x="0.571cm" svg:y="0.246cm" svg:width="27.421cm" svg:height="11.834cm">
          <chartooo:coordinate-region svg:x="2.224cm" svg:y="0.446cm" svg:width="25.397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64" chart:label-cell-address="Managem_comb.C1:Managem_comb.C1" chart:class="chart:scatter">
            <chart:domain table:cell-range-address="Managem_comb.A2:Managem_comb.A264"/>
            <chart:data-point chart:repeated="2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64</svg:desc>
                </draw:g>
              </table:table-cell>
              <table:table-cell office:value-type="float" office:value="NaN">
                <text:p>NaN</text:p>
                <draw:g>
                  <svg:desc>Managem_comb.C2:Managem_comb.C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638573207257624">
                <text:p>0.638573207257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640139999306987">
                <text:p>0.640139999306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64122706511191">
                <text:p>0.64122706511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64218822117074">
                <text:p>0.642188221170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643024208460523">
                <text:p>0.643024208460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